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2.117cm" fo:margin-bottom="0cm" loext:contextual-spacing="false" style:line-height-at-least="1.72cm" fo:text-indent="0cm" style:auto-text-indent="false" fo:padding="0cm" fo:border="none"/>
      <style:text-properties fo:color="#282c34" fo:font-size="45pt" fo:font-weight="bold"/>
    </style:style>
    <style:style style:name="P2" style:family="paragraph" style:parent-style-name="Heading_20_2">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000000" style:font-name="apple-system" fo:font-size="26.25pt" fo:letter-spacing="normal" fo:font-style="normal" fo:font-weight="normal" loext:padding="0cm" loext:border="none"/>
    </style:style>
    <style:style style:name="P3" style:family="paragraph" style:parent-style-name="Heading_20_3">
      <style:paragraph-properties fo:margin-left="0cm" fo:margin-right="0cm" fo:margin-top="0cm" fo:margin-bottom="0cm" loext:contextual-spacing="false" fo:line-height="130%" fo:orphans="2" fo:widows="2" fo:text-indent="0cm" style:auto-text-indent="false" fo:padding="0cm" fo:border="none"/>
    </style:style>
    <style:style style:name="P4" style:family="paragraph" style:parent-style-name="Heading_20_4">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6b6b6b" style:font-name="apple-system" fo:font-size="15pt" fo:letter-spacing="normal" fo:font-style="normal" fo:font-weight="normal" loext:padding="0cm" loext:border="none"/>
    </style:style>
    <style:style style:name="P5" style:family="paragraph" style:parent-style-name="Preformatted_20_Text">
      <style:paragraph-properties fo:margin-left="0cm" fo:margin-right="0cm" fo:margin-top="0cm" fo:margin-bottom="0cm" loext:contextual-spacing="false" style:line-height-at-least="0.529cm"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70%" fo:orphans="2" fo:widows="2" fo:text-indent="0cm" style:auto-text-indent="false" fo:padding="0cm" fo:border="none"/>
    </style:style>
    <style:style style:name="P7" style:family="paragraph" style:parent-style-name="Text_20_body">
      <style:paragraph-properties fo:margin-left="0cm" fo:margin-right="0cm" fo:margin-top="0.794cm" fo:margin-bottom="0cm" loext:contextual-spacing="false" fo:line-height="170%" fo:orphans="2" fo:widows="2" fo:text-indent="0cm" style:auto-text-indent="false" fo:padding="0cm" fo:border="none"/>
      <style:text-properties fo:font-variant="normal" fo:text-transform="none" fo:color="#000000" style:font-name="apple-system" fo:font-size="12.75pt" fo:letter-spacing="normal" fo:font-style="normal" fo:font-weight="normal" loext:padding="0cm" loext:border="none"/>
    </style:style>
    <style:style style:name="P8" style:family="paragraph" style:parent-style-name="Text_20_body">
      <style:paragraph-properties fo:margin-left="0cm" fo:margin-right="0cm" fo:margin-top="0.529cm" fo:margin-bottom="0cm" loext:contextual-spacing="false" fo:line-height="170%" fo:orphans="2" fo:widows="2" fo:text-indent="0cm" style:auto-text-indent="false" fo:padding="0cm" fo:border="none"/>
      <style:text-properties fo:font-variant="normal" fo:text-transform="none" fo:color="#000000" style:font-name="apple-system" fo:font-size="12.75pt" fo:letter-spacing="normal" fo:font-style="normal" fo:font-weight="normal" loext:padding="0cm" loext:border="none"/>
    </style:style>
    <style:style style:name="P9" style:family="paragraph" style:parent-style-name="Preformatted_20_Text">
      <style:paragraph-properties fo:margin-left="1cm" fo:margin-right="0.206cm" fo:margin-top="0cm" fo:margin-bottom="0cm" loext:contextual-spacing="false" style:line-height-at-least="0.529cm" fo:orphans="2" fo:widows="2" fo:text-indent="0cm" style:auto-text-indent="false" fo:padding="0cm" fo:border="none"/>
    </style:style>
    <style:style style:name="P10" style:family="paragraph" style:parent-style-name="Preformatted_20_Text">
      <style:paragraph-properties fo:margin-top="0cm" fo:margin-bottom="0cm" loext:contextual-spacing="false" style:line-height-at-least="0.529cm" fo:orphans="2" fo:widows="2" fo:padding="0cm" fo:border="none"/>
    </style:style>
    <style:style style:name="P11" style:family="paragraph" style:parent-style-name="Quotations">
      <style:paragraph-properties fo:margin-left="1cm" fo:margin-right="1cm" fo:margin-top="0cm" fo:margin-bottom="0cm" loext:contextual-spacing="false" fo:line-height="170%" fo:orphans="2" fo:widows="2" fo:text-indent="0cm" style:auto-text-indent="false" fo:padding="0cm" fo:border="none"/>
    </style:style>
    <style:style style:name="P12" style:family="paragraph" style:parent-style-name="Quotations">
      <style:paragraph-properties fo:margin-left="1cm" fo:margin-right="1cm" fo:margin-top="0cm" fo:margin-bottom="0cm" loext:contextual-spacing="false" fo:line-height="170%" fo:orphans="2" fo:widows="2" fo:text-indent="0cm" style:auto-text-indent="false" fo:padding="0cm" fo:border="none"/>
      <style:text-properties fo:font-variant="normal" fo:text-transform="none" fo:color="#000000" style:font-name="apple-system" fo:font-size="12.75pt" fo:letter-spacing="normal" fo:font-style="normal" fo:font-weight="bold" loext:padding="0cm" loext:border="none"/>
    </style:style>
    <style:style style:name="P13" style:family="paragraph" style:parent-style-name="Quotations">
      <style:paragraph-properties fo:margin-left="1cm" fo:margin-right="1cm" fo:margin-top="0cm" fo:margin-bottom="0cm" loext:contextual-spacing="false" fo:line-height="170%" fo:orphans="2" fo:widows="2" fo:text-indent="0cm" style:auto-text-indent="false" fo:padding="0cm" fo:border="none"/>
      <style:text-properties fo:font-variant="normal" fo:text-transform="none" fo:color="#000000" style:font-name="apple-system" fo:font-size="12.75pt" fo:letter-spacing="normal" fo:font-style="normal" fo:font-weight="normal" loext:padding="0cm" loext:border="none"/>
    </style:style>
    <style:style style:name="P14" style:family="paragraph" style:parent-style-name="Quotations">
      <style:paragraph-properties fo:margin-left="1cm" fo:margin-right="1cm" fo:margin-top="0.397cm" fo:margin-bottom="0cm" loext:contextual-spacing="false" fo:line-height="170%" fo:orphans="2" fo:widows="2" fo:text-indent="0cm" style:auto-text-indent="false" fo:padding="0cm" fo:border="none"/>
      <style:text-properties fo:font-variant="normal" fo:text-transform="none" fo:color="#000000" style:font-name="apple-system" fo:font-size="12.75pt" fo:letter-spacing="normal" fo:font-style="normal" fo:font-weight="normal" loext:padding="0cm" loext:border="none"/>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paragraph-properties style:line-height-at-least="0.503cm"/>
      <style:text-properties fo:color="#808080" style:font-name="Droid Sans Mono" fo:font-size="10.5pt" fo:font-weight="normal" fo:background-color="#1e1e1e"/>
    </style:style>
    <style:style style:name="P17" style:family="paragraph" style:parent-style-name="Standard">
      <style:paragraph-properties style:line-height-at-least="0.503cm"/>
      <style:text-properties fo:color="#9cdcfe" style:font-name="Droid Sans Mono" fo:font-size="10.5pt" fo:font-weight="normal" fo:background-color="#1e1e1e"/>
    </style:style>
    <style:style style:name="P18" style:family="paragraph" style:parent-style-name="Standard">
      <style:paragraph-properties style:line-height-at-least="0.503cm"/>
    </style:style>
    <style:style style:name="P19" style:family="paragraph" style:parent-style-name="Standard">
      <style:paragraph-properties fo:margin-top="0cm" fo:margin-bottom="0.499cm" loext:contextual-spacing="false" style:line-height-at-least="0.503cm"/>
    </style:style>
    <style:style style:name="P20" style:family="paragraph" style:parent-style-name="Standard">
      <style:paragraph-properties fo:margin-left="0cm" fo:margin-right="0cm" fo:margin-top="2.117cm" fo:margin-bottom="0cm" loext:contextual-spacing="false" style:line-height-at-least="1.72cm" fo:text-indent="0cm" style:auto-text-indent="false" fo:padding="0cm" fo:border="none"/>
      <style:text-properties fo:color="#d4d4d4" style:font-name="Droid Sans Mono" fo:font-size="14pt" fo:font-weight="normal" officeooo:paragraph-rsid="001dfa5b" fo:background-color="#1e1e1e"/>
    </style:style>
    <style:style style:name="P21" style:family="paragraph" style:parent-style-name="Text_20_body" style:list-style-name="L1">
      <style:paragraph-properties fo:margin-left="0cm" fo:margin-right="0cm" fo:margin-top="0cm" fo:margin-bottom="0cm" loext:contextual-spacing="false" fo:line-height="120%" fo:orphans="2" fo:widows="2" fo:text-indent="0cm" style:auto-text-indent="false" fo:padding="0cm" fo:border="none"/>
    </style:style>
    <style:style style:name="P22" style:family="paragraph" style:parent-style-name="Text_20_body" style:list-style-name="L1">
      <style:paragraph-properties fo:margin-left="0cm" fo:margin-right="0cm" fo:margin-top="0cm" fo:margin-bottom="0cm" loext:contextual-spacing="false" style:line-height-at-least="0.661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cm" loext:contextual-spacing="false" style:line-height-at-least="0.661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cm" loext:contextual-spacing="false" style:line-height-at-least="0.661cm" fo:orphans="2" fo:widows="2" fo:text-indent="0cm" style:auto-text-indent="false" fo:padding="0cm" fo:border="none"/>
    </style:style>
    <style:style style:name="T1" style:family="text">
      <style:text-properties fo:font-variant="normal" fo:text-transform="none" fo:color="#6b6b6b" style:font-name="apple-system" fo:font-size="18pt" fo:letter-spacing="normal" fo:font-style="normal" fo:font-weight="normal" loext:padding="0cm" loext:border="none"/>
    </style:style>
    <style:style style:name="T2" style:family="text">
      <style:text-properties fo:font-variant="normal" fo:text-transform="none" fo:color="#000000" style:font-name="apple-system" fo:font-size="12.75pt" fo:letter-spacing="normal" fo:font-style="normal" fo:font-weight="normal" loext:padding="0cm" loext:border="none"/>
    </style:style>
    <style:style style:name="T3" style:family="text">
      <style:text-properties fo:font-variant="normal" fo:text-transform="none" fo:color="#000000" style:font-name="apple-system" fo:font-size="12.75pt" fo:letter-spacing="normal" fo:font-style="normal" fo:font-weight="bold" loext:padding="0cm" loext:border="none"/>
    </style:style>
    <style:style style:name="T4" style:family="text">
      <style:text-properties fo:font-variant="normal" fo:text-transform="none" fo:color="#000000" style:font-name="source-code-pro" fo:font-size="18.75pt" fo:letter-spacing="normal" fo:font-style="normal" fo:font-weight="normal" loext:padding="0cm" loext:border="none"/>
    </style:style>
    <style:style style:name="T5" style:family="text">
      <style:text-properties fo:font-variant="normal" fo:text-transform="none" fo:color="#000000" style:font-name="source-code-pro" fo:font-size="12.75pt" fo:letter-spacing="normal" fo:font-style="normal" fo:font-weight="bold" loext:padding="0cm" loext:border="none"/>
    </style:style>
    <style:style style:name="T6" style:family="text">
      <style:text-properties fo:font-variant="normal" fo:text-transform="none" fo:color="#1a1a1a" style:text-line-through-style="none" style:text-line-through-type="none" style:font-name="apple-system" fo:font-size="12.7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7" style:family="text">
      <style:text-properties fo:font-variant="normal" fo:text-transform="none" fo:color="#1a1a1a" style:text-line-through-style="none" style:text-line-through-type="none" style:font-name="apple-system"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8" style:family="text">
      <style:text-properties fo:font-variant="normal" fo:text-transform="none" fo:color="#1a1a1a" style:text-line-through-style="none" style:text-line-through-type="none" style:font-name="source-code-pro" fo:font-size="12pt" fo:letter-spacing="normal" fo:font-style="normal" style:text-underline-style="none" fo:font-weight="normal" style:text-blinking="false" loext:padding="0cm" loext:border="none"/>
    </style:style>
    <style:style style:name="T9" style:family="text">
      <style:text-properties fo:font-variant="normal" fo:text-transform="none" fo:color="#1a1a1a" style:text-line-through-style="none" style:text-line-through-type="none" style:font-name="source-code-pro" fo:font-size="12.75pt" fo:letter-spacing="normal" fo:font-style="normal" style:text-underline-style="none" fo:font-weight="bold" style:text-blinking="false" loext:padding="0cm" loext:border="none"/>
    </style:style>
    <style:style style:name="T10" style:family="text">
      <style:text-properties fo:font-variant="normal" fo:text-transform="none" fo:color="#1a1a1a" style:text-line-through-style="none" style:text-line-through-type="none" style:font-name="source-code-pro" fo:font-size="12.75pt" fo:letter-spacing="normal" fo:font-style="normal" style:text-underline-style="none" fo:font-weight="normal" style:text-blinking="false" loext:padding="0cm" loext:border="none"/>
    </style:style>
    <style:style style:name="T11" style:family="text">
      <style:text-properties fo:font-variant="normal" fo:text-transform="none" fo:color="#1a1a1a" style:font-name="source-code-pro" fo:font-size="12.75pt" fo:letter-spacing="normal" fo:font-style="normal" fo:font-weight="normal" loext:padding="0cm" loext:border="none"/>
    </style:style>
    <style:style style:name="T12" style:family="text">
      <style:text-properties fo:font-variant="normal" fo:text-transform="none" fo:color="#1a1a1a" style:font-name="source-code-pro" fo:font-size="12pt" fo:letter-spacing="normal" fo:font-style="normal" fo:font-weight="normal" loext:padding="0cm" loext:border="none"/>
    </style:style>
    <style:style style:name="T13" style:family="text">
      <style:text-properties fo:font-variant="normal" fo:text-transform="none" fo:color="#1a1a1a" style:font-name="apple-system" fo:font-size="12pt" fo:letter-spacing="normal" fo:font-style="normal" fo:font-weight="bold" loext:padding="0cm" loext:border="none"/>
    </style:style>
    <style:style style:name="T14" style:family="text">
      <style:text-properties fo:font-variant="normal" fo:text-transform="none" fo:color="#1a1a1a" style:font-name="apple-system" fo:font-size="12pt" fo:letter-spacing="normal" fo:font-style="normal" fo:font-weight="normal" loext:padding="0cm" loext:border="none"/>
    </style:style>
    <style:style style:name="T15" style:family="text">
      <style:text-properties fo:font-variant="normal" fo:text-transform="none" fo:color="#c5a5c5" style:font-name="source-code-pro" fo:font-size="10.5pt" fo:letter-spacing="normal" fo:font-style="normal" fo:font-weight="normal" fo:background-color="#282c34" loext:char-shading-value="0" loext:padding="0cm" loext:border="none"/>
    </style:style>
    <style:style style:name="T16" style:family="text">
      <style:text-properties fo:font-variant="normal" fo:text-transform="none" fo:color="#c5a5c5" style:font-name="source-code-pro" fo:font-size="10.5pt" fo:letter-spacing="normal" fo:font-style="normal" fo:font-weight="normal" fo:background-color="#353b45" loext:char-shading-value="0" loext:padding="0cm" loext:border="none"/>
    </style:style>
    <style:style style:name="T17" style:family="text">
      <style:text-properties fo:font-variant="normal" fo:text-transform="none" fo:color="#ffffff" style:font-name="source-code-pro" fo:font-size="10.5pt" fo:letter-spacing="normal" fo:font-style="normal" fo:font-weight="normal" fo:background-color="#282c34" loext:char-shading-value="0" loext:padding="0cm" loext:border="none"/>
    </style:style>
    <style:style style:name="T18" style:family="text">
      <style:text-properties fo:font-variant="normal" fo:text-transform="none" fo:color="#ffffff" style:font-name="source-code-pro" fo:font-size="10.5pt" fo:letter-spacing="normal" fo:font-style="normal" fo:font-weight="normal" fo:background-color="#353b45" loext:char-shading-value="0" loext:padding="0cm" loext:border="none"/>
    </style:style>
    <style:style style:name="T19" style:family="text">
      <style:text-properties fo:font-variant="normal" fo:text-transform="none" fo:color="#ffffff" fo:letter-spacing="normal" fo:background-color="#282c34" loext:char-shading-value="0" loext:padding="0cm" loext:border="none"/>
    </style:style>
    <style:style style:name="T20" style:family="text">
      <style:text-properties fo:font-variant="normal" fo:text-transform="none" fo:color="#ffffff" fo:letter-spacing="normal" fo:background-color="#353b45" loext:char-shading-value="0" loext:padding="0cm" loext:border="none"/>
    </style:style>
    <style:style style:name="T21" style:family="text">
      <style:text-properties fo:font-variant="normal" fo:text-transform="none" fo:color="#88c6be" style:font-name="source-code-pro" fo:font-size="10.5pt" fo:letter-spacing="normal" fo:font-style="normal" fo:font-weight="normal" fo:background-color="#282c34" loext:char-shading-value="0" loext:padding="0cm" loext:border="none"/>
    </style:style>
    <style:style style:name="T22" style:family="text">
      <style:text-properties fo:font-variant="normal" fo:text-transform="none" fo:color="#88c6be" style:font-name="source-code-pro" fo:font-size="10.5pt" fo:letter-spacing="normal" fo:font-style="normal" fo:font-weight="normal" fo:background-color="#353b45" loext:char-shading-value="0" loext:padding="0cm" loext:border="none"/>
    </style:style>
    <style:style style:name="T23" style:family="text">
      <style:text-properties fo:font-variant="normal" fo:text-transform="none" fo:color="#d7deea" style:font-name="source-code-pro" fo:font-size="10.5pt" fo:letter-spacing="normal" fo:font-style="normal" fo:font-weight="normal" fo:background-color="#282c34" loext:char-shading-value="0" loext:padding="0cm" loext:border="none"/>
    </style:style>
    <style:style style:name="T24" style:family="text">
      <style:text-properties fo:font-variant="normal" fo:text-transform="none" fo:color="#d7deea" style:font-name="source-code-pro" fo:font-size="10.5pt" fo:letter-spacing="normal" fo:font-style="normal" fo:font-weight="normal" fo:background-color="#353b45" loext:char-shading-value="0" loext:padding="0cm" loext:border="none"/>
    </style:style>
    <style:style style:name="T25" style:family="text">
      <style:text-properties fo:font-variant="normal" fo:text-transform="none" fo:color="#79b6f2" style:font-name="source-code-pro" fo:font-size="10.5pt" fo:letter-spacing="normal" fo:font-style="normal" fo:font-weight="normal" fo:background-color="#282c34" loext:char-shading-value="0" loext:padding="0cm" loext:border="none"/>
    </style:style>
    <style:style style:name="T26" style:family="text">
      <style:text-properties fo:font-variant="normal" fo:text-transform="none" fo:color="#79b6f2" style:font-name="source-code-pro" fo:font-size="10.5pt" fo:letter-spacing="normal" fo:font-style="normal" fo:font-weight="normal" fo:background-color="#353b45" loext:char-shading-value="0" loext:padding="0cm" loext:border="none"/>
    </style:style>
    <style:style style:name="T27" style:family="text">
      <style:text-properties fo:font-variant="normal" fo:text-transform="none" fo:color="#fc929e" style:font-name="source-code-pro" fo:font-size="10.5pt" fo:letter-spacing="normal" fo:font-style="normal" fo:font-weight="normal" fo:background-color="#282c34" loext:char-shading-value="0" loext:padding="0cm" loext:border="none"/>
    </style:style>
    <style:style style:name="T28" style:family="text">
      <style:text-properties fo:font-variant="normal" fo:text-transform="none" fo:color="#fc929e" style:font-name="source-code-pro" fo:font-size="10.5pt" fo:letter-spacing="normal" fo:font-style="normal" fo:font-weight="normal" fo:background-color="#353b45" loext:char-shading-value="0" loext:padding="0cm" loext:border="none"/>
    </style:style>
    <style:style style:name="T29" style:family="text">
      <style:text-properties fo:font-variant="normal" fo:text-transform="none" fo:color="#fc929e" fo:letter-spacing="normal" fo:background-color="#353b45" loext:char-shading-value="0" loext:padding="0cm" loext:border="none"/>
    </style:style>
    <style:style style:name="T30" style:family="text">
      <style:text-properties fo:font-variant="normal" fo:text-transform="none" fo:color="#5a9bcf" style:font-name="source-code-pro" fo:font-size="10.5pt" fo:letter-spacing="normal" fo:font-style="normal" fo:font-weight="normal" fo:background-color="#282c34" loext:char-shading-value="0" loext:padding="0cm" loext:border="none"/>
    </style:style>
    <style:style style:name="T31" style:family="text">
      <style:text-properties fo:font-variant="normal" fo:text-transform="none" fo:color="#5a9bcf" style:font-name="source-code-pro" fo:font-size="10.5pt" fo:letter-spacing="normal" fo:font-style="normal" fo:font-weight="normal" fo:background-color="#353b45" loext:char-shading-value="0" loext:padding="0cm" loext:border="none"/>
    </style:style>
    <style:style style:name="T32" style:family="text">
      <style:text-properties fo:font-variant="normal" fo:text-transform="none" fo:color="#b2b2b2" style:font-name="source-code-pro" fo:font-size="10.5pt" fo:letter-spacing="normal" fo:font-style="normal" fo:font-weight="normal" fo:background-color="#282c34" loext:char-shading-value="0" loext:padding="0cm" loext:border="none"/>
    </style:style>
    <style:style style:name="T33" style:family="text">
      <style:text-properties fo:font-variant="normal" fo:text-transform="none" fo:color="#b2b2b2" style:font-name="source-code-pro" fo:font-size="10.5pt" fo:letter-spacing="normal" fo:font-style="normal" fo:font-weight="normal" fo:background-color="#353b45" loext:char-shading-value="0" loext:padding="0cm" loext:border="none"/>
    </style:style>
    <style:style style:name="T34" style:family="text">
      <style:text-properties fo:font-variant="normal" fo:text-transform="none" fo:color="#8dc891" style:font-name="source-code-pro" fo:font-size="10.5pt" fo:letter-spacing="normal" fo:font-style="normal" fo:font-weight="normal" fo:background-color="#282c34" loext:char-shading-value="0" loext:padding="0cm" loext:border="none"/>
    </style:style>
    <style:style style:name="T35" style:family="text">
      <style:text-properties fo:font-variant="normal" fo:text-transform="none" fo:color="#8dc891" style:font-name="source-code-pro" fo:font-size="10.5pt" fo:letter-spacing="normal" fo:font-style="normal" fo:font-weight="normal" fo:background-color="#353b45" loext:char-shading-value="0" loext:padding="0cm" loext:border="none"/>
    </style:style>
    <style:style style:name="T36" style:family="text">
      <style:text-properties fo:font-variant="normal" fo:text-transform="none" fo:color="#fac863" style:font-name="source-code-pro" fo:font-size="10.5pt" fo:letter-spacing="normal" fo:font-style="normal" fo:font-weight="normal" fo:background-color="#282c34" loext:char-shading-value="0" loext:padding="0cm" loext:border="none"/>
    </style:style>
    <style:style style:name="T37" style:family="text">
      <style:text-properties fo:color="#c586c0"/>
    </style:style>
    <style:style style:name="T38" style:family="text">
      <style:text-properties fo:color="#c586c0" officeooo:rsid="001c7e83"/>
    </style:style>
    <style:style style:name="T39" style:family="text">
      <style:text-properties fo:color="#c586c0" fo:font-size="10.5pt"/>
    </style:style>
    <style:style style:name="T40" style:family="text">
      <style:text-properties fo:color="#c586c0" officeooo:rsid="001c7e83" style:font-size-asian="14pt" style:font-size-complex="14pt"/>
    </style:style>
    <style:style style:name="T41" style:family="text">
      <style:text-properties fo:color="#9cdcfe"/>
    </style:style>
    <style:style style:name="T42" style:family="text">
      <style:text-properties fo:color="#9cdcfe" fo:font-size="10.5pt"/>
    </style:style>
    <style:style style:name="T43" style:family="text">
      <style:text-properties fo:color="#ce9178"/>
    </style:style>
    <style:style style:name="T44" style:family="text">
      <style:text-properties fo:color="#ce9178" fo:font-size="10.5pt"/>
    </style:style>
    <style:style style:name="T45" style:family="text">
      <style:text-properties fo:color="#569cd6"/>
    </style:style>
    <style:style style:name="T46" style:family="text">
      <style:text-properties fo:color="#dcdcaa"/>
    </style:style>
    <style:style style:name="T47" style:family="text">
      <style:text-properties fo:color="#4fc1ff"/>
    </style:style>
    <style:style style:name="T48" style:family="text">
      <style:text-properties fo:color="#b5cea8"/>
    </style:style>
    <style:style style:name="T49" style:family="text">
      <style:text-properties fo:color="#808080"/>
    </style:style>
    <style:style style:name="T50" style:family="text">
      <style:text-properties fo:color="#4ec9b0"/>
    </style:style>
    <style:style style:name="T51" style:family="text">
      <style:text-properties fo:color="#c8c8c8"/>
    </style:style>
    <style:style style:name="T52" style:family="text">
      <style:text-properties fo:font-size="10.5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03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0">Use State Hook</text:span></text:p>
      <text:p text:style-name="P20"><text:span text:style-name="T39">import</text:span><text:span text:style-name="T52"> </text:span><text:span text:style-name="T42">React</text:span><text:span text:style-name="T52">, { </text:span><text:span text:style-name="T42">useState</text:span><text:span text:style-name="T52"> } </text:span><text:span text:style-name="T39">from</text:span><text:span text:style-name="T52"> </text:span><text:span text:style-name="T44">"react"</text:span><text:span text:style-name="T52">;</text:span></text:p>
      <text:p text:style-name="P15"><text:span text:style-name="T37">import</text:span> <text:span text:style-name="T41">logo</text:span> <text:span text:style-name="T37">from</text:span> <text:span text:style-name="T43">'./logo.svg'</text:span>;</text:p>
      <text:p text:style-name="P15"><text:span text:style-name="T37">import</text:span> <text:span text:style-name="T43">'./App.css'</text:span>;</text:p>
      <text:p text:style-name="P18"/>
      <text:p text:style-name="P15"><text:span text:style-name="T45">function</text:span> <text:span text:style-name="T46">Counter</text:span>({<text:span text:style-name="T41">initialCount</text:span>}) {</text:p>
      <text:p text:style-name="P15"><text:span text:style-name="T45">const</text:span> [<text:span text:style-name="T47">count</text:span>, <text:span text:style-name="T46">setCount</text:span>] = <text:span text:style-name="T46">useState</text:span>(<text:span text:style-name="T48">0</text:span>);</text:p>
      <text:p text:style-name="P15"><text:span text:style-name="T37">return</text:span> (</text:p>
      <text:p text:style-name="P16">&lt;&gt;</text:p>
      <text:p text:style-name="P15">Count: <text:span text:style-name="T45">{</text:span><text:span text:style-name="T47">count</text:span><text:span text:style-name="T45">}</text:span></text:p>
      <text:p text:style-name="P15"><text:span text:style-name="T49">&lt;</text:span><text:span text:style-name="T45">button</text:span> <text:span text:style-name="T41">onClick</text:span>=<text:span text:style-name="T45">{</text:span>() <text:span text:style-name="T45">=&gt;</text:span> <text:span text:style-name="T46">setCount</text:span>(<text:span text:style-name="T48">0</text:span>)<text:span text:style-name="T45">}</text:span><text:span text:style-name="T49">&gt;</text:span>Reset<text:span text:style-name="T49">&lt;/</text:span><text:span text:style-name="T45">button</text:span><text:span text:style-name="T49">&gt;</text:span></text:p>
      <text:p text:style-name="P15"><text:span text:style-name="T49">&lt;</text:span><text:span text:style-name="T45">button</text:span> <text:span text:style-name="T41">onClick</text:span>=<text:span text:style-name="T45">{</text:span>() <text:span text:style-name="T45">=&gt;</text:span> <text:span text:style-name="T46">setCount</text:span>(<text:span text:style-name="T41">prevCount</text:span> <text:span text:style-name="T45">=&gt;</text:span> <text:span text:style-name="T41">prevCount</text:span> - <text:span text:style-name="T48">1</text:span>)<text:span text:style-name="T45">}</text:span><text:span text:style-name="T49">&gt;</text:span>-<text:span text:style-name="T49">&lt;/</text:span><text:span text:style-name="T45">button</text:span><text:span text:style-name="T49">&gt;</text:span></text:p>
      <text:p text:style-name="P15"><text:span text:style-name="T49">&lt;</text:span><text:span text:style-name="T45">button</text:span> <text:span text:style-name="T41">onClick</text:span>=<text:span text:style-name="T45">{</text:span>() <text:span text:style-name="T45">=&gt;</text:span> <text:span text:style-name="T46">setCount</text:span>(<text:span text:style-name="T41">prevCount</text:span> <text:span text:style-name="T45">=&gt;</text:span> <text:span text:style-name="T41">prevCount</text:span> + <text:span text:style-name="T48">1</text:span>)<text:span text:style-name="T45">}</text:span><text:span text:style-name="T49">&gt;</text:span>+<text:span text:style-name="T49">&lt;/</text:span><text:span text:style-name="T45">button</text:span><text:span text:style-name="T49">&gt;</text:span></text:p>
      <text:p text:style-name="P16">&lt;/&gt;</text:p>
      <text:p text:style-name="P15">);</text:p>
      <text:p text:style-name="P15">}</text:p>
      <text:p text:style-name="P18"/>
      <text:p text:style-name="P15"><text:span text:style-name="T37">export</text:span> <text:span text:style-name="T37">default</text:span> <text:span text:style-name="T46">Counter</text:span>;</text:p>
      <text:p text:style-name="P18"/>
      <text:p text:style-name="P15"><text:span text:style-name="T50">React</text:span> <text:span text:style-name="T41">Js</text:span> <text:span text:style-name="T41">use</text:span> <text:span text:style-name="T41">Effect</text:span> <text:span text:style-name="T41">Hook</text:span></text:p>
      <text:p text:style-name="P18"/>
      <text:p text:style-name="P15"><text:span text:style-name="T37">import</text:span> <text:span text:style-name="T41">React</text:span>, { <text:span text:style-name="T41">useEffect</text:span>, <text:span text:style-name="T41">useState</text:span> } <text:span text:style-name="T37">from</text:span> <text:span text:style-name="T43">"react"</text:span>;</text:p>
      <text:p text:style-name="P15"><text:span text:style-name="T37">import</text:span> <text:span text:style-name="T41">axios</text:span> <text:span text:style-name="T37">from</text:span> <text:span text:style-name="T43">"axios"</text:span>;</text:p>
      <text:p text:style-name="P19"/>
      <text:p text:style-name="P15"><text:span text:style-name="T37">export</text:span> <text:span text:style-name="T37">default</text:span> <text:span text:style-name="T45">function</text:span> <text:span text:style-name="T46">Hello</text:span>() {</text:p>
      <text:p text:style-name="P18"/>
      <text:p text:style-name="P15"><text:span text:style-name="T45">const</text:span> [<text:span text:style-name="T47">list</text:span>, <text:span text:style-name="T46">setList</text:span>] = <text:span text:style-name="T46">useState</text:span>([]);</text:p>
      <text:p text:style-name="P19"/>
      <text:p text:style-name="P15"><text:span text:style-name="T46">useEffect</text:span>(() <text:span text:style-name="T45">=&gt;</text:span> {</text:p>
      <text:p text:style-name="P18"/>
      <text:p text:style-name="P15"><text:span text:style-name="T41">axios</text:span>.<text:span text:style-name="T46">get</text:span>(<text:span text:style-name="T43">"https://jsonplaceholder.typicode.com/posts"</text:span>).<text:span text:style-name="T46">then</text:span>((<text:span text:style-name="T41">todo</text:span>) <text:span text:style-name="T45">=&gt;</text:span> <text:span text:style-name="T46">setList</text:span>(<text:span text:style-name="T41">todo</text:span>.<text:span text:style-name="T41">data</text:span>));</text:p>
      <text:p text:style-name="P18"/>
      <text:p text:style-name="P15">}, []);</text:p>
      <text:p text:style-name="P18"/>
      <text:p text:style-name="P15"><text:span text:style-name="T37">return</text:span> (<text:span text:style-name="T49">&lt;</text:span><text:span text:style-name="T45">div</text:span><text:span text:style-name="T49">&gt;</text:span><text:span text:style-name="T45">{</text:span><text:span text:style-name="T47">list</text:span>.<text:span text:style-name="T46">map</text:span>((<text:span text:style-name="T41">property</text:span>) <text:span text:style-name="T45">=&gt;</text:span> (</text:p>
      <text:p text:style-name="P18"><text:soft-page-break/></text:p>
      <text:p text:style-name="P15"><text:span text:style-name="T49">&lt;</text:span><text:span text:style-name="T45">div</text:span> <text:span text:style-name="T41">key</text:span>=<text:span text:style-name="T45">{</text:span><text:span text:style-name="T41">property</text:span>.<text:span text:style-name="T41">id</text:span><text:span text:style-name="T45">}</text:span><text:span text:style-name="T49">&gt;</text:span></text:p>
      <text:p text:style-name="P18"/>
      <text:p text:style-name="P15"><text:span text:style-name="T45">{</text:span><text:span text:style-name="T41">property</text:span>.<text:span text:style-name="T41">title</text:span><text:span text:style-name="T45">}</text:span></text:p>
      <text:p text:style-name="P18"/>
      <text:p text:style-name="P15"><text:span text:style-name="T49">&lt;/</text:span><text:span text:style-name="T45">div</text:span><text:span text:style-name="T49">&gt;</text:span></text:p>
      <text:p text:style-name="P18"/>
      <text:p text:style-name="P15">))<text:span text:style-name="T45">}</text:span><text:span text:style-name="T49">&lt;/</text:span><text:span text:style-name="T45">div</text:span><text:span text:style-name="T49">&gt;</text:span>);</text:p>
      <text:p text:style-name="P18"/>
      <text:p text:style-name="P15">}</text:p>
      <text:p text:style-name="P18"/>
      <text:p text:style-name="P15"><text:span text:style-name="T50">React</text:span> <text:span text:style-name="T41">Use</text:span> <text:span text:style-name="T41">Reducer</text:span> <text:span text:style-name="T41">Hook</text:span></text:p>
      <text:p text:style-name="P18"/>
      <text:p text:style-name="P15"><text:span text:style-name="T37">import</text:span> <text:span text:style-name="T41">React</text:span>, { <text:span text:style-name="T41">useEffect</text:span>, <text:span text:style-name="T41">useState</text:span>, <text:span text:style-name="T41">useReducer</text:span>, <text:span text:style-name="T41">useImperativeHandle</text:span> } <text:span text:style-name="T37">from</text:span> <text:span text:style-name="T43">"react"</text:span>;</text:p>
      <text:p text:style-name="P18"/>
      <text:p text:style-name="P15"><text:span text:style-name="T37">import</text:span> <text:span text:style-name="T41">axios</text:span> <text:span text:style-name="T37">from</text:span> <text:span text:style-name="T43">"axios"</text:span>;</text:p>
      <text:p text:style-name="P15"><text:span text:style-name="T45">const</text:span> <text:span text:style-name="T47">initialState</text:span> = {<text:span text:style-name="T41">count:</text:span> <text:span text:style-name="T48">0</text:span>};</text:p>
      <text:p text:style-name="P18"/>
      <text:p text:style-name="P15"><text:span text:style-name="T45">function</text:span> <text:span text:style-name="T46">reducer</text:span>(<text:span text:style-name="T41">state</text:span>, <text:span text:style-name="T41">action</text:span>) {</text:p>
      <text:p text:style-name="P15"><text:span text:style-name="T37">switch</text:span> (<text:span text:style-name="T41">action</text:span>.<text:span text:style-name="T41">type</text:span>) {</text:p>
      <text:p text:style-name="P15"><text:span text:style-name="T37">case</text:span> <text:span text:style-name="T43">'increment'</text:span>:</text:p>
      <text:p text:style-name="P15"><text:span text:style-name="T37">return</text:span> {<text:span text:style-name="T41">count:</text:span> <text:span text:style-name="T41">state</text:span>.<text:span text:style-name="T41">count</text:span> + <text:span text:style-name="T48">1</text:span>};</text:p>
      <text:p text:style-name="P15"><text:span text:style-name="T37">case</text:span> <text:span text:style-name="T43">'decrement'</text:span>:</text:p>
      <text:p text:style-name="P15"><text:span text:style-name="T37">return</text:span> {<text:span text:style-name="T41">count:</text:span> <text:span text:style-name="T41">state</text:span>.<text:span text:style-name="T41">count</text:span> - <text:span text:style-name="T48">1</text:span>};</text:p>
      <text:p text:style-name="P15"><text:span text:style-name="T37">default</text:span>:</text:p>
      <text:p text:style-name="P15"><text:span text:style-name="T37">throw</text:span> <text:span text:style-name="T45">new</text:span> <text:span text:style-name="T50">Error</text:span>();</text:p>
      <text:p text:style-name="P15">}</text:p>
      <text:p text:style-name="P15">}</text:p>
      <text:p text:style-name="P18"/>
      <text:p text:style-name="P15"><text:span text:style-name="T37">export</text:span> <text:span text:style-name="T37">default</text:span> <text:span text:style-name="T45">function</text:span> <text:span text:style-name="T46">Counter</text:span>() {</text:p>
      <text:p text:style-name="P15"><text:span text:style-name="T45">const</text:span> [<text:span text:style-name="T47">state</text:span>, <text:span text:style-name="T46">dispatch</text:span>] = <text:span text:style-name="T46">useReducer</text:span>(<text:span text:style-name="T46">reducer</text:span>, <text:span text:style-name="T47">initialState</text:span>);</text:p>
      <text:p text:style-name="P15"><text:span text:style-name="T37">return</text:span> (</text:p>
      <text:p text:style-name="P16">&lt;&gt;</text:p>
      <text:p text:style-name="P15">Count: <text:span text:style-name="T45">{</text:span><text:span text:style-name="T47">state</text:span>.<text:span text:style-name="T41">count</text:span><text:span text:style-name="T45">}</text:span></text:p>
      <text:p text:style-name="P15"><text:span text:style-name="T49">&lt;</text:span><text:span text:style-name="T45">button</text:span> <text:span text:style-name="T41">onClick</text:span>=<text:span text:style-name="T45">{</text:span>() <text:span text:style-name="T45">=&gt;</text:span> <text:span text:style-name="T46">dispatch</text:span>({<text:span text:style-name="T41">type:</text:span> <text:span text:style-name="T43">'decrement'</text:span>})<text:span text:style-name="T45">}</text:span><text:span text:style-name="T49">&gt;</text:span>-<text:span text:style-name="T49">&lt;/</text:span><text:span text:style-name="T45">button</text:span><text:span text:style-name="T49">&gt;</text:span></text:p>
      <text:p text:style-name="P15"><text:span text:style-name="T49">&lt;</text:span><text:span text:style-name="T45">button</text:span> <text:span text:style-name="T41">onClick</text:span>=<text:span text:style-name="T45">{</text:span>() <text:span text:style-name="T45">=&gt;</text:span> <text:span text:style-name="T46">dispatch</text:span>({<text:span text:style-name="T41">type:</text:span> <text:span text:style-name="T43">'increment'</text:span>})<text:span text:style-name="T45">}</text:span><text:span text:style-name="T49">&gt;</text:span>+<text:span text:style-name="T49">&lt;/</text:span><text:span text:style-name="T45">button</text:span><text:span text:style-name="T49">&gt;</text:span></text:p>
      <text:p text:style-name="P16">&lt;/&gt;</text:p>
      <text:p text:style-name="P15">);</text:p>
      <text:p text:style-name="P15">}</text:p>
      <text:p text:style-name="P15"><text:span text:style-name="T48">1.</text:span> <text:span text:style-name="T41">The</text:span> <text:span text:style-name="T46">useState</text:span> <text:span text:style-name="T41">Hook</text:span> <text:span text:style-name="T41">can</text:span> <text:span text:style-name="T41">be</text:span> <text:span text:style-name="T41">used</text:span> <text:span text:style-name="T46">to</text:span> <text:span text:style-name="T41">keep</text:span> <text:span text:style-name="T41">track</text:span> <text:span text:style-name="T45">of</text:span> <text:span text:style-name="T41">strings</text:span>, <text:span text:style-name="T41">numbers</text:span>, <text:span text:style-name="T41">booleans</text:span>, <text:span text:style-name="T41">arrays</text:span>, <text:span text:style-name="T41">objects</text:span>, <text:span text:style-name="T41">and</text:span> <text:span text:style-name="T41">any</text:span> <text:span text:style-name="T41">combination</text:span> <text:span text:style-name="T45">of</text:span> <text:span text:style-name="T41">these</text:span>! <text:span text:style-name="T41">We</text:span> <text:span text:style-name="T41">could</text:span> <text:span text:style-name="T41">create</text:span> <text:span text:style-name="T41">multiple</text:span> <text:span text:style-name="T47">state</text:span> <text:span text:style-name="T41">Hooks</text:span> <text:span text:style-name="T46">to</text:span> <text:span text:style-name="T41">track</text:span> <text:span text:style-name="T41">individual</text:span> <text:span text:style-name="T41">values</text:span>.</text:p>
      <text:p text:style-name="P18"/>
      <text:p text:style-name="P15"><text:span text:style-name="T48">2.</text:span> <text:span text:style-name="T41">The</text:span> <text:span text:style-name="T46">useEffect</text:span> <text:span text:style-name="T41">Hook</text:span> <text:span text:style-name="T41">allows</text:span> <text:span text:style-name="T41">you</text:span> <text:span text:style-name="T46">to</text:span> <text:span text:style-name="T41">perform</text:span> <text:span text:style-name="T41">side</text:span> <text:span text:style-name="T41">effects</text:span> <text:span text:style-name="T45">in</text:span> <text:span text:style-name="T41">your</text:span> <text:span text:style-name="T41">components</text:span>. <text:span text:style-name="T41">Some</text:span> <text:span text:style-name="T41">examples</text:span> <text:span text:style-name="T45">of</text:span> <text:span text:style-name="T41">side</text:span> <text:span text:style-name="T41">effects</text:span> <text:span text:style-name="T51">are</text:span>: <text:span text:style-name="T41">fetching</text:span> <text:span text:style-name="T41">data</text:span>, <text:span text:style-name="T41">directly</text:span> <text:span text:style-name="T41">updating</text:span> <text:span text:style-name="T41">the</text:span> <text:span text:style-name="T47">DOM</text:span>, <text:span text:style-name="T41">and</text:span> <text:span text:style-name="T41">timers</text:span>. <text:span text:style-name="T41">useEffect</text:span> <text:span text:style-name="T41">accepts</text:span> <text:span text:style-name="T41">two</text:span> <text:span text:style-name="T45">arguments</text:span>.</text:p>
      <text:p text:style-name="P18"/>
      <text:p text:style-name="P15"><text:span text:style-name="T48">3.</text:span> <text:span text:style-name="T50">React</text:span> <text:span text:style-name="T41">Context</text:span> <text:span text:style-name="T41">is</text:span> <text:span text:style-name="T41">a</text:span> <text:span text:style-name="T41">way</text:span> <text:span text:style-name="T46">to</text:span> <text:span text:style-name="T41">manage</text:span> <text:span text:style-name="T47">state</text:span> <text:span text:style-name="T41">globally</text:span>. <text:span text:style-name="T41">It</text:span> <text:span text:style-name="T41">can</text:span> <text:span text:style-name="T41">be</text:span> <text:span text:style-name="T41">used</text:span> <text:span text:style-name="T41">together</text:span> <text:span text:style-name="T37">with</text:span> <text:span text:style-name="T41">the</text:span> <text:span text:style-name="T41">useState</text:span> <text:span text:style-name="T41">Hook</text:span> <text:span text:style-name="T46">to</text:span> <text:span text:style-name="T41">share</text:span> <text:span text:style-name="T47">state</text:span> <text:span text:style-name="T41">between</text:span> <text:span text:style-name="T41">deeply</text:span> <text:span text:style-name="T41">nested</text:span> <text:span text:style-name="T41">components</text:span> <text:span text:style-name="T41">more</text:span> <text:span text:style-name="T41">easily</text:span> <text:span text:style-name="T41">than</text:span> <text:span text:style-name="T37">with</text:span> <text:span text:style-name="T46">useState</text:span> <text:span text:style-name="T41">alone</text:span>.</text:p>
      <text:p text:style-name="P18"/>
      <text:p text:style-name="P15"><text:soft-page-break/><text:span text:style-name="T48">4.</text:span> <text:span text:style-name="T41">The</text:span> <text:span text:style-name="T46">useReducer</text:span> <text:span text:style-name="T41">Hook</text:span> <text:span text:style-name="T41">is</text:span> <text:span text:style-name="T41">similar</text:span> <text:span text:style-name="T46">to</text:span> <text:span text:style-name="T41">the</text:span> <text:span text:style-name="T46">useState</text:span> <text:span text:style-name="T41">Hook</text:span>. <text:span text:style-name="T41">It</text:span> <text:span text:style-name="T41">allows</text:span> <text:span text:style-name="T41">for</text:span> <text:span text:style-name="T41">custom</text:span> <text:span text:style-name="T47">state</text:span> <text:span text:style-name="T41">logic</text:span>. <text:span text:style-name="T41">If</text:span> <text:span text:style-name="T41">you</text:span> <text:span text:style-name="T41">find</text:span> <text:span text:style-name="T41">yourself</text:span> <text:span text:style-name="T41">keeping</text:span> <text:span text:style-name="T41">track</text:span> <text:span text:style-name="T45">of</text:span> <text:span text:style-name="T41">multiple</text:span> <text:span text:style-name="T41">pieces</text:span> <text:span text:style-name="T45">of</text:span> <text:span text:style-name="T47">state</text:span> <text:span text:style-name="T46">that</text:span> <text:span text:style-name="T41">rely</text:span> <text:span text:style-name="T41">on</text:span> <text:span text:style-name="T41">complex</text:span> <text:span text:style-name="T41">logic</text:span>, <text:span text:style-name="T46">useReducer</text:span> <text:span text:style-name="T41">may</text:span> <text:span text:style-name="T41">be</text:span> <text:span text:style-name="T41">useful</text:span>.</text:p>
      <text:p text:style-name="P18"/>
      <text:p text:style-name="P15"><text:span text:style-name="T48">5.</text:span> <text:span text:style-name="T41">useCallback</text:span> <text:span text:style-name="T41">will</text:span> <text:span text:style-name="T37">return</text:span> <text:span text:style-name="T41">a</text:span> <text:span text:style-name="T41">memoized</text:span> <text:span text:style-name="T41">version</text:span> <text:span text:style-name="T45">of</text:span> <text:span text:style-name="T41">the</text:span> <text:span text:style-name="T41">callback</text:span> <text:span text:style-name="T46">that</text:span> <text:span text:style-name="T41">only</text:span> <text:span text:style-name="T41">changes</text:span> <text:span text:style-name="T41">if</text:span> <text:span text:style-name="T41">one</text:span> <text:span text:style-name="T45">of</text:span> <text:span text:style-name="T41">the</text:span> <text:span text:style-name="T41">dependencies</text:span> <text:span text:style-name="T41">has</text:span> <text:span text:style-name="T41">changed</text:span>. <text:span text:style-name="T41">This</text:span> <text:span text:style-name="T41">is</text:span> <text:span text:style-name="T41">useful</text:span> <text:span text:style-name="T41">when</text:span> <text:span text:style-name="T41">passing</text:span> <text:span text:style-name="T41">callbacks</text:span> <text:span text:style-name="T46">to</text:span> <text:span text:style-name="T41">optimized</text:span> <text:span text:style-name="T41">child</text:span> <text:span text:style-name="T41">components</text:span> <text:span text:style-name="T41">that</text:span> <text:span text:style-name="T41">rely</text:span> <text:span text:style-name="T41">on</text:span> <text:span text:style-name="T41">reference</text:span> <text:span text:style-name="T41">equality</text:span> <text:span text:style-name="T41">to</text:span> <text:span text:style-name="T41">prevent</text:span> <text:span text:style-name="T41">unnecessary</text:span> <text:span text:style-name="T46">renders</text:span> (<text:span text:style-name="T41">e</text:span>.<text:span text:style-name="T41">g</text:span>. <text:span text:style-name="T41">shouldComponentUpdate</text:span> ).</text:p>
      <text:p text:style-name="P19"/>
      <text:p text:style-name="P15"><text:span text:style-name="T48">6.</text:span> <text:span text:style-name="T41">useMemo</text:span> <text:span text:style-name="T41">is</text:span> <text:span text:style-name="T41">a</text:span> <text:span text:style-name="T50">React</text:span> <text:span text:style-name="T41">Hook</text:span> <text:span text:style-name="T46">that</text:span> <text:span text:style-name="T41">lets</text:span> <text:span text:style-name="T41">you</text:span> <text:span text:style-name="T41">cache</text:span> <text:span text:style-name="T41">the</text:span> <text:span text:style-name="T41">result</text:span> <text:span text:style-name="T45">of</text:span> <text:span text:style-name="T41">a</text:span> <text:span text:style-name="T41">calculation</text:span> <text:span text:style-name="T41">between</text:span> <text:span text:style-name="T41">re</text:span>-<text:span text:style-name="T41">renders</text:span>.</text:p>
      <text:p text:style-name="P18"/>
      <text:p text:style-name="P15"><text:span text:style-name="T48">7.</text:span> <text:span text:style-name="T41">The</text:span> <text:span text:style-name="T41">useRef</text:span> <text:span text:style-name="T41">Hook</text:span> <text:span text:style-name="T41">allows</text:span> <text:span text:style-name="T41">you</text:span> <text:span text:style-name="T46">to</text:span> <text:span text:style-name="T41">persist</text:span> <text:span text:style-name="T41">values</text:span> <text:span text:style-name="T41">between</text:span> <text:span text:style-name="T41">renders</text:span>. <text:span text:style-name="T41">It</text:span> <text:span text:style-name="T41">can</text:span> <text:span text:style-name="T41">be</text:span> <text:span text:style-name="T41">used</text:span> <text:span text:style-name="T46">to</text:span> <text:span text:style-name="T41">store</text:span> <text:span text:style-name="T41">a</text:span> <text:span text:style-name="T41">mutable</text:span> <text:span text:style-name="T41">value</text:span> <text:span text:style-name="T46">that</text:span> <text:span text:style-name="T41">does</text:span> <text:span text:style-name="T41">not</text:span> <text:span text:style-name="T41">cause</text:span> <text:span text:style-name="T41">a</text:span> <text:span text:style-name="T41">re</text:span>-<text:span text:style-name="T41">render</text:span> <text:span text:style-name="T41">when</text:span> <text:span text:style-name="T41">updated</text:span>. <text:span text:style-name="T41">It</text:span> <text:span text:style-name="T41">can</text:span> <text:span text:style-name="T41">be</text:span> <text:span text:style-name="T41">used</text:span> <text:span text:style-name="T46">to</text:span> <text:span text:style-name="T41">access</text:span> <text:span text:style-name="T41">a</text:span> <text:span text:style-name="T47">DOM</text:span> <text:span text:style-name="T41">element</text:span> <text:span text:style-name="T41">directly</text:span>.</text:p>
      <text:p text:style-name="P18"/>
      <text:p text:style-name="P15"><text:span text:style-name="T48">8.</text:span> <text:span text:style-name="T46">useImperativeHandle</text:span> <text:span text:style-name="T41">customizes</text:span> <text:span text:style-name="T41">the</text:span> <text:span text:style-name="T41">instance</text:span> <text:span text:style-name="T41">value</text:span> <text:span text:style-name="T46">that</text:span> <text:span text:style-name="T41">is</text:span> <text:span text:style-name="T41">exposed</text:span> <text:span text:style-name="T46">to</text:span> <text:span text:style-name="T41">parent</text:span> <text:span text:style-name="T41">components</text:span> <text:span text:style-name="T41">when</text:span> <text:span text:style-name="T41">using</text:span> <text:span text:style-name="T41">ref</text:span>. <text:span text:style-name="T41">As</text:span> <text:span text:style-name="T41">always</text:span>, <text:span text:style-name="T41">imperative</text:span> <text:span text:style-name="T41">code</text:span> <text:span text:style-name="T41">using</text:span> <text:span text:style-name="T41">refs</text:span> <text:span text:style-name="T41">should</text:span> <text:span text:style-name="T41">be</text:span> <text:span text:style-name="T41">avoided</text:span> <text:span text:style-name="T45">in</text:span> <text:span text:style-name="T41">most</text:span> <text:span text:style-name="T41">cases</text:span>. <text:span text:style-name="T41">useImperativeHandle</text:span> <text:span text:style-name="T41">should</text:span> <text:span text:style-name="T41">be</text:span> <text:span text:style-name="T41">used</text:span> <text:span text:style-name="T37">with</text:span> <text:span text:style-name="T51">forwardRef</text:span>:</text:p>
      <text:p text:style-name="P18"/>
      <text:p text:style-name="P15"><text:span text:style-name="T48">9.</text:span> <text:span text:style-name="T41">The</text:span> <text:span text:style-name="T41">signature</text:span> <text:span text:style-name="T41">is</text:span> <text:span text:style-name="T41">identical</text:span> <text:span text:style-name="T46">to</text:span> <text:span text:style-name="T46">useEffect</text:span>, <text:span text:style-name="T41">but</text:span> <text:span text:style-name="T41">it</text:span> <text:span text:style-name="T41">fires</text:span> <text:span text:style-name="T41">synchronously</text:span> <text:span text:style-name="T41">after</text:span> <text:span text:style-name="T41">all</text:span> <text:span text:style-name="T47">DOM</text:span> <text:span text:style-name="T41">mutations</text:span>. <text:span text:style-name="T41">Use</text:span> <text:span text:style-name="T45">this</text:span> <text:span text:style-name="T46">to</text:span> <text:span text:style-name="T41">read</text:span> <text:span text:style-name="T41">layout</text:span> <text:span text:style-name="T41">from</text:span> <text:span text:style-name="T41">the</text:span> <text:span text:style-name="T47">DOM</text:span> <text:span text:style-name="T41">and</text:span> <text:span text:style-name="T41">synchronously</text:span> <text:span text:style-name="T41">re</text:span>-<text:span text:style-name="T41">render</text:span>. <text:span text:style-name="T41">Updates</text:span> <text:span text:style-name="T41">scheduled</text:span> <text:span text:style-name="T41">inside</text:span> <text:span text:style-name="T41">useLayoutEffect</text:span> <text:span text:style-name="T41">will</text:span> <text:span text:style-name="T41">be</text:span> <text:span text:style-name="T41">flushed</text:span> <text:span text:style-name="T41">synchronously</text:span>, <text:span text:style-name="T41">before</text:span> <text:span text:style-name="T41">the</text:span> <text:span text:style-name="T41">browser</text:span> <text:span text:style-name="T41">has</text:span> <text:span text:style-name="T41">a</text:span> <text:span text:style-name="T41">chance</text:span> <text:span text:style-name="T46">to</text:span> <text:span text:style-name="T41">paint</text:span>.</text:p>
      <text:p text:style-name="P18"/>
      <text:p text:style-name="P15"><text:span text:style-name="T48">10.</text:span> <text:span text:style-name="T41">useDebugValue</text:span> <text:span text:style-name="T41">can</text:span> <text:span text:style-name="T41">be</text:span> <text:span text:style-name="T41">used</text:span> <text:span text:style-name="T46">to</text:span> <text:span text:style-name="T41">display</text:span> <text:span text:style-name="T41">a</text:span> <text:span text:style-name="T41">label</text:span> <text:span text:style-name="T41">for</text:span> <text:span text:style-name="T41">custom</text:span> <text:span text:style-name="T41">hooks</text:span> <text:span text:style-name="T45">in</text:span> <text:span text:style-name="T50">React</text:span> <text:span text:style-name="T41">DevTools</text:span>.</text:p>
      <text:p text:style-name="P18"/>
      <text:p text:style-name="P15"><text:span text:style-name="T48">11.</text:span> <text:span text:style-name="T41">useDeferredValue</text:span> <text:span text:style-name="T41">accepts</text:span> <text:span text:style-name="T41">a</text:span> <text:span text:style-name="T41">value</text:span> <text:span text:style-name="T41">and</text:span> <text:span text:style-name="T41">returns</text:span> <text:span text:style-name="T41">a</text:span> <text:span text:style-name="T45">new</text:span> <text:span text:style-name="T41">copy</text:span> <text:span text:style-name="T45">of</text:span> <text:span text:style-name="T41">the</text:span> <text:span text:style-name="T41">value</text:span> <text:span text:style-name="T46">that</text:span> <text:span text:style-name="T41">will</text:span> <text:span text:style-name="T41">defer</text:span> <text:span text:style-name="T41">to</text:span> <text:span text:style-name="T41">more</text:span> <text:span text:style-name="T41">urgent</text:span> <text:span text:style-name="T41">updates</text:span>. <text:span text:style-name="T41">If</text:span> <text:span text:style-name="T41">the</text:span> <text:span text:style-name="T41">current</text:span> <text:span text:style-name="T41">render</text:span> <text:span text:style-name="T41">is</text:span> <text:span text:style-name="T41">the</text:span> <text:span text:style-name="T41">result</text:span> <text:span text:style-name="T45">of</text:span> <text:span text:style-name="T41">an</text:span> <text:span text:style-name="T41">urgent</text:span> <text:span text:style-name="T41">update</text:span>, <text:span text:style-name="T41">like</text:span> <text:span text:style-name="T41">user</text:span> <text:span text:style-name="T41">input</text:span>, <text:span text:style-name="T41">React</text:span> <text:span text:style-name="T41">will</text:span> <text:span text:style-name="T37">return</text:span> <text:span text:style-name="T41">the</text:span> <text:span text:style-name="T41">previous</text:span> <text:span text:style-name="T41">value</text:span> <text:span text:style-name="T41">and</text:span> <text:span text:style-name="T41">then</text:span> <text:span text:style-name="T41">render</text:span> <text:span text:style-name="T41">the</text:span> <text:span text:style-name="T45">new</text:span> <text:span text:style-name="T41">value</text:span> <text:span text:style-name="T41">after</text:span> <text:span text:style-name="T41">the</text:span> <text:span text:style-name="T41">urgent</text:span> <text:span text:style-name="T41">render</text:span> <text:span text:style-name="T41">has</text:span> <text:span text:style-name="T41">completed</text:span>.</text:p>
      <text:p text:style-name="P18"/>
      <text:p text:style-name="P15"><text:span text:style-name="T48">12.</text:span> <text:span text:style-name="T41">Returns</text:span> <text:span text:style-name="T41">a</text:span> <text:span text:style-name="T41">stateful</text:span> <text:span text:style-name="T41">value</text:span> <text:span text:style-name="T41">for</text:span> <text:span text:style-name="T41">the</text:span> <text:span text:style-name="T41">pending</text:span> <text:span text:style-name="T47">state</text:span> <text:span text:style-name="T45">of</text:span> <text:span text:style-name="T41">the</text:span> <text:span text:style-name="T41">transition</text:span>, <text:span text:style-name="T41">and</text:span> <text:span text:style-name="T41">a</text:span> <text:span text:style-name="T45">function</text:span> <text:span text:style-name="T46">to</text:span> <text:span text:style-name="T46">start</text:span> <text:span text:style-name="T46">it</text:span>.</text:p>
      <text:p text:style-name="P18"/>
      <text:p text:style-name="P15"><text:span text:style-name="T41">startTransition</text:span> <text:span text:style-name="T41">lets</text:span> <text:span text:style-name="T41">you</text:span> <text:span text:style-name="T41">mark</text:span> <text:span text:style-name="T41">updates</text:span> <text:span text:style-name="T45">in</text:span> <text:span text:style-name="T41">the</text:span> <text:span text:style-name="T41">provided</text:span> <text:span text:style-name="T41">callback</text:span> <text:span text:style-name="T37">as</text:span> <text:span text:style-name="T50">transitions</text:span>:</text:p>
      <text:p text:style-name="P18"/>
      <text:p text:style-name="P15"><text:span text:style-name="T46">startTransition</text:span>(() <text:span text:style-name="T45">=&gt;</text:span> {</text:p>
      <text:p text:style-name="P15"><text:span text:style-name="T46">setCount</text:span>(<text:span text:style-name="T41">count</text:span> + <text:span text:style-name="T48">1</text:span>);</text:p>
      <text:p text:style-name="P15">});</text:p>
      <text:p text:style-name="P15"><text:span text:style-name="T41">isPending</text:span> <text:span text:style-name="T41">indicates</text:span> <text:span text:style-name="T41">when</text:span> <text:span text:style-name="T41">a</text:span> <text:span text:style-name="T41">transition</text:span> <text:span text:style-name="T41">is</text:span> <text:span text:style-name="T41">active</text:span> <text:span text:style-name="T46">to</text:span> <text:span text:style-name="T41">show</text:span> <text:span text:style-name="T41">a</text:span> <text:span text:style-name="T41">pending</text:span> <text:span text:style-name="T51">state</text:span>:</text:p>
      <text:p text:style-name="P18"/>
      <text:p text:style-name="P15"><text:span text:style-name="T45">function</text:span> <text:span text:style-name="T46">App</text:span>() {</text:p>
      <text:p text:style-name="P15"><text:span text:style-name="T45">const</text:span> [<text:span text:style-name="T47">isPending</text:span>, <text:span text:style-name="T47">startTransition</text:span>] = <text:span text:style-name="T46">useTransition</text:span>();</text:p>
      <text:p text:style-name="P15"><text:span text:style-name="T45">const</text:span> [<text:span text:style-name="T47">count</text:span>, <text:span text:style-name="T46">setCount</text:span>] = <text:span text:style-name="T46">useState</text:span>(<text:span text:style-name="T48">0</text:span>);</text:p>
      <text:p text:style-name="P15"><text:span text:style-name="T45">function</text:span> <text:span text:style-name="T46">handleClick</text:span>() {</text:p>
      <text:p text:style-name="P15"><text:span text:style-name="T46">startTransition</text:span>(() <text:span text:style-name="T45">=&gt;</text:span> {</text:p>
      <text:p text:style-name="P15"><text:span text:style-name="T46">setCount</text:span>(<text:span text:style-name="T41">c</text:span> <text:span text:style-name="T45">=&gt;</text:span> <text:span text:style-name="T41">c</text:span> + <text:span text:style-name="T48">1</text:span>);</text:p>
      <text:p text:style-name="P15">});</text:p>
      <text:p text:style-name="P15">}</text:p>
      <text:p text:style-name="P18"><text:soft-page-break/></text:p>
      <text:p text:style-name="P15"><text:span text:style-name="T37">return</text:span> (</text:p>
      <text:p text:style-name="P15"><text:span text:style-name="T49">&lt;</text:span><text:span text:style-name="T45">div</text:span><text:span text:style-name="T49">&gt;</text:span></text:p>
      <text:p text:style-name="P15"><text:span text:style-name="T45">{</text:span><text:span text:style-name="T47">isPending</text:span> &amp;&amp; <text:span text:style-name="T49">&lt;</text:span><text:span text:style-name="T50">Spinner</text:span> <text:span text:style-name="T49">/&gt;</text:span><text:span text:style-name="T45">}</text:span></text:p>
      <text:p text:style-name="P15"><text:span text:style-name="T49">&lt;</text:span><text:span text:style-name="T45">button</text:span> <text:span text:style-name="T41">onClick</text:span>=<text:span text:style-name="T45">{</text:span><text:span text:style-name="T46">handleClick</text:span><text:span text:style-name="T45">}</text:span><text:span text:style-name="T49">&gt;</text:span><text:span text:style-name="T45">{</text:span><text:span text:style-name="T47">count</text:span><text:span text:style-name="T45">}</text:span><text:span text:style-name="T49">&lt;/</text:span><text:span text:style-name="T45">button</text:span><text:span text:style-name="T49">&gt;</text:span></text:p>
      <text:p text:style-name="P15"><text:span text:style-name="T49">&lt;/</text:span><text:span text:style-name="T45">div</text:span><text:span text:style-name="T49">&gt;</text:span></text:p>
      <text:p text:style-name="P15">);</text:p>
      <text:p text:style-name="P15">}</text:p>
      <text:p text:style-name="P18"/>
      <text:p text:style-name="P15"><text:span text:style-name="T48">13.</text:span> <text:span text:style-name="T41">useId</text:span> <text:span text:style-name="T41">is</text:span> <text:span text:style-name="T41">a</text:span> <text:span text:style-name="T41">hook</text:span> <text:span text:style-name="T41">for</text:span> <text:span text:style-name="T41">generating</text:span> <text:span text:style-name="T41">unique</text:span> <text:span text:style-name="T41">IDs</text:span> <text:span text:style-name="T46">that</text:span> <text:span text:style-name="T41">are</text:span> <text:span text:style-name="T41">stable</text:span> <text:span text:style-name="T41">across</text:span> <text:span text:style-name="T41">the</text:span> <text:span text:style-name="T41">server</text:span> <text:span text:style-name="T41">and</text:span> <text:span text:style-name="T41">client</text:span>, <text:span text:style-name="T37">while</text:span> <text:span text:style-name="T41">avoiding</text:span> <text:span text:style-name="T41">hydration</text:span> <text:span text:style-name="T41">mismatches</text:span>.</text:p>
      <text:p text:style-name="P18"/>
      <text:p text:style-name="P17">Note</text:p>
      <text:p text:style-name="P18"/>
      <text:p text:style-name="P15"><text:span text:style-name="T41">useId</text:span> <text:span text:style-name="T41">is</text:span> <text:span text:style-name="T41">not</text:span> <text:span text:style-name="T41">for</text:span> <text:span text:style-name="T41">generating</text:span> <text:span text:style-name="T41">keys</text:span> <text:span text:style-name="T45">in</text:span> <text:span text:style-name="T41">a</text:span> <text:span text:style-name="T41">list</text:span>. <text:span text:style-name="T41">Keys</text:span> <text:span text:style-name="T41">should</text:span> <text:span text:style-name="T41">be</text:span> <text:span text:style-name="T41">generated</text:span> <text:span text:style-name="T41">from</text:span> <text:span text:style-name="T41">your</text:span> <text:span text:style-name="T41">data</text:span>.</text:p>
      <text:p text:style-name="P18"/>
      <text:p text:style-name="P15"><text:span text:style-name="T41">For</text:span> <text:span text:style-name="T41">a</text:span> <text:span text:style-name="T41">basic</text:span> <text:span text:style-name="T41">example</text:span>, <text:span text:style-name="T41">pass</text:span> <text:span text:style-name="T41">the</text:span> <text:span text:style-name="T41">id</text:span> <text:span text:style-name="T41">directly</text:span> <text:span text:style-name="T46">to</text:span> <text:span text:style-name="T41">the</text:span> <text:span text:style-name="T41">elements</text:span> <text:span text:style-name="T46">that</text:span> <text:span text:style-name="T41">need</text:span> <text:span text:style-name="T51">it</text:span>:</text:p>
      <text:p text:style-name="P18"/>
      <text:p text:style-name="P15"><text:span text:style-name="T45">function</text:span> <text:span text:style-name="T46">Checkbox</text:span>() {</text:p>
      <text:p text:style-name="P15"><text:span text:style-name="T45">const</text:span> <text:span text:style-name="T47">id</text:span> = <text:span text:style-name="T46">useId</text:span>();</text:p>
      <text:p text:style-name="P15"><text:span text:style-name="T37">return</text:span> (</text:p>
      <text:p text:style-name="P16">&lt;&gt;</text:p>
      <text:p text:style-name="P15"><text:span text:style-name="T49">&lt;</text:span><text:span text:style-name="T45">label</text:span> <text:span text:style-name="T41">htmlFor</text:span>=<text:span text:style-name="T45">{</text:span><text:span text:style-name="T47">id</text:span><text:span text:style-name="T45">}</text:span><text:span text:style-name="T49">&gt;</text:span>Do you like React?<text:span text:style-name="T49">&lt;/</text:span><text:span text:style-name="T45">label</text:span><text:span text:style-name="T49">&gt;</text:span></text:p>
      <text:p text:style-name="P15"><text:span text:style-name="T49">&lt;</text:span><text:span text:style-name="T45">input</text:span> <text:span text:style-name="T41">id</text:span>=<text:span text:style-name="T45">{</text:span><text:span text:style-name="T47">id</text:span><text:span text:style-name="T45">}</text:span> <text:span text:style-name="T41">type</text:span>=<text:span text:style-name="T43">"checkbox"</text:span> <text:span text:style-name="T41">name</text:span>=<text:span text:style-name="T43">"react"</text:span><text:span text:style-name="T49">/&gt;</text:span></text:p>
      <text:p text:style-name="P16">&lt;/&gt;</text:p>
      <text:p text:style-name="P15">);</text:p>
      <text:p text:style-name="P15">};</text:p>
      <text:p text:style-name="P18"/>
      <text:p text:style-name="P15"><text:span text:style-name="T48">14.</text:span> <text:span text:style-name="T45">const</text:span> <text:span text:style-name="T47">state</text:span> = <text:span text:style-name="T46">useSyncExternalStore</text:span>(<text:span text:style-name="T41">subscribe</text:span>, <text:span text:style-name="T41">getSnapshot</text:span>[, <text:span text:style-name="T41">getServerSnapshot</text:span>]);</text:p>
      <text:p text:style-name="P15"><text:span text:style-name="T41">useSyncExternalStore</text:span> <text:span text:style-name="T41">is</text:span> <text:span text:style-name="T41">a</text:span> <text:span text:style-name="T41">hook</text:span> <text:span text:style-name="T41">recommended</text:span> <text:span text:style-name="T41">for</text:span> <text:span text:style-name="T41">reading</text:span> <text:span text:style-name="T41">and</text:span> <text:span text:style-name="T41">subscribing</text:span> <text:span text:style-name="T41">from</text:span> <text:span text:style-name="T41">external</text:span> <text:span text:style-name="T41">data</text:span> <text:span text:style-name="T41">sources</text:span> <text:span text:style-name="T45">in</text:span> <text:span text:style-name="T41">a</text:span> <text:span text:style-name="T41">way</text:span> <text:span text:style-name="T46">that</text:span>’<text:span text:style-name="T41">s</text:span> <text:span text:style-name="T41">compatible</text:span> <text:span text:style-name="T37">with</text:span> <text:span text:style-name="T41">concurrent</text:span> <text:span text:style-name="T41">rendering</text:span> <text:span text:style-name="T41">features</text:span> <text:span text:style-name="T41">like</text:span> <text:span text:style-name="T41">selective</text:span> <text:span text:style-name="T41">hydration</text:span> <text:span text:style-name="T41">and</text:span> <text:span text:style-name="T41">time</text:span> <text:span text:style-name="T41">slicing</text:span>.</text:p>
      <text:p text:style-name="P18"/>
      <text:p text:style-name="P15"><text:span text:style-name="T41">This</text:span> <text:span text:style-name="T41">method</text:span> <text:span text:style-name="T41">returns</text:span> <text:span text:style-name="T41">the</text:span> <text:span text:style-name="T41">value</text:span> <text:span text:style-name="T45">of</text:span> <text:span text:style-name="T41">the</text:span> <text:span text:style-name="T41">store</text:span> <text:span text:style-name="T41">and</text:span> <text:span text:style-name="T41">accepts</text:span> <text:span text:style-name="T41">three</text:span> <text:span text:style-name="T51">arguments</text:span>:</text:p>
      <text:p text:style-name="P18"/>
      <text:p text:style-name="P15"><text:span text:style-name="T51">subscribe</text:span>: <text:span text:style-name="T45">function</text:span> <text:span text:style-name="T46">to</text:span> <text:span text:style-name="T46">register</text:span> <text:span text:style-name="T46">a</text:span> <text:span text:style-name="T46">callback</text:span> <text:span text:style-name="T46">that</text:span> <text:span text:style-name="T46">is</text:span> <text:span text:style-name="T46">called</text:span> <text:span text:style-name="T46">whenever</text:span> <text:span text:style-name="T46">the</text:span> <text:span text:style-name="T46">store</text:span> <text:span text:style-name="T46">changes</text:span>.</text:p>
      <text:p text:style-name="P15"><text:span text:style-name="T46">getSnapshot</text:span>: <text:span text:style-name="T46">function</text:span> <text:span text:style-name="T46">that</text:span> <text:span text:style-name="T46">returns</text:span> <text:span text:style-name="T46">the</text:span> <text:span text:style-name="T46">current</text:span> <text:span text:style-name="T46">value</text:span> <text:span text:style-name="T46">of</text:span> <text:span text:style-name="T46">the</text:span> <text:span text:style-name="T46">store</text:span>.</text:p>
      <text:p text:style-name="P15"><text:span text:style-name="T46">getServerSnapshot</text:span>: <text:span text:style-name="T46">function</text:span> <text:span text:style-name="T46">that</text:span> <text:span text:style-name="T46">returns</text:span> <text:span text:style-name="T46">the</text:span> <text:span text:style-name="T46">snapshot</text:span> <text:span text:style-name="T46">used</text:span> <text:span text:style-name="T46">during</text:span> <text:span text:style-name="T46">server</text:span> <text:span text:style-name="T46">rendering</text:span>.</text:p>
      <text:p text:style-name="P18"/>
      <text:p text:style-name="P15"><text:span text:style-name="T48">15.</text:span> <text:span text:style-name="T46">useInsertionEffect</text:span>(<text:span text:style-name="T41">didUpdate</text:span>);</text:p>
      <text:p text:style-name="P15"><text:span text:style-name="T41">The</text:span> <text:span text:style-name="T41">signature</text:span> <text:span text:style-name="T41">is</text:span> <text:span text:style-name="T41">identical</text:span> <text:span text:style-name="T46">to</text:span> <text:span text:style-name="T46">useEffect</text:span>, <text:span text:style-name="T41">but</text:span> <text:span text:style-name="T41">it</text:span> <text:span text:style-name="T41">fires</text:span> <text:span text:style-name="T41">synchronously</text:span> <text:span text:style-name="T41">before</text:span> <text:span text:style-name="T41">all</text:span> <text:span text:style-name="T47">DOM</text:span> <text:span text:style-name="T41">mutations</text:span>. <text:span text:style-name="T41">Use</text:span> <text:span text:style-name="T45">this</text:span> <text:span text:style-name="T46">to</text:span> <text:span text:style-name="T41">inject</text:span> <text:span text:style-name="T41">styles</text:span> <text:span text:style-name="T41">into</text:span> <text:span text:style-name="T41">the</text:span> <text:span text:style-name="T47">DOM</text:span> <text:span text:style-name="T41">before</text:span> <text:span text:style-name="T41">reading</text:span> <text:span text:style-name="T41">layout</text:span> <text:span text:style-name="T45">in</text:span> <text:span text:style-name="T41">useLayoutEffect</text:span>. <text:span text:style-name="T41">Since</text:span> <text:span text:style-name="T45">this</text:span> <text:span text:style-name="T41">hook</text:span> <text:span text:style-name="T41">is</text:span> <text:span text:style-name="T41">limited</text:span> <text:span text:style-name="T45">in</text:span> <text:span text:style-name="T41">scope</text:span>, <text:span text:style-name="T45">this</text:span> <text:span text:style-name="T41">hook</text:span> <text:span text:style-name="T41">does</text:span> <text:span text:style-name="T41">not</text:span> <text:span text:style-name="T41">have</text:span> <text:span text:style-name="T41">access</text:span> <text:span text:style-name="T46">to</text:span> <text:span text:style-name="T41">refs</text:span> <text:span text:style-name="T41">and</text:span> <text:span text:style-name="T41">cannot</text:span> <text:span text:style-name="T41">schedule</text:span> <text:span text:style-name="T41">updates</text:span>.</text:p>
      <text:h text:style-name="P1" text:outline-level="1"><text:soft-page-break/>Hooks API Reference</text:h>
      <text:p text:style-name="P6"><text:span text:style-name="Emphasis"><text:span text:style-name="T1">Hooks</text:span></text:span><text:span text:style-name="T1"> are a new addition in React 16.8. They let you use state and other React features without writing a class.</text:span></text:p>
      <text:p text:style-name="P7">This page describes the APIs for the built-in Hooks in React.</text:p>
      <text:p text:style-name="P6"><text:span text:style-name="T2">If you’re new to Hooks, you might want to check out </text:span><text:a xlink:type="simple" xlink:href="https://reactjs.org/docs/hooks-overview.html" text:style-name="Internet_20_link" text:visited-style-name="Visited_20_Internet_20_Link"><text:span text:style-name="T6">the overview</text:span></text:a><text:span text:style-name="T2"> first. You may also find useful information in the </text:span><text:a xlink:type="simple" xlink:href="https://reactjs.org/docs/hooks-faq.html" text:style-name="Internet_20_link" text:visited-style-name="Visited_20_Internet_20_Link"><text:span text:style-name="T6">frequently asked questions</text:span></text:a><text:span text:style-name="T2"> section.</text:span></text:p>
      <text:list xml:id="list2477308007" text:style-name="L1">
        <text:list-item>
          <text:p text:style-name="P21"><text:a xlink:type="simple" xlink:href="https://reactjs.org/docs/hooks-reference.html#basic-hooks" text:style-name="Internet_20_link" text:visited-style-name="Visited_20_Internet_20_Link"><text:span text:style-name="T7">Basic Hooks</text:span></text:a></text:p>
          <text:list>
            <text:list-item>
              <text:p text:style-name="P22"><text:a xlink:type="simple" xlink:href="https://reactjs.org/docs/hooks-reference.html#usestate" text:style-name="Internet_20_link" text:visited-style-name="Visited_20_Internet_20_Link"><text:span text:style-name="Source_20_Text"><text:span text:style-name="T8">useState</text:span></text:span></text:a></text:p>
            </text:list-item>
            <text:list-item>
              <text:p text:style-name="P22"><text:a xlink:type="simple" xlink:href="https://reactjs.org/docs/hooks-reference.html#useeffect" text:style-name="Internet_20_link" text:visited-style-name="Visited_20_Internet_20_Link"><text:span text:style-name="Source_20_Text"><text:span text:style-name="T8">useEffect</text:span></text:span></text:a></text:p>
            </text:list-item>
            <text:list-item>
              <text:p text:style-name="P22"><text:a xlink:type="simple" xlink:href="https://reactjs.org/docs/hooks-reference.html#usecontext" text:style-name="Internet_20_link" text:visited-style-name="Visited_20_Internet_20_Link"><text:span text:style-name="Source_20_Text"><text:span text:style-name="T8">useContext</text:span></text:span></text:a></text:p>
            </text:list-item>
          </text:list>
        </text:list-item>
        <text:list-item>
          <text:p text:style-name="P21"><text:a xlink:type="simple" xlink:href="https://reactjs.org/docs/hooks-reference.html#additional-hooks" text:style-name="Internet_20_link" text:visited-style-name="Visited_20_Internet_20_Link"><text:span text:style-name="T7">Additional Hooks</text:span></text:a></text:p>
          <text:list>
            <text:list-item>
              <text:p text:style-name="P22"><text:a xlink:type="simple" xlink:href="https://reactjs.org/docs/hooks-reference.html#usereducer" text:style-name="Internet_20_link" text:visited-style-name="Visited_20_Internet_20_Link"><text:span text:style-name="Source_20_Text"><text:span text:style-name="T8">useReducer</text:span></text:span></text:a></text:p>
            </text:list-item>
            <text:list-item>
              <text:p text:style-name="P22"><text:a xlink:type="simple" xlink:href="https://reactjs.org/docs/hooks-reference.html#usecallback" text:style-name="Internet_20_link" text:visited-style-name="Visited_20_Internet_20_Link"><text:span text:style-name="Source_20_Text"><text:span text:style-name="T8">useCallback</text:span></text:span></text:a></text:p>
            </text:list-item>
            <text:list-item>
              <text:p text:style-name="P22"><text:a xlink:type="simple" xlink:href="https://reactjs.org/docs/hooks-reference.html#usememo" text:style-name="Internet_20_link" text:visited-style-name="Visited_20_Internet_20_Link"><text:span text:style-name="Source_20_Text"><text:span text:style-name="T8">useMemo</text:span></text:span></text:a></text:p>
            </text:list-item>
            <text:list-item>
              <text:p text:style-name="P22"><text:a xlink:type="simple" xlink:href="https://reactjs.org/docs/hooks-reference.html#useref" text:style-name="Internet_20_link" text:visited-style-name="Visited_20_Internet_20_Link"><text:span text:style-name="Source_20_Text"><text:span text:style-name="T8">useRef</text:span></text:span></text:a></text:p>
            </text:list-item>
            <text:list-item>
              <text:p text:style-name="P22"><text:a xlink:type="simple" xlink:href="https://reactjs.org/docs/hooks-reference.html#useimperativehandle" text:style-name="Internet_20_link" text:visited-style-name="Visited_20_Internet_20_Link"><text:span text:style-name="Source_20_Text"><text:span text:style-name="T8">useImperativeHandle</text:span></text:span></text:a></text:p>
            </text:list-item>
            <text:list-item>
              <text:p text:style-name="P22"><text:a xlink:type="simple" xlink:href="https://reactjs.org/docs/hooks-reference.html#uselayouteffect" text:style-name="Internet_20_link" text:visited-style-name="Visited_20_Internet_20_Link"><text:span text:style-name="Source_20_Text"><text:span text:style-name="T8">useLayoutEffect</text:span></text:span></text:a></text:p>
            </text:list-item>
            <text:list-item>
              <text:p text:style-name="P22"><text:a xlink:type="simple" xlink:href="https://reactjs.org/docs/hooks-reference.html#usedebugvalue" text:style-name="Internet_20_link" text:visited-style-name="Visited_20_Internet_20_Link"><text:span text:style-name="Source_20_Text"><text:span text:style-name="T8">useDebugValue</text:span></text:span></text:a></text:p>
            </text:list-item>
            <text:list-item>
              <text:p text:style-name="P22"><text:a xlink:type="simple" xlink:href="https://reactjs.org/docs/hooks-reference.html#usedeferredvalue" text:style-name="Internet_20_link" text:visited-style-name="Visited_20_Internet_20_Link"><text:span text:style-name="Source_20_Text"><text:span text:style-name="T8">useDeferredValue</text:span></text:span></text:a></text:p>
            </text:list-item>
            <text:list-item>
              <text:p text:style-name="P22"><text:a xlink:type="simple" xlink:href="https://reactjs.org/docs/hooks-reference.html#usetransition" text:style-name="Internet_20_link" text:visited-style-name="Visited_20_Internet_20_Link"><text:span text:style-name="Source_20_Text"><text:span text:style-name="T8">useTransition</text:span></text:span></text:a></text:p>
            </text:list-item>
            <text:list-item>
              <text:p text:style-name="P22"><text:a xlink:type="simple" xlink:href="https://reactjs.org/docs/hooks-reference.html#useid" text:style-name="Internet_20_link" text:visited-style-name="Visited_20_Internet_20_Link"><text:span text:style-name="Source_20_Text"><text:span text:style-name="T8">useId</text:span></text:span></text:a></text:p>
            </text:list-item>
          </text:list>
        </text:list-item>
        <text:list-item>
          <text:p text:style-name="P21"><text:a xlink:type="simple" xlink:href="https://reactjs.org/docs/hooks-reference.html#library-hooks" text:style-name="Internet_20_link" text:visited-style-name="Visited_20_Internet_20_Link"><text:span text:style-name="T7">Library Hooks</text:span></text:a></text:p>
          <text:list>
            <text:list-item>
              <text:p text:style-name="P22"><text:a xlink:type="simple" xlink:href="https://reactjs.org/docs/hooks-reference.html#usesyncexternalstore" text:style-name="Internet_20_link" text:visited-style-name="Visited_20_Internet_20_Link"><text:span text:style-name="Source_20_Text"><text:span text:style-name="T8">useSyncExternalStore</text:span></text:span></text:a></text:p>
            </text:list-item>
            <text:list-item>
              <text:p text:style-name="P22"><text:a xlink:type="simple" xlink:href="https://reactjs.org/docs/hooks-reference.html#useinsertioneffect" text:style-name="Internet_20_link" text:visited-style-name="Visited_20_Internet_20_Link"><text:span text:style-name="Source_20_Text"><text:span text:style-name="T8">useInsertionEffect</text:span></text:span></text:a></text:p>
            </text:list-item>
          </text:list>
        </text:list-item>
      </text:list>
      <text:h text:style-name="P2" text:outline-level="2"><text:bookmark text:name="basic-hooks"/>Basic Hooks</text:h>
      <text:h text:style-name="P3" text:outline-level="3"><text:bookmark text:name="usestate"/><text:span text:style-name="Source_20_Text"><text:span text:style-name="T4">useState</text:span></text:span></text:h>
      <text:p text:style-name="P11"><text:span text:style-name="T3">Try the new React documentation for </text:span><text:a xlink:type="simple" xlink:href="https://beta.reactjs.org/reference/react/useState" office:target-frame-name="_blank" xlink:show="new" text:style-name="Internet_20_link" text:visited-style-name="Visited_20_Internet_20_Link"><text:span text:style-name="Source_20_Text"><text:span text:style-name="T9">useState</text:span></text:span></text:a><text:span text:style-name="T3">.</text:span></text:p>
      <text:p text:style-name="P11"><text:soft-page-break/><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setState</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span text:style-name="Source_20_Text"><text:span text:style-name="T17">initialState</text:span></text:span><text:span text:style-name="Source_20_Text"><text:span text:style-name="T21">);</text:span></text:span></text:p>
      <text:p text:style-name="P7">Returns a stateful value, and a function to update it.</text:p>
      <text:p text:style-name="P6"><text:span text:style-name="T2">During the initial render, the returned state (</text:span><text:span text:style-name="Source_20_Text"><text:span text:style-name="T11">state</text:span></text:span><text:span text:style-name="T2">) is the same as the value passed as the first argument (</text:span><text:span text:style-name="Source_20_Text"><text:span text:style-name="T11">initialState</text:span></text:span><text:span text:style-name="T2">).</text:span></text:p>
      <text:p text:style-name="P6"><text:span text:style-name="T2">The </text:span><text:span text:style-name="Source_20_Text"><text:span text:style-name="T11">setState</text:span></text:span><text:span text:style-name="T2"> function is used to update the state. It accepts a new state value and enqueues a re-render of the component.</text:span></text:p>
      <text:p text:style-name="P5"><text:span text:style-name="Source_20_Text"><text:span text:style-name="T25">setState</text:span></text:span><text:span text:style-name="Source_20_Text"><text:span text:style-name="T21">(</text:span></text:span><text:span text:style-name="Source_20_Text"><text:span text:style-name="T17">newState</text:span></text:span><text:span text:style-name="Source_20_Text"><text:span text:style-name="T21">);</text:span></text:span></text:p>
      <text:p text:style-name="P6"><text:span text:style-name="T2">During subsequent re-renders, the first value returned by </text:span><text:span text:style-name="Source_20_Text"><text:span text:style-name="T11">useState</text:span></text:span><text:span text:style-name="T2"> will always be the most recent state after applying updates.</text:span></text:p>
      <text:p text:style-name="P12">Note</text:p>
      <text:p text:style-name="P11"><text:span text:style-name="T2">React guarantees that </text:span><text:span text:style-name="Source_20_Text"><text:span text:style-name="T11">setState</text:span></text:span><text:span text:style-name="T2"> function identity is stable and won’t change on re-renders. This is why it’s safe to omit from the </text:span><text:span text:style-name="Source_20_Text"><text:span text:style-name="T11">useEffect</text:span></text:span><text:span text:style-name="T2"> or </text:span><text:span text:style-name="Source_20_Text"><text:span text:style-name="T11">useCallback</text:span></text:span><text:span text:style-name="T2"> dependency list.</text:span></text:p>
      <text:h text:style-name="P4" text:outline-level="4"><text:bookmark text:name="functional-updates"/>Functional updates</text:h>
      <text:p text:style-name="P6"><text:span text:style-name="T2">If the new state is computed using the previous state, you can pass a function to </text:span><text:span text:style-name="Source_20_Text"><text:span text:style-name="T11">setState</text:span></text:span><text:span text:style-name="T2">. The function will receive the previous value, and return an updated value. Here’s an example of a counter component that uses both forms of </text:span><text:span text:style-name="Source_20_Text"><text:span text:style-name="T11">setState</text:span></text:span><text:span text:style-name="T2">:</text:span></text:p>
      <text:p text:style-name="P5"><text:span text:style-name="Source_20_Text"><text:span text:style-name="T15">function</text:span></text:span><text:span text:style-name="Source_20_Text"><text:span text:style-name="T17"> </text:span></text:span><text:span text:style-name="Source_20_Text"><text:span text:style-name="T25">Counter</text:span></text:span><text:span text:style-name="Source_20_Text"><text:span text:style-name="T21">({</text:span></text:span><text:span text:style-name="Source_20_Text"><text:span text:style-name="T17">initialCount</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count</text:span></text:span><text:span text:style-name="Source_20_Text"><text:span text:style-name="T21">,</text:span></text:span><text:span text:style-name="Source_20_Text"><text:span text:style-name="T17"> setCount</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span text:style-name="Source_20_Text"><text:span text:style-name="T17">initialCount</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17">Count: </text:span></text:span><text:span text:style-name="Source_20_Text"><text:span text:style-name="T21">{</text:span></text:span><text:span text:style-name="Source_20_Text"><text:span text:style-name="T17">count</text:span></text:span><text:span text:style-name="Source_20_Text"><text:span text:style-name="T21">}</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setCount</text:span></text:span><text:span text:style-name="Source_20_Text"><text:span text:style-name="T21">(</text:span></text:span><text:span text:style-name="Source_20_Text"><text:span text:style-name="T27">initialCount</text:span></text:span><text:span text:style-name="Source_20_Text"><text:span text:style-name="T21">)}&gt;</text:span></text:span><text:span text:style-name="Source_20_Text"><text:span text:style-name="T17">Reset</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setCount</text:span></text:span><text:span text:style-name="Source_20_Text"><text:span text:style-name="T21">(</text:span></text:span><text:span text:style-name="Source_20_Text"><text:span text:style-name="T27">prevCount </text:span></text:span><text:span text:style-name="Source_20_Text"><text:span text:style-name="T23">=&gt;</text:span></text:span><text:span text:style-name="Source_20_Text"><text:span text:style-name="T27"> prevCount </text:span></text:span><text:span text:style-name="Source_20_Text"><text:span text:style-name="T23">-</text:span></text:span><text:span text:style-name="Source_20_Text"><text:span text:style-name="T27"> </text:span></text:span><text:span text:style-name="Source_20_Text"><text:span text:style-name="T30">1</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setCount</text:span></text:span><text:span text:style-name="Source_20_Text"><text:span text:style-name="T21">(</text:span></text:span><text:span text:style-name="Source_20_Text"><text:span text:style-name="T27">prevCount </text:span></text:span><text:span text:style-name="Source_20_Text"><text:span text:style-name="T23">=&gt;</text:span></text:span><text:span text:style-name="Source_20_Text"><text:span text:style-name="T27"> prevCount </text:span></text:span><text:span text:style-name="Source_20_Text"><text:span text:style-name="T23">+</text:span></text:span><text:span text:style-name="Source_20_Text"><text:span text:style-name="T27"> </text:span></text:span><text:span text:style-name="Source_20_Text"><text:span text:style-name="T30">1</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7"><text:soft-page-break/>The ”+” and ”-” buttons use the functional form, because the updated value is based on the previous value. But the “Reset” button uses the normal form, because it always sets the count back to the initial value.</text:p>
      <text:p text:style-name="P7">If your update function returns the exact same value as the current state, the subsequent rerender will be skipped completely.</text:p>
      <text:p text:style-name="P12">Note</text:p>
      <text:p text:style-name="P11"><text:span text:style-name="T2">Unlike the </text:span><text:span text:style-name="Source_20_Text"><text:span text:style-name="T11">setState</text:span></text:span><text:span text:style-name="T2"> method found in class components, </text:span><text:span text:style-name="Source_20_Text"><text:span text:style-name="T11">useState</text:span></text:span><text:span text:style-name="T2"> does not automatically merge update objects. You can replicate this behavior by combining the function updater form with object spread syntax:</text:span></text:p>
      <text:p text:style-name="P9"><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setState</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p>
      <text:p text:style-name="P9"><text:span text:style-name="Source_20_Text"><text:span text:style-name="T25">setState</text:span></text:span><text:span text:style-name="Source_20_Text"><text:span text:style-name="T21">(</text:span></text:span><text:span text:style-name="Source_20_Text"><text:span text:style-name="T17">prevState </text:span></text:span><text:span text:style-name="Source_20_Text"><text:span text:style-name="T23">=&gt;</text:span></text:span><text:span text:style-name="Source_20_Text"><text:span text:style-name="T17"> </text:span></text:span><text:span text:style-name="Source_20_Text"><text:span text:style-name="T21">{</text:span></text:span></text:p>
      <text:p text:style-name="P9"><text:span text:style-name="Source_20_Text"><text:span text:style-name="T19"><text:s text:c="2"/></text:span></text:span><text:span text:style-name="Source_20_Text"><text:span text:style-name="T32">// Object.assign would also work</text:span></text:span></text:p>
      <text:p text:style-name="P9"><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23">...</text:span></text:span><text:span text:style-name="Source_20_Text"><text:span text:style-name="T17">prevState</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updatedValues</text:span></text:span><text:span text:style-name="Source_20_Text"><text:span text:style-name="T21">};</text:span></text:span></text:p>
      <text:p text:style-name="P9"><text:span text:style-name="Source_20_Text"><text:span text:style-name="T21">});</text:span></text:span></text:p>
      <text:p text:style-name="P11"><text:span text:style-name="T2">Another option is </text:span><text:span text:style-name="Source_20_Text"><text:span text:style-name="T11">useReducer</text:span></text:span><text:span text:style-name="T2">, which is more suited for managing state objects that contain multiple sub-values.</text:span></text:p>
      <text:h text:style-name="P4" text:outline-level="4"><text:bookmark text:name="lazy-initial-state"/>Lazy initial state</text:h>
      <text:p text:style-name="P6"><text:span text:style-name="T2">The </text:span><text:span text:style-name="Source_20_Text"><text:span text:style-name="T11">initialState</text:span></text:span><text:span text:style-name="T2"> argument is the state used during the initial render. In subsequent renders, it is disregarded. If the initial state is the result of an expensive computation, you may provide a function instead, which will be executed only on the initial render:</text:span></text:p>
      <text:p text:style-name="P5"><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setState</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initialState </text:span></text:span><text:span text:style-name="Source_20_Text"><text:span text:style-name="T23">=</text:span></text:span><text:span text:style-name="Source_20_Text"><text:span text:style-name="T17"> </text:span></text:span><text:span text:style-name="Source_20_Text"><text:span text:style-name="T25">someExpensiveComputation</text:span></text:span><text:span text:style-name="Source_20_Text"><text:span text:style-name="T21">(</text:span></text:span><text:span text:style-name="Source_20_Text"><text:span text:style-name="T17">props</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initialState</text:span></text:span><text:span text:style-name="Source_20_Text"><text:span text:style-name="T21">;</text:span></text:span></text:p>
      <text:p text:style-name="P5"><text:span text:style-name="Source_20_Text"><text:span text:style-name="T21">});</text:span></text:span></text:p>
      <text:h text:style-name="P4" text:outline-level="4"><text:bookmark text:name="bailing-out-of-a-state-update"/>Bailing out of a state update</text:h>
      <text:p text:style-name="P6"><text:span text:style-name="T2">If you update a State Hook to the same value as the current state, React will bail out without rendering the children or firing effects. (React uses the </text:span><text:a xlink:type="simple" xlink:href="https://developer.mozilla.org/en-US/docs/Web/JavaScript/Reference/Global_Objects/Object/is#Description" office:target-frame-name="_blank" xlink:show="new" text:style-name="Internet_20_link" text:visited-style-name="Visited_20_Internet_20_Link"><text:span text:style-name="Source_20_Text"><text:span text:style-name="T10">Object.is</text:span></text:span></text:a><text:a xlink:type="simple" xlink:href="https://developer.mozilla.org/en-US/docs/Web/JavaScript/Reference/Global_Objects/Object/is#Description" office:target-frame-name="_blank" xlink:show="new" text:style-name="Internet_20_link" text:visited-style-name="Visited_20_Internet_20_Link"><text:span text:style-name="T6"> comparison algorithm</text:span></text:a><text:span text:style-name="T2">.)</text:span></text:p>
      <text:p text:style-name="P6"><text:span text:style-name="T2">Note that React may still need to render that specific component again before bailing out. That shouldn’t be a concern because React won’t </text:span><text:soft-page-break/><text:span text:style-name="T2">unnecessarily go “deeper” into the tree. If you’re doing expensive calculations while rendering, you can optimize them with </text:span><text:span text:style-name="Source_20_Text"><text:span text:style-name="T11">useMemo</text:span></text:span><text:span text:style-name="T2">.</text:span></text:p>
      <text:h text:style-name="P4" text:outline-level="4"><text:bookmark text:name="batching-of-state-updates"/>Batching of state updates</text:h>
      <text:p text:style-name="P8">React may group several state updates into a single re-render to improve performance. Normally, this improves performance and shouldn’t affect your application’s behavior.</text:p>
      <text:p text:style-name="P6"><text:span text:style-name="T2">Before React 18, only updates inside React event handlers were batched. Starting with React 18, </text:span><text:a xlink:type="simple" xlink:href="https://reactjs.org/blog/2022/03/08/react-18-upgrade-guide.html#automatic-batching" text:style-name="Internet_20_link" text:visited-style-name="Visited_20_Internet_20_Link"><text:span text:style-name="T6">batching is enabled for all updates by default</text:span></text:a><text:span text:style-name="T2">. Note that React makes sure that updates from several </text:span><text:span text:style-name="Emphasis"><text:span text:style-name="T2">different</text:span></text:span><text:span text:style-name="T2"> user-initiated events — for example, clicking a button twice — are always processed separately and do not get batched. This prevents logical mistakes.</text:span></text:p>
      <text:p text:style-name="P6"><text:span text:style-name="T2">In the rare case that you need to force the DOM update to be applied synchronously, you may wrap it in </text:span><text:a xlink:type="simple" xlink:href="https://reactjs.org/docs/react-dom.html#flushsync" text:style-name="Internet_20_link" text:visited-style-name="Visited_20_Internet_20_Link"><text:span text:style-name="Source_20_Text"><text:span text:style-name="T10">flushSync</text:span></text:span></text:a><text:span text:style-name="T2">. However, this can hurt performance so do this only where needed.</text:span></text:p>
      <text:h text:style-name="P3" text:outline-level="3"><text:bookmark text:name="useeffect"/><text:span text:style-name="Source_20_Text"><text:span text:style-name="T4">useEffect</text:span></text:span></text:h>
      <text:p text:style-name="P11"><text:span text:style-name="T3">Try the new React documentation for </text:span><text:a xlink:type="simple" xlink:href="https://beta.reactjs.org/reference/react/useEffect" office:target-frame-name="_blank" xlink:show="new" text:style-name="Internet_20_link" text:visited-style-name="Visited_20_Internet_20_Link"><text:span text:style-name="Source_20_Text"><text:span text:style-name="T9">useEffect</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25">useEffect</text:span></text:span><text:span text:style-name="Source_20_Text"><text:span text:style-name="T21">(</text:span></text:span><text:span text:style-name="Source_20_Text"><text:span text:style-name="T17">didUpdate</text:span></text:span><text:span text:style-name="Source_20_Text"><text:span text:style-name="T21">);</text:span></text:span></text:p>
      <text:p text:style-name="P7">Accepts a function that contains imperative, possibly effectful code.</text:p>
      <text:p text:style-name="P6"><text:span text:style-name="T2">Mutations, subscriptions, timers, logging, and other side effects are not allowed inside the main body of a function component (referred to as React’s </text:span><text:span text:style-name="Emphasis"><text:span text:style-name="T2">render phase</text:span></text:span><text:span text:style-name="T2">). Doing so will lead to confusing bugs and inconsistencies in the UI.</text:span></text:p>
      <text:p text:style-name="P6"><text:span text:style-name="T2">Instead, use </text:span><text:span text:style-name="Source_20_Text"><text:span text:style-name="T11">useEffect</text:span></text:span><text:span text:style-name="T2">. The function passed to </text:span><text:span text:style-name="Source_20_Text"><text:span text:style-name="T11">useEffect</text:span></text:span><text:span text:style-name="T2"> will run after the render is committed to the screen. Think of effects as an escape hatch from React’s purely functional world into the imperative world.</text:span></text:p>
      <text:p text:style-name="P6"><text:soft-page-break/><text:span text:style-name="T2">By default, effects run after every completed render, but you can choose to fire them </text:span><text:a xlink:type="simple" xlink:href="https://reactjs.org/docs/hooks-reference.html#conditionally-firing-an-effect" text:style-name="Internet_20_link" text:visited-style-name="Visited_20_Internet_20_Link"><text:span text:style-name="T6">only when certain values have changed</text:span></text:a><text:span text:style-name="T2">.</text:span></text:p>
      <text:h text:style-name="P4" text:outline-level="4"><text:bookmark text:name="cleaning-up-an-effect"/>Cleaning up an effect</text:h>
      <text:p text:style-name="P6"><text:span text:style-name="T2">Often, effects create resources that need to be cleaned up before the component leaves the screen, such as a subscription or timer ID. To do this, the function passed to </text:span><text:span text:style-name="Source_20_Text"><text:span text:style-name="T11">useEffect</text:span></text:span><text:span text:style-name="T2"> may return a clean-up function. For example, to create a subscription:</text:span></text:p>
      <text:p text:style-name="P5"><text:span text:style-name="Source_20_Text"><text:span text:style-name="T25">useEffect</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subscription </text:span></text:span><text:span text:style-name="Source_20_Text"><text:span text:style-name="T23">=</text:span></text:span><text:span text:style-name="Source_20_Text"><text:span text:style-name="T17"> props</text:span></text:span><text:span text:style-name="Source_20_Text"><text:span text:style-name="T21">.</text:span></text:span><text:span text:style-name="Source_20_Text"><text:span text:style-name="T17">source</text:span></text:span><text:span text:style-name="Source_20_Text"><text:span text:style-name="T21">.</text:span></text:span><text:span text:style-name="Source_20_Text"><text:span text:style-name="T25">subscribe</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32">// Clean up the subscription</text:span></text:span></text:p>
      <text:p text:style-name="P5"><text:span text:style-name="Source_20_Text"><text:span text:style-name="T19"><text:s text:c="4"/></text:span></text:span><text:span text:style-name="Source_20_Text"><text:span text:style-name="T17">subscription</text:span></text:span><text:span text:style-name="Source_20_Text"><text:span text:style-name="T21">.</text:span></text:span><text:span text:style-name="Source_20_Text"><text:span text:style-name="T25">unsubscribe</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6"><text:span text:style-name="T2">The clean-up function runs before the component is removed from the UI to prevent memory leaks. Additionally, if a component renders multiple times (as they typically do), the </text:span><text:span text:style-name="Strong_20_Emphasis"><text:span text:style-name="T3">previous effect is cleaned up before executing the next effect</text:span></text:span><text:span text:style-name="T2">. In our example, this means a new subscription is created on every update. To avoid firing an effect on every update, refer to the next section.</text:span></text:p>
      <text:h text:style-name="P4" text:outline-level="4"><text:bookmark text:name="timing-of-effects"/>Timing of effects</text:h>
      <text:p text:style-name="P6"><text:span text:style-name="T2">Unlike </text:span><text:span text:style-name="Source_20_Text"><text:span text:style-name="T11">componentDidMount</text:span></text:span><text:span text:style-name="T2"> and </text:span><text:span text:style-name="Source_20_Text"><text:span text:style-name="T11">componentDidUpdate</text:span></text:span><text:span text:style-name="T2">, the function passed to </text:span><text:span text:style-name="Source_20_Text"><text:span text:style-name="T11">useEffect</text:span></text:span><text:span text:style-name="T2"> fires </text:span><text:span text:style-name="Strong_20_Emphasis"><text:span text:style-name="T3">after</text:span></text:span><text:span text:style-name="T2"> layout and paint, during a deferred event. This makes it suitable for the many common side effects, like setting up subscriptions and event handlers, because most types of work shouldn’t block the browser from updating the screen.</text:span></text:p>
      <text:p text:style-name="P6"><text:span text:style-name="T2">However, not all effects can be deferred. For example, a DOM mutation that is visible to the user must fire synchronously before the next paint so that the user does not perceive a visual inconsistency. (The distinction is conceptually similar to passive versus active event listeners.) For these types of effects, React provides one additional Hook </text:span><text:soft-page-break/><text:span text:style-name="T2">called </text:span><text:a xlink:type="simple" xlink:href="https://reactjs.org/docs/hooks-reference.html#uselayouteffect" text:style-name="Internet_20_link" text:visited-style-name="Visited_20_Internet_20_Link"><text:span text:style-name="Source_20_Text"><text:span text:style-name="T10">useLayoutEffect</text:span></text:span></text:a><text:span text:style-name="T2">. It has the same signature as </text:span><text:span text:style-name="Source_20_Text"><text:span text:style-name="T11">useEffect</text:span></text:span><text:span text:style-name="T2">, and only differs in when it is fired.</text:span></text:p>
      <text:p text:style-name="P6"><text:span text:style-name="T2">Additionally, starting in React 18, the function passed to </text:span><text:span text:style-name="Source_20_Text"><text:span text:style-name="T11">useEffect</text:span></text:span><text:span text:style-name="T2"> will fire synchronously </text:span><text:span text:style-name="Strong_20_Emphasis"><text:span text:style-name="T3">before</text:span></text:span><text:span text:style-name="T2"> layout and paint when it’s the result of a discrete user input such as a click, or when it’s the result of an update wrapped in </text:span><text:a xlink:type="simple" xlink:href="https://reactjs.org/docs/react-dom.html#flushsync" text:style-name="Internet_20_link" text:visited-style-name="Visited_20_Internet_20_Link"><text:span text:style-name="Source_20_Text"><text:span text:style-name="T10">flushSync</text:span></text:span></text:a><text:span text:style-name="T2">. This behavior allows the result of the effect to be observed by the event system, or by the caller of </text:span><text:a xlink:type="simple" xlink:href="https://reactjs.org/docs/react-dom.html#flushsync" text:style-name="Internet_20_link" text:visited-style-name="Visited_20_Internet_20_Link"><text:span text:style-name="Source_20_Text"><text:span text:style-name="T10">flushSync</text:span></text:span></text:a><text:span text:style-name="T2">.</text:span></text:p>
      <text:p text:style-name="P12">Note</text:p>
      <text:p text:style-name="P11"><text:span text:style-name="T2">This only affects the timing of when the function passed to </text:span><text:span text:style-name="Source_20_Text"><text:span text:style-name="T11">useEffect</text:span></text:span><text:span text:style-name="T2"> is called - updates scheduled inside these effects are still deferred. This is different than </text:span><text:a xlink:type="simple" xlink:href="https://reactjs.org/docs/hooks-reference.html#uselayouteffect" text:style-name="Internet_20_link" text:visited-style-name="Visited_20_Internet_20_Link"><text:span text:style-name="Source_20_Text"><text:span text:style-name="T10">useLayoutEffect</text:span></text:span></text:a><text:span text:style-name="T2">, which fires the function and processes the updates inside of it immediately.</text:span></text:p>
      <text:p text:style-name="P6"><text:span text:style-name="T2">Even in cases where </text:span><text:span text:style-name="Source_20_Text"><text:span text:style-name="T11">useEffect</text:span></text:span><text:span text:style-name="T2"> is deferred until after the browser has painted, it’s guaranteed to fire before any new renders. React will always flush a previous render’s effects before starting a new update.</text:span></text:p>
      <text:h text:style-name="P4" text:outline-level="4"><text:bookmark text:name="conditionally-firing-an-effect"/>Conditionally firing an effect</text:h>
      <text:p text:style-name="P8">The default behavior for effects is to fire the effect after every completed render. That way an effect is always recreated if one of its dependencies changes.</text:p>
      <text:p text:style-name="P6"><text:span text:style-name="T2">However, this may be overkill in some cases, like the subscription example from the previous section. We don’t need to create a new subscription on every update, only if the </text:span><text:span text:style-name="Source_20_Text"><text:span text:style-name="T11">source</text:span></text:span><text:span text:style-name="T2"> prop has changed.</text:span></text:p>
      <text:p text:style-name="P6"><text:span text:style-name="T2">To implement this, pass a second argument to </text:span><text:span text:style-name="Source_20_Text"><text:span text:style-name="T11">useEffect</text:span></text:span><text:span text:style-name="T2"> that is the array of values that the effect depends on. Our updated example now looks like this:</text:span></text:p>
      <text:p text:style-name="P5"><text:span text:style-name="Source_20_Text"><text:span text:style-name="T25">useEffect</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15">const</text:span></text:span><text:span text:style-name="Source_20_Text"><text:span text:style-name="T17"> subscription </text:span></text:span><text:span text:style-name="Source_20_Text"><text:span text:style-name="T23">=</text:span></text:span><text:span text:style-name="Source_20_Text"><text:span text:style-name="T17"> props</text:span></text:span><text:span text:style-name="Source_20_Text"><text:span text:style-name="T21">.</text:span></text:span><text:span text:style-name="Source_20_Text"><text:span text:style-name="T17">source</text:span></text:span><text:span text:style-name="Source_20_Text"><text:span text:style-name="T21">.</text:span></text:span><text:span text:style-name="Source_20_Text"><text:span text:style-name="T25">subscribe</text:span></text:span><text:span text:style-name="Source_20_Text"><text:span text:style-name="T21">();</text:span></text:span></text:p>
      <text:p text:style-name="P5"><text:span text:style-name="Source_20_Text"><text:span text:style-name="T19"><text:s text:c="4"/></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6"/></text:span></text:span><text:span text:style-name="Source_20_Text"><text:span text:style-name="T17">subscription</text:span></text:span><text:span text:style-name="Source_20_Text"><text:span text:style-name="T21">.</text:span></text:span><text:span text:style-name="Source_20_Text"><text:span text:style-name="T25">unsubscribe</text:span></text:span><text:span text:style-name="Source_20_Text"><text:span text:style-name="T21">();</text:span></text:span></text:p>
      <text:p text:style-name="P5"><text:soft-page-break/><text:span text:style-name="Source_20_Text"><text:span text:style-name="T19"><text:s text:c="4"/></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props</text:span></text:span><text:span text:style-name="Source_20_Text"><text:span text:style-name="T21">.</text:span></text:span><text:span text:style-name="Source_20_Text"><text:span text:style-name="T17">source</text:span></text:span><text:span text:style-name="Source_20_Text"><text:span text:style-name="T21">],</text:span></text:span></text:p>
      <text:p text:style-name="P5"><text:span text:style-name="Source_20_Text"><text:span text:style-name="T21">);</text:span></text:span></text:p>
      <text:p text:style-name="P6"><text:span text:style-name="T2">Now the subscription will only be recreated when </text:span><text:span text:style-name="Source_20_Text"><text:span text:style-name="T11">props.source</text:span></text:span><text:span text:style-name="T2"> changes.</text:span></text:p>
      <text:p text:style-name="P12">Note</text:p>
      <text:p text:style-name="P11"><text:span text:style-name="T2">If you use this optimization, make sure the array includes </text:span><text:span text:style-name="Strong_20_Emphasis"><text:span text:style-name="T3">all values from the component scope (such as props and state) that change over time and that are used by the effect</text:span></text:span><text:span text:style-name="T2">. Otherwise, your code will reference stale values from previous renders. Learn more about </text:span><text:a xlink:type="simple" xlink:href="https://reactjs.org/docs/hooks-faq.html#is-it-safe-to-omit-functions-from-the-list-of-dependencies" text:style-name="Internet_20_link" text:visited-style-name="Visited_20_Internet_20_Link"><text:span text:style-name="T6">how to deal with functions</text:span></text:a><text:span text:style-name="T2"> and what to do when the </text:span><text:a xlink:type="simple" xlink:href="https://reactjs.org/docs/hooks-faq.html#what-can-i-do-if-my-effect-dependencies-change-too-often" text:style-name="Internet_20_link" text:visited-style-name="Visited_20_Internet_20_Link"><text:span text:style-name="T6">array values change too often</text:span></text:a><text:span text:style-name="T2">.</text:span></text:p>
      <text:p text:style-name="P11"><text:span text:style-name="T2">If you want to run an effect and clean it up only once (on mount and unmount), you can pass an empty array (</text:span><text:span text:style-name="Source_20_Text"><text:span text:style-name="T11">[]</text:span></text:span><text:span text:style-name="T2">) as a second argument. This tells React that your effect doesn’t depend on </text:span><text:span text:style-name="Emphasis"><text:span text:style-name="T2">any</text:span></text:span><text:span text:style-name="T2"> values from props or state, so it never needs to re-run. This isn’t handled as a special case — it follows directly from how the dependencies array always works.</text:span></text:p>
      <text:p text:style-name="P11"><text:span text:style-name="T2">If you pass an empty array (</text:span><text:span text:style-name="Source_20_Text"><text:span text:style-name="T11">[]</text:span></text:span><text:span text:style-name="T2">), the props and state inside the effect will always have their initial values. While passing </text:span><text:span text:style-name="Source_20_Text"><text:span text:style-name="T11">[]</text:span></text:span><text:span text:style-name="T2"> as the second argument is closer to the familiar </text:span><text:span text:style-name="Source_20_Text"><text:span text:style-name="T11">componentDidMount</text:span></text:span><text:span text:style-name="T2"> and </text:span><text:span text:style-name="Source_20_Text"><text:span text:style-name="T11">componentWillUnmount</text:span></text:span><text:span text:style-name="T2"> mental model, there are usually </text:span><text:a xlink:type="simple" xlink:href="https://reactjs.org/docs/hooks-faq.html#is-it-safe-to-omit-functions-from-the-list-of-dependencies" text:style-name="Internet_20_link" text:visited-style-name="Visited_20_Internet_20_Link"><text:span text:style-name="T6">better</text:span></text:a><text:span text:style-name="T2"> </text:span><text:a xlink:type="simple" xlink:href="https://reactjs.org/docs/hooks-faq.html#what-can-i-do-if-my-effect-dependencies-change-too-often" text:style-name="Internet_20_link" text:visited-style-name="Visited_20_Internet_20_Link"><text:span text:style-name="T6">solutions</text:span></text:a><text:span text:style-name="T2"> to avoid re-running effects too often. Also, don’t forget that React defers running </text:span><text:span text:style-name="Source_20_Text"><text:span text:style-name="T11">useEffect</text:span></text:span><text:span text:style-name="T2"> until after the browser has painted, so doing extra work is less of a problem.</text:span></text:p>
      <text:p text:style-name="P11"><text:span text:style-name="T2">We recommend using the </text:span><text:a xlink:type="simple" xlink:href="https://github.com/facebook/react/issues/14920" office:target-frame-name="_blank" xlink:show="new" text:style-name="Internet_20_link" text:visited-style-name="Visited_20_Internet_20_Link"><text:span text:style-name="Source_20_Text"><text:span text:style-name="T10">exhaustive-deps</text:span></text:span></text:a><text:span text:style-name="T2"> rule as part of our </text:span><text:a xlink:type="simple" xlink:href="https://www.npmjs.com/package/eslint-plugin-react-hooks#installation" office:target-frame-name="_blank" xlink:show="new" text:style-name="Internet_20_link" text:visited-style-name="Visited_20_Internet_20_Link"><text:span text:style-name="Source_20_Text"><text:span text:style-name="T10">eslint-plugin-react-hooks</text:span></text:span></text:a><text:span text:style-name="T2"> package. It warns when dependencies are specified incorrectly and suggests a fix.</text:span></text:p>
      <text:p text:style-name="P7"><text:soft-page-break/>The array of dependencies is not passed as arguments to the effect function. Conceptually, though, that’s what they represent: every value referenced inside the effect function should also appear in the dependencies array. In the future, a sufficiently advanced compiler could create this array automatically.</text:p>
      <text:h text:style-name="P3" text:outline-level="3"><text:bookmark text:name="usecontext"/><text:span text:style-name="Source_20_Text"><text:span text:style-name="T4">useContext</text:span></text:span></text:h>
      <text:p text:style-name="P11"><text:span text:style-name="T3">Try the new React documentation for </text:span><text:a xlink:type="simple" xlink:href="https://beta.reactjs.org/reference/react/useContext" office:target-frame-name="_blank" xlink:show="new" text:style-name="Internet_20_link" text:visited-style-name="Visited_20_Internet_20_Link"><text:span text:style-name="Source_20_Text"><text:span text:style-name="T9">useContext</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value </text:span></text:span><text:span text:style-name="Source_20_Text"><text:span text:style-name="T23">=</text:span></text:span><text:span text:style-name="Source_20_Text"><text:span text:style-name="T17"> </text:span></text:span><text:span text:style-name="Source_20_Text"><text:span text:style-name="T25">useContext</text:span></text:span><text:span text:style-name="Source_20_Text"><text:span text:style-name="T21">(</text:span></text:span><text:span text:style-name="Source_20_Text"><text:span text:style-name="T17">MyContext</text:span></text:span><text:span text:style-name="Source_20_Text"><text:span text:style-name="T21">);</text:span></text:span></text:p>
      <text:p text:style-name="P6"><text:span text:style-name="T2">Accepts a context object (the value returned from </text:span><text:span text:style-name="Source_20_Text"><text:span text:style-name="T11">React.createContext</text:span></text:span><text:span text:style-name="T2">) and returns the current context value for that context. The current context value is determined by the </text:span><text:span text:style-name="Source_20_Text"><text:span text:style-name="T11">value</text:span></text:span><text:span text:style-name="T2"> prop of the nearest </text:span><text:span text:style-name="Source_20_Text"><text:span text:style-name="T11">&lt;MyContext.Provider&gt;</text:span></text:span><text:span text:style-name="T2"> above the calling component in the tree.</text:span></text:p>
      <text:p text:style-name="P6"><text:span text:style-name="T2">When the nearest </text:span><text:span text:style-name="Source_20_Text"><text:span text:style-name="T11">&lt;MyContext.Provider&gt;</text:span></text:span><text:span text:style-name="T2"> above the component updates, this Hook will trigger a rerender with the latest context </text:span><text:span text:style-name="Source_20_Text"><text:span text:style-name="T11">value</text:span></text:span><text:span text:style-name="T2"> passed to that </text:span><text:span text:style-name="Source_20_Text"><text:span text:style-name="T11">MyContext</text:span></text:span><text:span text:style-name="T2"> provider. Even if an ancestor uses </text:span><text:a xlink:type="simple" xlink:href="https://reactjs.org/docs/react-api.html#reactmemo" text:style-name="Internet_20_link" text:visited-style-name="Visited_20_Internet_20_Link"><text:span text:style-name="Source_20_Text"><text:span text:style-name="T10">React.memo</text:span></text:span></text:a><text:span text:style-name="T2"> or </text:span><text:a xlink:type="simple" xlink:href="https://reactjs.org/docs/react-component.html#shouldcomponentupdate" text:style-name="Internet_20_link" text:visited-style-name="Visited_20_Internet_20_Link"><text:span text:style-name="Source_20_Text"><text:span text:style-name="T10">shouldComponentUpdate</text:span></text:span></text:a><text:span text:style-name="T2">, a rerender will still happen starting at the component itself using </text:span><text:span text:style-name="Source_20_Text"><text:span text:style-name="T11">useContext</text:span></text:span><text:span text:style-name="T2">.</text:span></text:p>
      <text:p text:style-name="P6"><text:span text:style-name="T2">Don’t forget that the argument to </text:span><text:span text:style-name="Source_20_Text"><text:span text:style-name="T11">useContext</text:span></text:span><text:span text:style-name="T2"> must be the </text:span><text:span text:style-name="Emphasis"><text:span text:style-name="T2">context object itself</text:span></text:span><text:span text:style-name="T2">:</text:span></text:p>
      <text:list xml:id="list1503743463" text:style-name="L2">
        <text:list-item>
          <text:p text:style-name="P23"><text:span text:style-name="Strong_20_Emphasis"><text:span text:style-name="T13">Correct:</text:span></text:span><text:span text:style-name="T14"> </text:span><text:span text:style-name="Source_20_Text"><text:span text:style-name="T12">useContext(MyContext)</text:span></text:span></text:p>
        </text:list-item>
        <text:list-item>
          <text:p text:style-name="P23"><text:span text:style-name="Strong_20_Emphasis"><text:span text:style-name="T13">Incorrect:</text:span></text:span><text:span text:style-name="T14"> </text:span><text:span text:style-name="Source_20_Text"><text:span text:style-name="T12">useContext(MyContext.Consumer)</text:span></text:span></text:p>
        </text:list-item>
        <text:list-item>
          <text:p text:style-name="P23"><text:span text:style-name="Strong_20_Emphasis"><text:span text:style-name="T13">Incorrect:</text:span></text:span><text:span text:style-name="T14"> </text:span><text:span text:style-name="Source_20_Text"><text:span text:style-name="T12">useContext(MyContext.Provider)</text:span></text:span></text:p>
        </text:list-item>
      </text:list>
      <text:p text:style-name="P6"><text:span text:style-name="T2">A component calling </text:span><text:span text:style-name="Source_20_Text"><text:span text:style-name="T11">useContext</text:span></text:span><text:span text:style-name="T2"> will always re-render when the context value changes. If re-rendering the component is expensive, you can </text:span><text:a xlink:type="simple" xlink:href="https://github.com/facebook/react/issues/15156#issuecomment-474590693" office:target-frame-name="_blank" xlink:show="new" text:style-name="Internet_20_link" text:visited-style-name="Visited_20_Internet_20_Link"><text:span text:style-name="T6">optimize it by using memoization</text:span></text:a><text:span text:style-name="T2">.</text:span></text:p>
      <text:p text:style-name="P12">Tip</text:p>
      <text:p text:style-name="P11"><text:soft-page-break/><text:span text:style-name="T2">If you’re familiar with the context API before Hooks, </text:span><text:span text:style-name="Source_20_Text"><text:span text:style-name="T11">useContext(MyContext)</text:span></text:span><text:span text:style-name="T2"> is equivalent to </text:span><text:span text:style-name="Source_20_Text"><text:span text:style-name="T11">static contextType = MyContext</text:span></text:span><text:span text:style-name="T2"> in a class, or to </text:span><text:span text:style-name="Source_20_Text"><text:span text:style-name="T11">&lt;MyContext.Consumer&gt;</text:span></text:span><text:span text:style-name="T2">.</text:span></text:p>
      <text:p text:style-name="P11"><text:span text:style-name="Source_20_Text"><text:span text:style-name="T11">useContext(MyContext)</text:span></text:span><text:span text:style-name="T2"> only lets you </text:span><text:span text:style-name="Emphasis"><text:span text:style-name="T2">read</text:span></text:span><text:span text:style-name="T2"> the context and subscribe to its changes. You still need a </text:span><text:span text:style-name="Source_20_Text"><text:span text:style-name="T11">&lt;MyContext.Provider&gt;</text:span></text:span><text:span text:style-name="T2"> above in the tree to </text:span><text:span text:style-name="Emphasis"><text:span text:style-name="T2">provide</text:span></text:span><text:span text:style-name="T2"> the value for this context.</text:span></text:p>
      <text:p text:style-name="P6"><text:span text:style-name="Strong_20_Emphasis"><text:span text:style-name="T3">Putting it together with Context.Provider</text:span></text:span></text:p>
      <text:p text:style-name="P5"><text:span text:style-name="Source_20_Text"><text:span text:style-name="T15">const</text:span></text:span><text:span text:style-name="Source_20_Text"><text:span text:style-name="T17"> themes </text:span></text:span><text:span text:style-name="Source_20_Text"><text:span text:style-name="T23">=</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30">light</text:span></text:span><text:span text:style-name="Source_20_Text"><text:span text:style-name="T23">:</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30">foreground</text:span></text:span><text:span text:style-name="Source_20_Text"><text:span text:style-name="T23">:</text:span></text:span><text:span text:style-name="Source_20_Text"><text:span text:style-name="T17"> </text:span></text:span><text:span text:style-name="Source_20_Text"><text:span text:style-name="T34">"#000000"</text:span></text:span><text:span text:style-name="Source_20_Text"><text:span text:style-name="T21">,</text:span></text:span></text:p>
      <text:p text:style-name="P5"><text:span text:style-name="Source_20_Text"><text:span text:style-name="T19"><text:s text:c="4"/></text:span></text:span><text:span text:style-name="Source_20_Text"><text:span text:style-name="T30">background</text:span></text:span><text:span text:style-name="Source_20_Text"><text:span text:style-name="T23">:</text:span></text:span><text:span text:style-name="Source_20_Text"><text:span text:style-name="T17"> </text:span></text:span><text:span text:style-name="Source_20_Text"><text:span text:style-name="T34">"#eeeeee"</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19"><text:s text:c="2"/></text:span></text:span><text:span text:style-name="Source_20_Text"><text:span text:style-name="T30">dark</text:span></text:span><text:span text:style-name="Source_20_Text"><text:span text:style-name="T23">:</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30">foreground</text:span></text:span><text:span text:style-name="Source_20_Text"><text:span text:style-name="T23">:</text:span></text:span><text:span text:style-name="Source_20_Text"><text:span text:style-name="T17"> </text:span></text:span><text:span text:style-name="Source_20_Text"><text:span text:style-name="T34">"#ffffff"</text:span></text:span><text:span text:style-name="Source_20_Text"><text:span text:style-name="T21">,</text:span></text:span></text:p>
      <text:p text:style-name="P5"><text:span text:style-name="Source_20_Text"><text:span text:style-name="T19"><text:s text:c="4"/></text:span></text:span><text:span text:style-name="Source_20_Text"><text:span text:style-name="T30">background</text:span></text:span><text:span text:style-name="Source_20_Text"><text:span text:style-name="T23">:</text:span></text:span><text:span text:style-name="Source_20_Text"><text:span text:style-name="T17"> </text:span></text:span><text:span text:style-name="Source_20_Text"><text:span text:style-name="T34">"#222222"</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0"/>
      <text:p text:style-name="P5"><text:span text:style-name="Source_20_Text"><text:span text:style-name="T15">const</text:span></text:span><text:span text:style-name="Source_20_Text"><text:span text:style-name="T17"> ThemeContext </text:span></text:span><text:span text:style-name="Source_20_Text"><text:span text:style-name="T23">=</text:span></text:span><text:span text:style-name="Source_20_Text"><text:span text:style-name="T17"> React</text:span></text:span><text:span text:style-name="Source_20_Text"><text:span text:style-name="T21">.</text:span></text:span><text:span text:style-name="Source_20_Text"><text:span text:style-name="T25">createContext</text:span></text:span><text:span text:style-name="Source_20_Text"><text:span text:style-name="T21">(</text:span></text:span><text:span text:style-name="Source_20_Text"><text:span text:style-name="T17">themes</text:span></text:span><text:span text:style-name="Source_20_Text"><text:span text:style-name="T21">.</text:span></text:span><text:span text:style-name="Source_20_Text"><text:span text:style-name="T17">light</text:span></text:span><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App</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text:span></text:span><text:span text:style-name="Source_20_Text"><text:span text:style-name="T36">ThemeContext.Provider</text:span></text:span><text:span text:style-name="Source_20_Text"><text:span text:style-name="T27"> </text:span></text:span><text:span text:style-name="Source_20_Text"><text:span text:style-name="T15">value</text:span></text:span><text:span text:style-name="Source_20_Text"><text:span text:style-name="T21">={</text:span></text:span><text:span text:style-name="Source_20_Text"><text:span text:style-name="T27">themes</text:span></text:span><text:span text:style-name="Source_20_Text"><text:span text:style-name="T21">.</text:span></text:span><text:span text:style-name="Source_20_Text"><text:span text:style-name="T27">dark</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36">Toolbar</text:span></text:span><text:span text:style-name="Source_20_Text"><text:span text:style-name="T27"> </text:span></text:span><text:span text:style-name="Source_20_Text"><text:span text:style-name="T21">/&gt;</text:span></text:span></text:p>
      <text:p text:style-name="P5"><text:span text:style-name="Source_20_Text"><text:span text:style-name="T19"><text:s text:c="4"/></text:span></text:span><text:span text:style-name="Source_20_Text"><text:span text:style-name="T21">&lt;/</text:span></text:span><text:span text:style-name="Source_20_Text"><text:span text:style-name="T36">ThemeContext.Provider</text:span></text:span><text:span text:style-name="Source_20_Text"><text:span text:style-name="T21">&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Toolbar</text:span></text:span><text:span text:style-name="Source_20_Text"><text:span text:style-name="T21">(</text:span></text:span><text:span text:style-name="Source_20_Text"><text:span text:style-name="T17">props</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36">ThemedButton</text:span></text:span><text:span text:style-name="Source_20_Text"><text:span text:style-name="T27"> </text:span></text:span><text:span text:style-name="Source_20_Text"><text:span text:style-name="T21">/&gt;</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ThemedButton</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20"><text:s text:c="2"/></text:span></text:span><text:span text:style-name="Source_20_Text"><text:span text:style-name="T16">const</text:span></text:span><text:span text:style-name="Source_20_Text"><text:span text:style-name="T18"> theme </text:span></text:span><text:span text:style-name="Source_20_Text"><text:span text:style-name="T24">=</text:span></text:span><text:span text:style-name="Source_20_Text"><text:span text:style-name="T18"> </text:span></text:span><text:span text:style-name="Source_20_Text"><text:span text:style-name="T26">useContext</text:span></text:span><text:span text:style-name="Source_20_Text"><text:span text:style-name="T22">(</text:span></text:span><text:span text:style-name="Source_20_Text"><text:span text:style-name="T18">ThemeContext</text:span></text:span><text:span text:style-name="Source_20_Text"><text:span text:style-name="T22">);</text:span></text:span><text:span text:style-name="Source_20_Text"><text:span text:style-name="T18"> <text:s/></text:span></text:span><text:span text:style-name="Source_20_Text"><text:span text:style-name="T16">return</text:span></text:span><text:span text:style-name="Source_20_Text"><text:span text:style-name="T18"> </text:span></text:span><text:span text:style-name="Source_20_Text"><text:span text:style-name="T22">(</text:span></text:span><text:span text:style-name="Source_20_Text"><text:span text:style-name="T18"> <text:s text:c="3"/></text:span></text:span><text:span text:style-name="Source_20_Text"><text:span text:style-name="T22">&lt;</text:span></text:span><text:span text:style-name="Source_20_Text"><text:span text:style-name="T28">button </text:span></text:span><text:span text:style-name="Source_20_Text"><text:span text:style-name="T16">style</text:span></text:span><text:span text:style-name="Source_20_Text"><text:span text:style-name="T22">={{</text:span></text:span><text:span text:style-name="Source_20_Text"><text:span text:style-name="T28"> </text:span></text:span><text:span text:style-name="Source_20_Text"><text:span text:style-name="T31">background</text:span></text:span><text:span text:style-name="Source_20_Text"><text:span text:style-name="T24">:</text:span></text:span><text:span text:style-name="Source_20_Text"><text:span text:style-name="T28"> theme</text:span></text:span><text:span text:style-name="Source_20_Text"><text:span text:style-name="T22">.</text:span></text:span><text:span text:style-name="Source_20_Text"><text:span text:style-name="T28">background</text:span></text:span><text:span text:style-name="Source_20_Text"><text:span text:style-name="T22">,</text:span></text:span><text:span text:style-name="Source_20_Text"><text:span text:style-name="T28"> </text:span></text:span><text:span text:style-name="Source_20_Text"><text:span text:style-name="T31">color</text:span></text:span><text:span text:style-name="Source_20_Text"><text:span text:style-name="T24">:</text:span></text:span><text:span text:style-name="Source_20_Text"><text:span text:style-name="T28"> theme</text:span></text:span><text:span text:style-name="Source_20_Text"><text:span text:style-name="T22">.</text:span></text:span><text:span text:style-name="Source_20_Text"><text:span text:style-name="T28">foreground </text:span></text:span><text:span text:style-name="Source_20_Text"><text:span text:style-name="T22">}}&gt;</text:span></text:span><text:span text:style-name="Source_20_Text"><text:span text:style-name="T18"> <text:s text:c="5"/>I am styled by theme context! <text:s text:c="3"/></text:span></text:span><text:span text:style-name="Source_20_Text"><text:span text:style-name="T22">&lt;/</text:span></text:span><text:span text:style-name="Source_20_Text"><text:span text:style-name="T28">button</text:span></text:span><text:span text:style-name="Source_20_Text"><text:span text:style-name="T22">&gt;</text:span></text:span><text:span text:style-name="Source_20_Text"><text:span text:style-name="T17"> <text:s/></text:span></text:span><text:span text:style-name="Source_20_Text"><text:span text:style-name="T21">);</text:span></text:span></text:p>
      <text:p text:style-name="P5"><text:span text:style-name="Source_20_Text"><text:span text:style-name="T21">}</text:span></text:span></text:p>
      <text:p text:style-name="P6"><text:soft-page-break/><text:span text:style-name="T2">This example is modified for hooks from a previous example in the </text:span><text:a xlink:type="simple" xlink:href="https://reactjs.org/docs/context.html" text:style-name="Internet_20_link" text:visited-style-name="Visited_20_Internet_20_Link"><text:span text:style-name="T6">Context Advanced Guide</text:span></text:a><text:span text:style-name="T2">, where you can find more information about when and how to use Context.</text:span></text:p>
      <text:h text:style-name="P2" text:outline-level="2"><text:bookmark text:name="additional-hooks"/>Additional Hooks</text:h>
      <text:p text:style-name="P7">The following Hooks are either variants of the basic ones from the previous section, or only needed for specific edge cases. Don’t stress about learning them up front.</text:p>
      <text:h text:style-name="P3" text:outline-level="3"><text:bookmark text:name="usereducer"/><text:span text:style-name="Source_20_Text"><text:span text:style-name="T4">useReducer</text:span></text:span></text:h>
      <text:p text:style-name="P11"><text:span text:style-name="T3">Try the new React documentation for </text:span><text:a xlink:type="simple" xlink:href="https://beta.reactjs.org/reference/react/useReducer" office:target-frame-name="_blank" xlink:show="new" text:style-name="Internet_20_link" text:visited-style-name="Visited_20_Internet_20_Link"><text:span text:style-name="Source_20_Text"><text:span text:style-name="T9">useReducer</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dispatch</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Reducer</text:span></text:span><text:span text:style-name="Source_20_Text"><text:span text:style-name="T21">(</text:span></text:span><text:span text:style-name="Source_20_Text"><text:span text:style-name="T17">reducer</text:span></text:span><text:span text:style-name="Source_20_Text"><text:span text:style-name="T21">,</text:span></text:span><text:span text:style-name="Source_20_Text"><text:span text:style-name="T17"> initialArg</text:span></text:span><text:span text:style-name="Source_20_Text"><text:span text:style-name="T21">,</text:span></text:span><text:span text:style-name="Source_20_Text"><text:span text:style-name="T17"> init</text:span></text:span><text:span text:style-name="Source_20_Text"><text:span text:style-name="T21">);</text:span></text:span></text:p>
      <text:p text:style-name="P6"><text:span text:style-name="T2">An alternative to </text:span><text:a xlink:type="simple" xlink:href="https://reactjs.org/docs/hooks-reference.html#usestate" text:style-name="Internet_20_link" text:visited-style-name="Visited_20_Internet_20_Link"><text:span text:style-name="Source_20_Text"><text:span text:style-name="T10">useState</text:span></text:span></text:a><text:span text:style-name="T2">. Accepts a reducer of type </text:span><text:span text:style-name="Source_20_Text"><text:span text:style-name="T11">(state, action) =&gt; newState</text:span></text:span><text:span text:style-name="T2">, and returns the current state paired with a </text:span><text:span text:style-name="Source_20_Text"><text:span text:style-name="T11">dispatch</text:span></text:span><text:span text:style-name="T2"> method. (If you’re familiar with Redux, you already know how this works.)</text:span></text:p>
      <text:p text:style-name="P6"><text:span text:style-name="Source_20_Text"><text:span text:style-name="T11">useReducer</text:span></text:span><text:span text:style-name="T2"> is usually preferable to </text:span><text:span text:style-name="Source_20_Text"><text:span text:style-name="T11">useState</text:span></text:span><text:span text:style-name="T2"> when you have complex state logic that involves multiple sub-values or when the next state depends on the previous one. </text:span><text:span text:style-name="Source_20_Text"><text:span text:style-name="T11">useReducer</text:span></text:span><text:span text:style-name="T2"> also lets you optimize performance for components that trigger deep updates because </text:span><text:a xlink:type="simple" xlink:href="https://reactjs.org/docs/hooks-faq.html#how-to-avoid-passing-callbacks-down" text:style-name="Internet_20_link" text:visited-style-name="Visited_20_Internet_20_Link"><text:span text:style-name="T6">you can pass </text:span></text:a><text:a xlink:type="simple" xlink:href="https://reactjs.org/docs/hooks-faq.html#how-to-avoid-passing-callbacks-down" text:style-name="Internet_20_link" text:visited-style-name="Visited_20_Internet_20_Link"><text:span text:style-name="Source_20_Text"><text:span text:style-name="T10">dispatch</text:span></text:span></text:a><text:a xlink:type="simple" xlink:href="https://reactjs.org/docs/hooks-faq.html#how-to-avoid-passing-callbacks-down" text:style-name="Internet_20_link" text:visited-style-name="Visited_20_Internet_20_Link"><text:span text:style-name="T6"> down instead of callbacks</text:span></text:a><text:span text:style-name="T2">.</text:span></text:p>
      <text:p text:style-name="P6"><text:span text:style-name="T2">Here’s the counter example from the </text:span><text:a xlink:type="simple" xlink:href="https://reactjs.org/docs/hooks-reference.html#usestate" text:style-name="Internet_20_link" text:visited-style-name="Visited_20_Internet_20_Link"><text:span text:style-name="Source_20_Text"><text:span text:style-name="T10">useState</text:span></text:span></text:a><text:span text:style-name="T2"> section, rewritten to use a reducer:</text:span></text:p>
      <text:p text:style-name="P5"><text:span text:style-name="Source_20_Text"><text:span text:style-name="T15">const</text:span></text:span><text:span text:style-name="Source_20_Text"><text:span text:style-name="T17"> initialState </text:span></text:span><text:span text:style-name="Source_20_Text"><text:span text:style-name="T23">=</text:span></text:span><text:span text:style-name="Source_20_Text"><text:span text:style-name="T17"> </text:span></text:span><text:span text:style-name="Source_20_Text"><text:span text:style-name="T21">{</text:span></text:span><text:span text:style-name="Source_20_Text"><text:span text:style-name="T30">count</text:span></text:span><text:span text:style-name="Source_20_Text"><text:span text:style-name="T23">:</text:span></text:span><text:span text:style-name="Source_20_Text"><text:span text:style-name="T17"> </text:span></text:span><text:span text:style-name="Source_20_Text"><text:span text:style-name="T30">0</text:span></text:span><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reducer</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action</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switch</text:span></text:span><text:span text:style-name="Source_20_Text"><text:span text:style-name="T17"> </text:span></text:span><text:span text:style-name="Source_20_Text"><text:span text:style-name="T21">(</text:span></text:span><text:span text:style-name="Source_20_Text"><text:span text:style-name="T17">action</text:span></text:span><text:span text:style-name="Source_20_Text"><text:span text:style-name="T21">.</text:span></text:span><text:span text:style-name="Source_20_Text"><text:span text:style-name="T17">type</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15">case</text:span></text:span><text:span text:style-name="Source_20_Text"><text:span text:style-name="T17"> </text:span></text:span><text:span text:style-name="Source_20_Text"><text:span text:style-name="T34">'increment'</text:span></text:span><text:span text:style-name="Source_20_Text"><text:span text:style-name="T23">:</text:span></text:span></text:p>
      <text:p text:style-name="P5"><text:span text:style-name="Source_20_Text"><text:span text:style-name="T19"><text:s text:c="6"/></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30">count</text:span></text:span><text:span text:style-name="Source_20_Text"><text:span text:style-name="T23">:</text:span></text:span><text:span text:style-name="Source_20_Text"><text:span text:style-name="T17"> state</text:span></text:span><text:span text:style-name="Source_20_Text"><text:span text:style-name="T21">.</text:span></text:span><text:span text:style-name="Source_20_Text"><text:span text:style-name="T17">count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pan text:style-name="Source_20_Text"><text:span text:style-name="T19"><text:s text:c="4"/></text:span></text:span><text:span text:style-name="Source_20_Text"><text:span text:style-name="T15">case</text:span></text:span><text:span text:style-name="Source_20_Text"><text:span text:style-name="T17"> </text:span></text:span><text:span text:style-name="Source_20_Text"><text:span text:style-name="T34">'decrement'</text:span></text:span><text:span text:style-name="Source_20_Text"><text:span text:style-name="T23">:</text:span></text:span></text:p>
      <text:p text:style-name="P5"><text:span text:style-name="Source_20_Text"><text:span text:style-name="T19"><text:s text:c="6"/></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30">count</text:span></text:span><text:span text:style-name="Source_20_Text"><text:span text:style-name="T23">:</text:span></text:span><text:span text:style-name="Source_20_Text"><text:span text:style-name="T17"> state</text:span></text:span><text:span text:style-name="Source_20_Text"><text:span text:style-name="T21">.</text:span></text:span><text:span text:style-name="Source_20_Text"><text:span text:style-name="T17">count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oft-page-break/><text:span text:style-name="Source_20_Text"><text:span text:style-name="T19"><text:s text:c="4"/></text:span></text:span><text:span text:style-name="Source_20_Text"><text:span text:style-name="T15">default</text:span></text:span><text:span text:style-name="Source_20_Text"><text:span text:style-name="T23">:</text:span></text:span></text:p>
      <text:p text:style-name="P5"><text:span text:style-name="Source_20_Text"><text:span text:style-name="T19"><text:s text:c="6"/></text:span></text:span><text:span text:style-name="Source_20_Text"><text:span text:style-name="T15">throw</text:span></text:span><text:span text:style-name="Source_20_Text"><text:span text:style-name="T17"> </text:span></text:span><text:span text:style-name="Source_20_Text"><text:span text:style-name="T15">new</text:span></text:span><text:span text:style-name="Source_20_Text"><text:span text:style-name="T17"> </text:span></text:span><text:span text:style-name="Source_20_Text"><text:span text:style-name="T36">Error</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Counter</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dispatch</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Reducer</text:span></text:span><text:span text:style-name="Source_20_Text"><text:span text:style-name="T21">(</text:span></text:span><text:span text:style-name="Source_20_Text"><text:span text:style-name="T17">reducer</text:span></text:span><text:span text:style-name="Source_20_Text"><text:span text:style-name="T21">,</text:span></text:span><text:span text:style-name="Source_20_Text"><text:span text:style-name="T17"> initialState</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17">Count: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count</text:span></text:span><text:span text:style-name="Source_20_Text"><text:span text:style-name="T21">}</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dispatch</text:span></text:span><text:span text:style-name="Source_20_Text"><text:span text:style-name="T21">({</text:span></text:span><text:span text:style-name="Source_20_Text"><text:span text:style-name="T30">type</text:span></text:span><text:span text:style-name="Source_20_Text"><text:span text:style-name="T23">:</text:span></text:span><text:span text:style-name="Source_20_Text"><text:span text:style-name="T27"> </text:span></text:span><text:span text:style-name="Source_20_Text"><text:span text:style-name="T34">'decrement'</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dispatch</text:span></text:span><text:span text:style-name="Source_20_Text"><text:span text:style-name="T21">({</text:span></text:span><text:span text:style-name="Source_20_Text"><text:span text:style-name="T30">type</text:span></text:span><text:span text:style-name="Source_20_Text"><text:span text:style-name="T23">:</text:span></text:span><text:span text:style-name="Source_20_Text"><text:span text:style-name="T27"> </text:span></text:span><text:span text:style-name="Source_20_Text"><text:span text:style-name="T34">'increment'</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2">Note</text:p>
      <text:p text:style-name="P11"><text:span text:style-name="T2">React guarantees that </text:span><text:span text:style-name="Source_20_Text"><text:span text:style-name="T11">dispatch</text:span></text:span><text:span text:style-name="T2"> function identity is stable and won’t change on re-renders. This is why it’s safe to omit from the </text:span><text:span text:style-name="Source_20_Text"><text:span text:style-name="T11">useEffect</text:span></text:span><text:span text:style-name="T2"> or </text:span><text:span text:style-name="Source_20_Text"><text:span text:style-name="T11">useCallback</text:span></text:span><text:span text:style-name="T2"> dependency list.</text:span></text:p>
      <text:h text:style-name="P4" text:outline-level="4"><text:bookmark text:name="specifying-the-initial-state"/>Specifying the initial state</text:h>
      <text:p text:style-name="P6"><text:span text:style-name="T2">There are two different ways to initialize </text:span><text:span text:style-name="Source_20_Text"><text:span text:style-name="T11">useReducer</text:span></text:span><text:span text:style-name="T2"> state. You may choose either one depending on the use case. The simplest way is to pass the initial state as a second argument:</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dispatch</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Reducer</text:span></text:span><text:span text:style-name="Source_20_Text"><text:span text:style-name="T21">(</text:span></text:span></text:p>
      <text:p text:style-name="P5"><text:span text:style-name="Source_20_Text"><text:span text:style-name="T19"><text:s text:c="4"/></text:span></text:span><text:span text:style-name="Source_20_Text"><text:span text:style-name="T17">reducer</text:span></text:span><text:span text:style-name="Source_20_Text"><text:span text:style-name="T21">,</text:span></text:span></text:p>
      <text:p text:style-name="P5"><text:span text:style-name="Source_20_Text"><text:span text:style-name="T20"><text:s text:c="4"/></text:span></text:span><text:span text:style-name="Source_20_Text"><text:span text:style-name="T22">{</text:span></text:span><text:span text:style-name="Source_20_Text"><text:span text:style-name="T31">count</text:span></text:span><text:span text:style-name="Source_20_Text"><text:span text:style-name="T24">:</text:span></text:span><text:span text:style-name="Source_20_Text"><text:span text:style-name="T18"> initialCount</text:span></text:span><text:span text:style-name="Source_20_Text"><text:span text:style-name="T22">}</text:span></text:span><text:span text:style-name="Source_20_Text"><text:span text:style-name="T17"> <text:s/></text:span></text:span><text:span text:style-name="Source_20_Text"><text:span text:style-name="T21">);</text:span></text:span></text:p>
      <text:p text:style-name="P12">Note</text:p>
      <text:p text:style-name="P11"><text:span text:style-name="T2">React doesn’t use the </text:span><text:span text:style-name="Source_20_Text"><text:span text:style-name="T11">state = initialState</text:span></text:span><text:span text:style-name="T2"> argument convention popularized by Redux. The initial value sometimes needs to depend on props and so is specified from the Hook call instead. If you feel strongly about this, you can call </text:span><text:span text:style-name="Source_20_Text"><text:span text:style-name="T11">useReducer(reducer, undefined, reducer)</text:span></text:span><text:span text:style-name="T2"> to emulate the Redux behavior, but it’s not encouraged.</text:span></text:p>
      <text:h text:style-name="P4" text:outline-level="4"><text:bookmark text:name="lazy-initialization"/><text:soft-page-break/>Lazy initialization</text:h>
      <text:p text:style-name="P6"><text:span text:style-name="T2">You can also create the initial state lazily. To do this, you can pass an </text:span><text:span text:style-name="Source_20_Text"><text:span text:style-name="T11">init</text:span></text:span><text:span text:style-name="T2"> function as the third argument. The initial state will be set to </text:span><text:span text:style-name="Source_20_Text"><text:span text:style-name="T11">init(initialArg)</text:span></text:span><text:span text:style-name="T2">.</text:span></text:p>
      <text:p text:style-name="P7">It lets you extract the logic for calculating the initial state outside the reducer. This is also handy for resetting the state later in response to an action:</text:p>
      <text:p text:style-name="P5"><text:span text:style-name="Source_20_Text"><text:span text:style-name="T16">function</text:span></text:span><text:span text:style-name="Source_20_Text"><text:span text:style-name="T18"> </text:span></text:span><text:span text:style-name="Source_20_Text"><text:span text:style-name="T26">init</text:span></text:span><text:span text:style-name="Source_20_Text"><text:span text:style-name="T22">(</text:span></text:span><text:span text:style-name="Source_20_Text"><text:span text:style-name="T18">initialCount</text:span></text:span><text:span text:style-name="Source_20_Text"><text:span text:style-name="T22">)</text:span></text:span><text:span text:style-name="Source_20_Text"><text:span text:style-name="T18"> </text:span></text:span><text:span text:style-name="Source_20_Text"><text:span text:style-name="T22">{</text:span></text:span><text:span text:style-name="Source_20_Text"><text:span text:style-name="T18"> <text:s/></text:span></text:span><text:span text:style-name="Source_20_Text"><text:span text:style-name="T16">return</text:span></text:span><text:span text:style-name="Source_20_Text"><text:span text:style-name="T18"> </text:span></text:span><text:span text:style-name="Source_20_Text"><text:span text:style-name="T22">{</text:span></text:span><text:span text:style-name="Source_20_Text"><text:span text:style-name="T31">count</text:span></text:span><text:span text:style-name="Source_20_Text"><text:span text:style-name="T24">:</text:span></text:span><text:span text:style-name="Source_20_Text"><text:span text:style-name="T18"> initialCount</text:span></text:span><text:span text:style-name="Source_20_Text"><text:span text:style-name="T22">};}</text:span></text:span></text:p>
      <text:p text:style-name="P5"><text:span text:style-name="Source_20_Text"><text:span text:style-name="T15">function</text:span></text:span><text:span text:style-name="Source_20_Text"><text:span text:style-name="T17"> </text:span></text:span><text:span text:style-name="Source_20_Text"><text:span text:style-name="T25">reducer</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 action</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switch</text:span></text:span><text:span text:style-name="Source_20_Text"><text:span text:style-name="T17"> </text:span></text:span><text:span text:style-name="Source_20_Text"><text:span text:style-name="T21">(</text:span></text:span><text:span text:style-name="Source_20_Text"><text:span text:style-name="T17">action</text:span></text:span><text:span text:style-name="Source_20_Text"><text:span text:style-name="T21">.</text:span></text:span><text:span text:style-name="Source_20_Text"><text:span text:style-name="T17">type</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15">case</text:span></text:span><text:span text:style-name="Source_20_Text"><text:span text:style-name="T17"> </text:span></text:span><text:span text:style-name="Source_20_Text"><text:span text:style-name="T34">'increment'</text:span></text:span><text:span text:style-name="Source_20_Text"><text:span text:style-name="T23">:</text:span></text:span></text:p>
      <text:p text:style-name="P5"><text:span text:style-name="Source_20_Text"><text:span text:style-name="T19"><text:s text:c="6"/></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30">count</text:span></text:span><text:span text:style-name="Source_20_Text"><text:span text:style-name="T23">:</text:span></text:span><text:span text:style-name="Source_20_Text"><text:span text:style-name="T17"> state</text:span></text:span><text:span text:style-name="Source_20_Text"><text:span text:style-name="T21">.</text:span></text:span><text:span text:style-name="Source_20_Text"><text:span text:style-name="T17">count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pan text:style-name="Source_20_Text"><text:span text:style-name="T19"><text:s text:c="4"/></text:span></text:span><text:span text:style-name="Source_20_Text"><text:span text:style-name="T15">case</text:span></text:span><text:span text:style-name="Source_20_Text"><text:span text:style-name="T17"> </text:span></text:span><text:span text:style-name="Source_20_Text"><text:span text:style-name="T34">'decrement'</text:span></text:span><text:span text:style-name="Source_20_Text"><text:span text:style-name="T23">:</text:span></text:span></text:p>
      <text:p text:style-name="P5"><text:span text:style-name="Source_20_Text"><text:span text:style-name="T19"><text:s text:c="6"/></text:span></text:span><text:span text:style-name="Source_20_Text"><text:span text:style-name="T15">return</text:span></text:span><text:span text:style-name="Source_20_Text"><text:span text:style-name="T17"> </text:span></text:span><text:span text:style-name="Source_20_Text"><text:span text:style-name="T21">{</text:span></text:span><text:span text:style-name="Source_20_Text"><text:span text:style-name="T30">count</text:span></text:span><text:span text:style-name="Source_20_Text"><text:span text:style-name="T23">:</text:span></text:span><text:span text:style-name="Source_20_Text"><text:span text:style-name="T17"> state</text:span></text:span><text:span text:style-name="Source_20_Text"><text:span text:style-name="T21">.</text:span></text:span><text:span text:style-name="Source_20_Text"><text:span text:style-name="T17">count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pan text:style-name="Source_20_Text"><text:span text:style-name="T20"><text:s text:c="4"/></text:span></text:span><text:span text:style-name="Source_20_Text"><text:span text:style-name="T16">case</text:span></text:span><text:span text:style-name="Source_20_Text"><text:span text:style-name="T18"> </text:span></text:span><text:span text:style-name="Source_20_Text"><text:span text:style-name="T35">'reset'</text:span></text:span><text:span text:style-name="Source_20_Text"><text:span text:style-name="T24">:</text:span></text:span><text:span text:style-name="Source_20_Text"><text:span text:style-name="T18"> <text:s text:c="5"/></text:span></text:span><text:span text:style-name="Source_20_Text"><text:span text:style-name="T16">return</text:span></text:span><text:span text:style-name="Source_20_Text"><text:span text:style-name="T18"> </text:span></text:span><text:span text:style-name="Source_20_Text"><text:span text:style-name="T26">init</text:span></text:span><text:span text:style-name="Source_20_Text"><text:span text:style-name="T22">(</text:span></text:span><text:span text:style-name="Source_20_Text"><text:span text:style-name="T18">action</text:span></text:span><text:span text:style-name="Source_20_Text"><text:span text:style-name="T22">.</text:span></text:span><text:span text:style-name="Source_20_Text"><text:span text:style-name="T18">payload</text:span></text:span><text:span text:style-name="Source_20_Text"><text:span text:style-name="T22">);</text:span></text:span><text:span text:style-name="Source_20_Text"><text:span text:style-name="T17"> <text:s text:c="3"/></text:span></text:span><text:span text:style-name="Source_20_Text"><text:span text:style-name="T15">default</text:span></text:span><text:span text:style-name="Source_20_Text"><text:span text:style-name="T23">:</text:span></text:span></text:p>
      <text:p text:style-name="P5"><text:span text:style-name="Source_20_Text"><text:span text:style-name="T19"><text:s text:c="6"/></text:span></text:span><text:span text:style-name="Source_20_Text"><text:span text:style-name="T15">throw</text:span></text:span><text:span text:style-name="Source_20_Text"><text:span text:style-name="T17"> </text:span></text:span><text:span text:style-name="Source_20_Text"><text:span text:style-name="T15">new</text:span></text:span><text:span text:style-name="Source_20_Text"><text:span text:style-name="T17"> </text:span></text:span><text:span text:style-name="Source_20_Text"><text:span text:style-name="T36">Error</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0"/>
      <text:p text:style-name="P5"><text:span text:style-name="Source_20_Text"><text:span text:style-name="T15">function</text:span></text:span><text:span text:style-name="Source_20_Text"><text:span text:style-name="T17"> </text:span></text:span><text:span text:style-name="Source_20_Text"><text:span text:style-name="T25">Counter</text:span></text:span><text:span text:style-name="Source_20_Text"><text:span text:style-name="T21">({</text:span></text:span><text:span text:style-name="Source_20_Text"><text:span text:style-name="T17">initialCount</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20"><text:s text:c="2"/></text:span></text:span><text:span text:style-name="Source_20_Text"><text:span text:style-name="T16">const</text:span></text:span><text:span text:style-name="Source_20_Text"><text:span text:style-name="T18"> </text:span></text:span><text:span text:style-name="Source_20_Text"><text:span text:style-name="T22">[</text:span></text:span><text:span text:style-name="Source_20_Text"><text:span text:style-name="T18">state</text:span></text:span><text:span text:style-name="Source_20_Text"><text:span text:style-name="T22">,</text:span></text:span><text:span text:style-name="Source_20_Text"><text:span text:style-name="T18"> dispatch</text:span></text:span><text:span text:style-name="Source_20_Text"><text:span text:style-name="T22">]</text:span></text:span><text:span text:style-name="Source_20_Text"><text:span text:style-name="T18"> </text:span></text:span><text:span text:style-name="Source_20_Text"><text:span text:style-name="T24">=</text:span></text:span><text:span text:style-name="Source_20_Text"><text:span text:style-name="T18"> </text:span></text:span><text:span text:style-name="Source_20_Text"><text:span text:style-name="T26">useReducer</text:span></text:span><text:span text:style-name="Source_20_Text"><text:span text:style-name="T22">(</text:span></text:span><text:span text:style-name="Source_20_Text"><text:span text:style-name="T18">reducer</text:span></text:span><text:span text:style-name="Source_20_Text"><text:span text:style-name="T22">,</text:span></text:span><text:span text:style-name="Source_20_Text"><text:span text:style-name="T18"> initialCount</text:span></text:span><text:span text:style-name="Source_20_Text"><text:span text:style-name="T22">,</text:span></text:span><text:span text:style-name="Source_20_Text"><text:span text:style-name="T18"> init</text:span></text:span><text:span text:style-name="Source_20_Text"><text:span text:style-name="T22">);</text:span></text:span><text:span text:style-name="Source_20_Text"><text:span text:style-name="T17"> <text:s/></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17">Count: </text:span></text:span><text:span text:style-name="Source_20_Text"><text:span text:style-name="T21">{</text:span></text:span><text:span text:style-name="Source_20_Text"><text:span text:style-name="T17">state</text:span></text:span><text:span text:style-name="Source_20_Text"><text:span text:style-name="T21">.</text:span></text:span><text:span text:style-name="Source_20_Text"><text:span text:style-name="T17">count</text:span></text:span><text:span text:style-name="Source_20_Text"><text:span text:style-name="T21">}</text:span></text:span></text:p>
      <text:p text:style-name="P5"><text:span text:style-name="Source_20_Text"><text:span text:style-name="T19"><text:s text:c="6"/></text:span></text:span><text:span text:style-name="Source_20_Text"><text:span text:style-name="T21">&lt;</text:span></text:span><text:span text:style-name="Source_20_Text"><text:span text:style-name="T27">button</text:span></text:span></text:p>
      <text:p text:style-name="P5"><text:span text:style-name="Source_20_Text"><text:span text:style-name="T29"><text:s text:c="8"/></text:span></text:span><text:span text:style-name="Source_20_Text"><text:span text:style-name="T16">onClick</text:span></text:span><text:span text:style-name="Source_20_Text"><text:span text:style-name="T22">={()</text:span></text:span><text:span text:style-name="Source_20_Text"><text:span text:style-name="T28"> </text:span></text:span><text:span text:style-name="Source_20_Text"><text:span text:style-name="T24">=&gt;</text:span></text:span><text:span text:style-name="Source_20_Text"><text:span text:style-name="T28"> </text:span></text:span><text:span text:style-name="Source_20_Text"><text:span text:style-name="T26">dispatch</text:span></text:span><text:span text:style-name="Source_20_Text"><text:span text:style-name="T22">({</text:span></text:span><text:span text:style-name="Source_20_Text"><text:span text:style-name="T31">type</text:span></text:span><text:span text:style-name="Source_20_Text"><text:span text:style-name="T24">:</text:span></text:span><text:span text:style-name="Source_20_Text"><text:span text:style-name="T28"> </text:span></text:span><text:span text:style-name="Source_20_Text"><text:span text:style-name="T35">'reset'</text:span></text:span><text:span text:style-name="Source_20_Text"><text:span text:style-name="T22">,</text:span></text:span><text:span text:style-name="Source_20_Text"><text:span text:style-name="T28"> </text:span></text:span><text:span text:style-name="Source_20_Text"><text:span text:style-name="T31">payload</text:span></text:span><text:span text:style-name="Source_20_Text"><text:span text:style-name="T24">:</text:span></text:span><text:span text:style-name="Source_20_Text"><text:span text:style-name="T28"> initialCount</text:span></text:span><text:span text:style-name="Source_20_Text"><text:span text:style-name="T22">})}&gt;</text:span></text:span><text:span text:style-name="Source_20_Text"><text:span text:style-name="T17"> <text:s text:c="7"/>Reset</text:span></text:span></text:p>
      <text:p text:style-name="P5"><text:span text:style-name="Source_20_Text"><text:span text:style-name="T19"><text:s text:c="6"/></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dispatch</text:span></text:span><text:span text:style-name="Source_20_Text"><text:span text:style-name="T21">({</text:span></text:span><text:span text:style-name="Source_20_Text"><text:span text:style-name="T30">type</text:span></text:span><text:span text:style-name="Source_20_Text"><text:span text:style-name="T23">:</text:span></text:span><text:span text:style-name="Source_20_Text"><text:span text:style-name="T27"> </text:span></text:span><text:span text:style-name="Source_20_Text"><text:span text:style-name="T34">'decrement'</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 </text:span></text:span><text:span text:style-name="Source_20_Text"><text:span text:style-name="T23">=&gt;</text:span></text:span><text:span text:style-name="Source_20_Text"><text:span text:style-name="T27"> </text:span></text:span><text:span text:style-name="Source_20_Text"><text:span text:style-name="T25">dispatch</text:span></text:span><text:span text:style-name="Source_20_Text"><text:span text:style-name="T21">({</text:span></text:span><text:span text:style-name="Source_20_Text"><text:span text:style-name="T30">type</text:span></text:span><text:span text:style-name="Source_20_Text"><text:span text:style-name="T23">:</text:span></text:span><text:span text:style-name="Source_20_Text"><text:span text:style-name="T27"> </text:span></text:span><text:span text:style-name="Source_20_Text"><text:span text:style-name="T34">'increment'</text:span></text:span><text:span text:style-name="Source_20_Text"><text:span text:style-name="T21">})}&gt;</text:span></text:span><text:span text:style-name="Source_20_Text"><text:span text:style-name="T17">+</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h text:style-name="P4" text:outline-level="4"><text:bookmark text:name="bailing-out-of-a-dispatch"/>Bailing out of a dispatch</text:h>
      <text:p text:style-name="P6"><text:span text:style-name="T2">If you return the same value from a Reducer Hook as the current state, React will bail out without rendering the children or firing effects. (React uses the </text:span><text:a xlink:type="simple" xlink:href="https://developer.mozilla.org/en-US/docs/Web/JavaScript/Reference/Global_Objects/Object/is#Description" office:target-frame-name="_blank" xlink:show="new" text:style-name="Internet_20_link" text:visited-style-name="Visited_20_Internet_20_Link"><text:span text:style-name="Source_20_Text"><text:span text:style-name="T10">Object.is</text:span></text:span></text:a><text:a xlink:type="simple" xlink:href="https://developer.mozilla.org/en-US/docs/Web/JavaScript/Reference/Global_Objects/Object/is#Description" office:target-frame-name="_blank" xlink:show="new" text:style-name="Internet_20_link" text:visited-style-name="Visited_20_Internet_20_Link"><text:span text:style-name="T6"> comparison algorithm</text:span></text:a><text:span text:style-name="T2">.)</text:span></text:p>
      <text:p text:style-name="P6"><text:span text:style-name="T2">Note that React may still need to render that specific component again before bailing out. That shouldn’t be a concern because React won’t </text:span><text:soft-page-break/><text:span text:style-name="T2">unnecessarily go “deeper” into the tree. If you’re doing expensive calculations while rendering, you can optimize them with </text:span><text:span text:style-name="Source_20_Text"><text:span text:style-name="T11">useMemo</text:span></text:span><text:span text:style-name="T2">.</text:span></text:p>
      <text:h text:style-name="P3" text:outline-level="3"><text:bookmark text:name="usecallback"/><text:span text:style-name="Source_20_Text"><text:span text:style-name="T4">useCallback</text:span></text:span></text:h>
      <text:p text:style-name="P11"><text:span text:style-name="T3">Try the new React documentation for </text:span><text:a xlink:type="simple" xlink:href="https://beta.reactjs.org/reference/react/useCallback" office:target-frame-name="_blank" xlink:show="new" text:style-name="Internet_20_link" text:visited-style-name="Visited_20_Internet_20_Link"><text:span text:style-name="Source_20_Text"><text:span text:style-name="T9">useCallback</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memoizedCallback </text:span></text:span><text:span text:style-name="Source_20_Text"><text:span text:style-name="T23">=</text:span></text:span><text:span text:style-name="Source_20_Text"><text:span text:style-name="T17"> </text:span></text:span><text:span text:style-name="Source_20_Text"><text:span text:style-name="T25">useCallback</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5">doSomething</text:span></text:span><text:span text:style-name="Source_20_Text"><text:span text:style-name="T21">(</text:span></text:span><text:span text:style-name="Source_20_Text"><text:span text:style-name="T17">a</text:span></text:span><text:span text:style-name="Source_20_Text"><text:span text:style-name="T21">,</text:span></text:span><text:span text:style-name="Source_20_Text"><text:span text:style-name="T17"> b</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a</text:span></text:span><text:span text:style-name="Source_20_Text"><text:span text:style-name="T21">,</text:span></text:span><text:span text:style-name="Source_20_Text"><text:span text:style-name="T17"> b</text:span></text:span><text:span text:style-name="Source_20_Text"><text:span text:style-name="T21">],</text:span></text:span></text:p>
      <text:p text:style-name="P5"><text:span text:style-name="Source_20_Text"><text:span text:style-name="T21">);</text:span></text:span></text:p>
      <text:p text:style-name="P6"><text:span text:style-name="T2">Returns a </text:span><text:a xlink:type="simple" xlink:href="https://en.wikipedia.org/wiki/Memoization" office:target-frame-name="_blank" xlink:show="new" text:style-name="Internet_20_link" text:visited-style-name="Visited_20_Internet_20_Link"><text:span text:style-name="T6">memoized</text:span></text:a><text:span text:style-name="T2"> callback.</text:span></text:p>
      <text:p text:style-name="P6"><text:span text:style-name="T2">Pass an inline callback and an array of dependencies. </text:span><text:span text:style-name="Source_20_Text"><text:span text:style-name="T11">useCallback</text:span></text:span><text:span text:style-name="T2"> will return a memoized version of the callback that only changes if one of the dependencies has changed. This is useful when passing callbacks to optimized child components that rely on reference equality to prevent unnecessary renders (e.g. </text:span><text:span text:style-name="Source_20_Text"><text:span text:style-name="T11">shouldComponentUpdate</text:span></text:span><text:span text:style-name="T2">).</text:span></text:p>
      <text:p text:style-name="P6"><text:span text:style-name="Source_20_Text"><text:span text:style-name="T11">useCallback(fn, deps)</text:span></text:span><text:span text:style-name="T2"> is equivalent to </text:span><text:span text:style-name="Source_20_Text"><text:span text:style-name="T11">useMemo(() =&gt; fn, deps)</text:span></text:span><text:span text:style-name="T2">.</text:span></text:p>
      <text:p text:style-name="P12">Note</text:p>
      <text:p text:style-name="P13">The array of dependencies is not passed as arguments to the callback. Conceptually, though, that’s what they represent: every value referenced inside the callback should also appear in the dependencies array. In the future, a sufficiently advanced compiler could create this array automatically.</text:p>
      <text:p text:style-name="P11"><text:span text:style-name="T2">We recommend using the </text:span><text:a xlink:type="simple" xlink:href="https://github.com/facebook/react/issues/14920" office:target-frame-name="_blank" xlink:show="new" text:style-name="Internet_20_link" text:visited-style-name="Visited_20_Internet_20_Link"><text:span text:style-name="Source_20_Text"><text:span text:style-name="T10">exhaustive-deps</text:span></text:span></text:a><text:span text:style-name="T2"> rule as part of our </text:span><text:a xlink:type="simple" xlink:href="https://www.npmjs.com/package/eslint-plugin-react-hooks#installation" office:target-frame-name="_blank" xlink:show="new" text:style-name="Internet_20_link" text:visited-style-name="Visited_20_Internet_20_Link"><text:span text:style-name="Source_20_Text"><text:span text:style-name="T10">eslint-plugin-react-hooks</text:span></text:span></text:a><text:span text:style-name="T2"> package. It warns when dependencies are specified incorrectly and suggests a fix.</text:span></text:p>
      <text:h text:style-name="P3" text:outline-level="3"><text:bookmark text:name="usememo"/><text:span text:style-name="Source_20_Text"><text:span text:style-name="T4">useMemo</text:span></text:span></text:h>
      <text:p text:style-name="P11"><text:span text:style-name="T3">Try the new React documentation for </text:span><text:a xlink:type="simple" xlink:href="https://beta.reactjs.org/reference/react/useMemo" office:target-frame-name="_blank" xlink:show="new" text:style-name="Internet_20_link" text:visited-style-name="Visited_20_Internet_20_Link"><text:span text:style-name="Source_20_Text"><text:span text:style-name="T9">useMemo</text:span></text:span></text:a><text:span text:style-name="T3">.</text:span></text:p>
      <text:p text:style-name="P11"><text:soft-page-break/><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memoizedValue </text:span></text:span><text:span text:style-name="Source_20_Text"><text:span text:style-name="T23">=</text:span></text:span><text:span text:style-name="Source_20_Text"><text:span text:style-name="T17"> </text:span></text:span><text:span text:style-name="Source_20_Text"><text:span text:style-name="T25">useMemo</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5">computeExpensiveValue</text:span></text:span><text:span text:style-name="Source_20_Text"><text:span text:style-name="T21">(</text:span></text:span><text:span text:style-name="Source_20_Text"><text:span text:style-name="T17">a</text:span></text:span><text:span text:style-name="Source_20_Text"><text:span text:style-name="T21">,</text:span></text:span><text:span text:style-name="Source_20_Text"><text:span text:style-name="T17"> b</text:span></text:span><text:span text:style-name="Source_20_Text"><text:span text:style-name="T21">),</text:span></text:span><text:span text:style-name="Source_20_Text"><text:span text:style-name="T17"> </text:span></text:span><text:span text:style-name="Source_20_Text"><text:span text:style-name="T21">[</text:span></text:span><text:span text:style-name="Source_20_Text"><text:span text:style-name="T17">a</text:span></text:span><text:span text:style-name="Source_20_Text"><text:span text:style-name="T21">,</text:span></text:span><text:span text:style-name="Source_20_Text"><text:span text:style-name="T17"> b</text:span></text:span><text:span text:style-name="Source_20_Text"><text:span text:style-name="T21">]);</text:span></text:span></text:p>
      <text:p text:style-name="P6"><text:span text:style-name="T2">Returns a </text:span><text:a xlink:type="simple" xlink:href="https://en.wikipedia.org/wiki/Memoization" office:target-frame-name="_blank" xlink:show="new" text:style-name="Internet_20_link" text:visited-style-name="Visited_20_Internet_20_Link"><text:span text:style-name="T6">memoized</text:span></text:a><text:span text:style-name="T2"> value.</text:span></text:p>
      <text:p text:style-name="P6"><text:span text:style-name="T2">Pass a “create” function and an array of dependencies. </text:span><text:span text:style-name="Source_20_Text"><text:span text:style-name="T11">useMemo</text:span></text:span><text:span text:style-name="T2"> will only recompute the memoized value when one of the dependencies has changed. This optimization helps to avoid expensive calculations on every render.</text:span></text:p>
      <text:p text:style-name="P6"><text:span text:style-name="T2">Remember that the function passed to </text:span><text:span text:style-name="Source_20_Text"><text:span text:style-name="T11">useMemo</text:span></text:span><text:span text:style-name="T2"> runs during rendering. Don’t do anything there that you wouldn’t normally do while rendering. For example, side effects belong in </text:span><text:span text:style-name="Source_20_Text"><text:span text:style-name="T11">useEffect</text:span></text:span><text:span text:style-name="T2">, not </text:span><text:span text:style-name="Source_20_Text"><text:span text:style-name="T11">useMemo</text:span></text:span><text:span text:style-name="T2">.</text:span></text:p>
      <text:p text:style-name="P7">If no array is provided, a new value will be computed on every render.</text:p>
      <text:p text:style-name="P6"><text:span text:style-name="Strong_20_Emphasis"><text:span text:style-name="T3">You may rely on </text:span></text:span><text:span text:style-name="Strong_20_Emphasis"><text:span text:style-name="Source_20_Text"><text:span text:style-name="T5">useMemo</text:span></text:span></text:span><text:span text:style-name="Strong_20_Emphasis"><text:span text:style-name="T3"> as a performance optimization, not as a semantic guarantee.</text:span></text:span><text:span text:style-name="T2"> In the future, React may choose to “forget” some previously memoized values and recalculate them on next render, e.g. to free memory for offscreen components. Write your code so that it still works without </text:span><text:span text:style-name="Source_20_Text"><text:span text:style-name="T11">useMemo</text:span></text:span><text:span text:style-name="T2"> — and then add it to optimize performance.</text:span></text:p>
      <text:p text:style-name="P12">Note</text:p>
      <text:p text:style-name="P13">The array of dependencies is not passed as arguments to the function. Conceptually, though, that’s what they represent: every value referenced inside the function should also appear in the dependencies array. In the future, a sufficiently advanced compiler could create this array automatically.</text:p>
      <text:p text:style-name="P11"><text:span text:style-name="T2">We recommend using the </text:span><text:a xlink:type="simple" xlink:href="https://github.com/facebook/react/issues/14920" office:target-frame-name="_blank" xlink:show="new" text:style-name="Internet_20_link" text:visited-style-name="Visited_20_Internet_20_Link"><text:span text:style-name="Source_20_Text"><text:span text:style-name="T10">exhaustive-deps</text:span></text:span></text:a><text:span text:style-name="T2"> rule as part of our </text:span><text:a xlink:type="simple" xlink:href="https://www.npmjs.com/package/eslint-plugin-react-hooks#installation" office:target-frame-name="_blank" xlink:show="new" text:style-name="Internet_20_link" text:visited-style-name="Visited_20_Internet_20_Link"><text:span text:style-name="Source_20_Text"><text:span text:style-name="T10">eslint-plugin-react-hooks</text:span></text:span></text:a><text:span text:style-name="T2"> package. It warns when dependencies are specified incorrectly and suggests a fix.</text:span></text:p>
      <text:h text:style-name="P3" text:outline-level="3"><text:bookmark text:name="useref"/><text:span text:style-name="Source_20_Text"><text:span text:style-name="T4">useRef</text:span></text:span></text:h>
      <text:p text:style-name="P11"><text:span text:style-name="T3">Try the new React documentation for </text:span><text:a xlink:type="simple" xlink:href="https://beta.reactjs.org/reference/react/useRef" office:target-frame-name="_blank" xlink:show="new" text:style-name="Internet_20_link" text:visited-style-name="Visited_20_Internet_20_Link"><text:span text:style-name="Source_20_Text"><text:span text:style-name="T9">useRef</text:span></text:span></text:a><text:span text:style-name="T3">.</text:span></text:p>
      <text:p text:style-name="P11"><text:soft-page-break/><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refContainer </text:span></text:span><text:span text:style-name="Source_20_Text"><text:span text:style-name="T23">=</text:span></text:span><text:span text:style-name="Source_20_Text"><text:span text:style-name="T17"> </text:span></text:span><text:span text:style-name="Source_20_Text"><text:span text:style-name="T25">useRef</text:span></text:span><text:span text:style-name="Source_20_Text"><text:span text:style-name="T21">(</text:span></text:span><text:span text:style-name="Source_20_Text"><text:span text:style-name="T17">initialValue</text:span></text:span><text:span text:style-name="Source_20_Text"><text:span text:style-name="T21">);</text:span></text:span></text:p>
      <text:p text:style-name="P6"><text:span text:style-name="Source_20_Text"><text:span text:style-name="T11">useRef</text:span></text:span><text:span text:style-name="T2"> returns a mutable ref object whose </text:span><text:span text:style-name="Source_20_Text"><text:span text:style-name="T11">.current</text:span></text:span><text:span text:style-name="T2"> property is initialized to the passed argument (</text:span><text:span text:style-name="Source_20_Text"><text:span text:style-name="T11">initialValue</text:span></text:span><text:span text:style-name="T2">). The returned object will persist for the full lifetime of the component.</text:span></text:p>
      <text:p text:style-name="P7">A common use case is to access a child imperatively:</text:p>
      <text:p text:style-name="P5"><text:span text:style-name="Source_20_Text"><text:span text:style-name="T15">function</text:span></text:span><text:span text:style-name="Source_20_Text"><text:span text:style-name="T17"> </text:span></text:span><text:span text:style-name="Source_20_Text"><text:span text:style-name="T25">TextInputWithFocusButton</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inputEl </text:span></text:span><text:span text:style-name="Source_20_Text"><text:span text:style-name="T23">=</text:span></text:span><text:span text:style-name="Source_20_Text"><text:span text:style-name="T17"> </text:span></text:span><text:span text:style-name="Source_20_Text"><text:span text:style-name="T25">useRef</text:span></text:span><text:span text:style-name="Source_20_Text"><text:span text:style-name="T21">(</text:span></text:span><text:span text:style-name="Source_20_Text"><text:span text:style-name="T15">null</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5">onButtonClick</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32">// `current` points to the mounted text input element</text:span></text:span></text:p>
      <text:p text:style-name="P5"><text:span text:style-name="Source_20_Text"><text:span text:style-name="T19"><text:s text:c="4"/></text:span></text:span><text:span text:style-name="Source_20_Text"><text:span text:style-name="T17">inputEl</text:span></text:span><text:span text:style-name="Source_20_Text"><text:span text:style-name="T21">.</text:span></text:span><text:span text:style-name="Source_20_Text"><text:span text:style-name="T17">current</text:span></text:span><text:span text:style-name="Source_20_Text"><text:span text:style-name="T21">.</text:span></text:span><text:span text:style-name="Source_20_Text"><text:span text:style-name="T25">focus</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21">&lt;</text:span></text:span><text:span text:style-name="Source_20_Text"><text:span text:style-name="T27">input </text:span></text:span><text:span text:style-name="Source_20_Text"><text:span text:style-name="T15">ref</text:span></text:span><text:span text:style-name="Source_20_Text"><text:span text:style-name="T21">={</text:span></text:span><text:span text:style-name="Source_20_Text"><text:span text:style-name="T27">inputEl</text:span></text:span><text:span text:style-name="Source_20_Text"><text:span text:style-name="T21">}</text:span></text:span><text:span text:style-name="Source_20_Text"><text:span text:style-name="T27"> </text:span></text:span><text:span text:style-name="Source_20_Text"><text:span text:style-name="T15">type</text:span></text:span><text:span text:style-name="Source_20_Text"><text:span text:style-name="T21">="</text:span></text:span><text:span text:style-name="Source_20_Text"><text:span text:style-name="T34">text</text:span></text:span><text:span text:style-name="Source_20_Text"><text:span text:style-name="T21">"</text:span></text:span><text:span text:style-name="Source_20_Text"><text:span text:style-name="T27"> </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onButtonClick</text:span></text:span><text:span text:style-name="Source_20_Text"><text:span text:style-name="T21">}&gt;</text:span></text:span><text:span text:style-name="Source_20_Text"><text:span text:style-name="T17">Focus the input</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6"><text:span text:style-name="T2">Essentially, </text:span><text:span text:style-name="Source_20_Text"><text:span text:style-name="T11">useRef</text:span></text:span><text:span text:style-name="T2"> is like a “box” that can hold a mutable value in its </text:span><text:span text:style-name="Source_20_Text"><text:span text:style-name="T11">.current</text:span></text:span><text:span text:style-name="T2"> property.</text:span></text:p>
      <text:p text:style-name="P6"><text:span text:style-name="T2">You might be familiar with refs primarily as a way to </text:span><text:a xlink:type="simple" xlink:href="https://reactjs.org/docs/refs-and-the-dom.html" text:style-name="Internet_20_link" text:visited-style-name="Visited_20_Internet_20_Link"><text:span text:style-name="T6">access the DOM</text:span></text:a><text:span text:style-name="T2">. If you pass a ref object to React with </text:span><text:span text:style-name="Source_20_Text"><text:span text:style-name="T11">&lt;div ref={myRef} /&gt;</text:span></text:span><text:span text:style-name="T2">, React will set its </text:span><text:span text:style-name="Source_20_Text"><text:span text:style-name="T11">.current</text:span></text:span><text:span text:style-name="T2"> property to the corresponding DOM node whenever that node changes.</text:span></text:p>
      <text:p text:style-name="P6"><text:span text:style-name="T2">However, </text:span><text:span text:style-name="Source_20_Text"><text:span text:style-name="T11">useRef()</text:span></text:span><text:span text:style-name="T2"> is useful for more than the </text:span><text:span text:style-name="Source_20_Text"><text:span text:style-name="T11">ref</text:span></text:span><text:span text:style-name="T2"> attribute. It’s </text:span><text:a xlink:type="simple" xlink:href="https://reactjs.org/docs/hooks-faq.html#is-there-something-like-instance-variables" text:style-name="Internet_20_link" text:visited-style-name="Visited_20_Internet_20_Link"><text:span text:style-name="T6">handy for keeping any mutable value around</text:span></text:a><text:span text:style-name="T2"> similar to how you’d use instance fields in classes.</text:span></text:p>
      <text:p text:style-name="P6"><text:span text:style-name="T2">This works because </text:span><text:span text:style-name="Source_20_Text"><text:span text:style-name="T11">useRef()</text:span></text:span><text:span text:style-name="T2"> creates a plain JavaScript object. The only difference between </text:span><text:span text:style-name="Source_20_Text"><text:span text:style-name="T11">useRef()</text:span></text:span><text:span text:style-name="T2"> and creating a </text:span><text:span text:style-name="Source_20_Text"><text:span text:style-name="T11">{current: ...}</text:span></text:span><text:span text:style-name="T2"> object yourself is that </text:span><text:span text:style-name="Source_20_Text"><text:span text:style-name="T11">useRef</text:span></text:span><text:span text:style-name="T2"> will give you the same ref object on every render.</text:span></text:p>
      <text:p text:style-name="P6"><text:soft-page-break/><text:span text:style-name="T2">Keep in mind that </text:span><text:span text:style-name="Source_20_Text"><text:span text:style-name="T11">useRef</text:span></text:span><text:span text:style-name="T2"> </text:span><text:span text:style-name="Emphasis"><text:span text:style-name="T2">doesn’t</text:span></text:span><text:span text:style-name="T2"> notify you when its content changes. Mutating the </text:span><text:span text:style-name="Source_20_Text"><text:span text:style-name="T11">.current</text:span></text:span><text:span text:style-name="T2"> property doesn’t cause a re-render. If you want to run some code when React attaches or detaches a ref to a DOM node, you may want to use a </text:span><text:a xlink:type="simple" xlink:href="https://reactjs.org/docs/hooks-faq.html#how-can-i-measure-a-dom-node" text:style-name="Internet_20_link" text:visited-style-name="Visited_20_Internet_20_Link"><text:span text:style-name="T6">callback ref</text:span></text:a><text:span text:style-name="T2"> instead.</text:span></text:p>
      <text:h text:style-name="P3" text:outline-level="3"><text:bookmark text:name="useimperativehandle"/><text:span text:style-name="Source_20_Text"><text:span text:style-name="T4">useImperativeHandle</text:span></text:span></text:h>
      <text:p text:style-name="P11"><text:span text:style-name="T3">Try the new React documentation for </text:span><text:a xlink:type="simple" xlink:href="https://beta.reactjs.org/reference/react/useImperativeHandle" office:target-frame-name="_blank" xlink:show="new" text:style-name="Internet_20_link" text:visited-style-name="Visited_20_Internet_20_Link"><text:span text:style-name="Source_20_Text"><text:span text:style-name="T9">useImperativeHandle</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25">useImperativeHandle</text:span></text:span><text:span text:style-name="Source_20_Text"><text:span text:style-name="T21">(</text:span></text:span><text:span text:style-name="Source_20_Text"><text:span text:style-name="T17">ref</text:span></text:span><text:span text:style-name="Source_20_Text"><text:span text:style-name="T21">,</text:span></text:span><text:span text:style-name="Source_20_Text"><text:span text:style-name="T17"> createHandle</text:span></text:span><text:span text:style-name="Source_20_Text"><text:span text:style-name="T21">,</text:span></text:span><text:span text:style-name="Source_20_Text"><text:span text:style-name="T17"> </text:span></text:span><text:span text:style-name="Source_20_Text"><text:span text:style-name="T21">[</text:span></text:span><text:span text:style-name="Source_20_Text"><text:span text:style-name="T17">deps</text:span></text:span><text:span text:style-name="Source_20_Text"><text:span text:style-name="T21">])</text:span></text:span></text:p>
      <text:p text:style-name="P6"><text:span text:style-name="Source_20_Text"><text:span text:style-name="T11">useImperativeHandle</text:span></text:span><text:span text:style-name="T2"> customizes the instance value that is exposed to parent components when using </text:span><text:span text:style-name="Source_20_Text"><text:span text:style-name="T11">ref</text:span></text:span><text:span text:style-name="T2">. As always, imperative code using refs should be avoided in most cases. </text:span><text:span text:style-name="Source_20_Text"><text:span text:style-name="T11">useImperativeHandle</text:span></text:span><text:span text:style-name="T2"> should be used with </text:span><text:a xlink:type="simple" xlink:href="https://reactjs.org/docs/react-api.html#reactforwardref" text:style-name="Internet_20_link" text:visited-style-name="Visited_20_Internet_20_Link"><text:span text:style-name="Source_20_Text"><text:span text:style-name="T10">forwardRef</text:span></text:span></text:a><text:span text:style-name="T2">:</text:span></text:p>
      <text:p text:style-name="P5"><text:span text:style-name="Source_20_Text"><text:span text:style-name="T15">function</text:span></text:span><text:span text:style-name="Source_20_Text"><text:span text:style-name="T17"> </text:span></text:span><text:span text:style-name="Source_20_Text"><text:span text:style-name="T25">FancyInput</text:span></text:span><text:span text:style-name="Source_20_Text"><text:span text:style-name="T21">(</text:span></text:span><text:span text:style-name="Source_20_Text"><text:span text:style-name="T17">props</text:span></text:span><text:span text:style-name="Source_20_Text"><text:span text:style-name="T21">,</text:span></text:span><text:span text:style-name="Source_20_Text"><text:span text:style-name="T17"> ref</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inputRef </text:span></text:span><text:span text:style-name="Source_20_Text"><text:span text:style-name="T23">=</text:span></text:span><text:span text:style-name="Source_20_Text"><text:span text:style-name="T17"> </text:span></text:span><text:span text:style-name="Source_20_Text"><text:span text:style-name="T25">useRef</text:span></text:span><text:span text:style-name="Source_20_Text"><text:span text:style-name="T21">();</text:span></text:span></text:p>
      <text:p text:style-name="P5"><text:span text:style-name="Source_20_Text"><text:span text:style-name="T19"><text:s text:c="2"/></text:span></text:span><text:span text:style-name="Source_20_Text"><text:span text:style-name="T25">useImperativeHandle</text:span></text:span><text:span text:style-name="Source_20_Text"><text:span text:style-name="T21">(</text:span></text:span><text:span text:style-name="Source_20_Text"><text:span text:style-name="T17">ref</text:span></text:span><text:span text:style-name="Source_20_Text"><text:span text:style-name="T21">,</text:span></text:span><text:span text:style-name="Source_20_Text"><text:span text:style-name="T17"> </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5">focus</text:span></text:span><text:span text:style-name="Source_20_Text"><text:span text:style-name="T23">:</text:span></text:span><text:span text:style-name="Source_20_Text"><text:span text:style-name="T17"> </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6"/></text:span></text:span><text:span text:style-name="Source_20_Text"><text:span text:style-name="T17">inputRef</text:span></text:span><text:span text:style-name="Source_20_Text"><text:span text:style-name="T21">.</text:span></text:span><text:span text:style-name="Source_20_Text"><text:span text:style-name="T17">current</text:span></text:span><text:span text:style-name="Source_20_Text"><text:span text:style-name="T21">.</text:span></text:span><text:span text:style-name="Source_20_Text"><text:span text:style-name="T25">focus</text:span></text:span><text:span text:style-name="Source_20_Text"><text:span text:style-name="T21">();</text:span></text:span></text:p>
      <text:p text:style-name="P5"><text:span text:style-name="Source_20_Text"><text:span text:style-name="T19"><text:s text:c="4"/></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lt;</text:span></text:span><text:span text:style-name="Source_20_Text"><text:span text:style-name="T27">input </text:span></text:span><text:span text:style-name="Source_20_Text"><text:span text:style-name="T15">ref</text:span></text:span><text:span text:style-name="Source_20_Text"><text:span text:style-name="T21">={</text:span></text:span><text:span text:style-name="Source_20_Text"><text:span text:style-name="T27">inputRef</text:span></text:span><text:span text:style-name="Source_20_Text"><text:span text:style-name="T21">}</text:span></text:span><text:span text:style-name="Source_20_Text"><text:span text:style-name="T27"> </text:span></text:span><text:span text:style-name="Source_20_Text"><text:span text:style-name="T15">...</text:span></text:span><text:span text:style-name="Source_20_Text"><text:span text:style-name="T27"> </text:span></text:span><text:span text:style-name="Source_20_Text"><text:span text:style-name="T21">/&gt;;</text:span></text:span></text:p>
      <text:p text:style-name="P5"><text:span text:style-name="Source_20_Text"><text:span text:style-name="T21">}</text:span></text:span></text:p>
      <text:p text:style-name="P5"><text:span text:style-name="Source_20_Text"><text:span text:style-name="T17">FancyInput </text:span></text:span><text:span text:style-name="Source_20_Text"><text:span text:style-name="T23">=</text:span></text:span><text:span text:style-name="Source_20_Text"><text:span text:style-name="T17"> </text:span></text:span><text:span text:style-name="Source_20_Text"><text:span text:style-name="T25">forwardRef</text:span></text:span><text:span text:style-name="Source_20_Text"><text:span text:style-name="T21">(</text:span></text:span><text:span text:style-name="Source_20_Text"><text:span text:style-name="T17">FancyInput</text:span></text:span><text:span text:style-name="Source_20_Text"><text:span text:style-name="T21">);</text:span></text:span></text:p>
      <text:p text:style-name="P6"><text:span text:style-name="T2">In this example, a parent component that renders </text:span><text:span text:style-name="Source_20_Text"><text:span text:style-name="T11">&lt;FancyInput ref={inputRef} /&gt;</text:span></text:span><text:span text:style-name="T2"> would be able to call </text:span><text:span text:style-name="Source_20_Text"><text:span text:style-name="T11">inputRef.current.focus()</text:span></text:span><text:span text:style-name="T2">.</text:span></text:p>
      <text:h text:style-name="P3" text:outline-level="3"><text:bookmark text:name="uselayouteffect"/><text:span text:style-name="Source_20_Text"><text:span text:style-name="T4">useLayoutEffect</text:span></text:span></text:h>
      <text:p text:style-name="P11"><text:span text:style-name="T3">Try the new React documentation for </text:span><text:a xlink:type="simple" xlink:href="https://beta.reactjs.org/reference/react/useLayoutEffect" office:target-frame-name="_blank" xlink:show="new" text:style-name="Internet_20_link" text:visited-style-name="Visited_20_Internet_20_Link"><text:span text:style-name="Source_20_Text"><text:span text:style-name="T9">useLayoutEffect</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6"><text:span text:style-name="T2">The signature is identical to </text:span><text:span text:style-name="Source_20_Text"><text:span text:style-name="T11">useEffect</text:span></text:span><text:span text:style-name="T2">, but it fires synchronously after all DOM mutations. Use this to read layout from the DOM and synchronously </text:span><text:soft-page-break/><text:span text:style-name="T2">re-render. Updates scheduled inside </text:span><text:span text:style-name="Source_20_Text"><text:span text:style-name="T11">useLayoutEffect</text:span></text:span><text:span text:style-name="T2"> will be flushed synchronously, before the browser has a chance to paint.</text:span></text:p>
      <text:p text:style-name="P6"><text:span text:style-name="T2">Prefer the standard </text:span><text:span text:style-name="Source_20_Text"><text:span text:style-name="T11">useEffect</text:span></text:span><text:span text:style-name="T2"> when possible to avoid blocking visual updates.</text:span></text:p>
      <text:p text:style-name="P12">Tip</text:p>
      <text:p text:style-name="P11"><text:span text:style-name="T2">If you’re migrating code from a class component, note </text:span><text:span text:style-name="Source_20_Text"><text:span text:style-name="T11">useLayoutEffect</text:span></text:span><text:span text:style-name="T2"> fires in the same phase as </text:span><text:span text:style-name="Source_20_Text"><text:span text:style-name="T11">componentDidMount</text:span></text:span><text:span text:style-name="T2"> and </text:span><text:span text:style-name="Source_20_Text"><text:span text:style-name="T11">componentDidUpdate</text:span></text:span><text:span text:style-name="T2">. However, </text:span><text:span text:style-name="Strong_20_Emphasis"><text:span text:style-name="T3">we recommend starting with </text:span></text:span><text:span text:style-name="Strong_20_Emphasis"><text:span text:style-name="Source_20_Text"><text:span text:style-name="T5">useEffect</text:span></text:span></text:span><text:span text:style-name="Strong_20_Emphasis"><text:span text:style-name="T3"> first</text:span></text:span><text:span text:style-name="T2"> and only trying </text:span><text:span text:style-name="Source_20_Text"><text:span text:style-name="T11">useLayoutEffect</text:span></text:span><text:span text:style-name="T2"> if that causes a problem.</text:span></text:p>
      <text:p text:style-name="P11"><text:span text:style-name="T2">If you use server rendering, keep in mind that </text:span><text:span text:style-name="Emphasis"><text:span text:style-name="T2">neither</text:span></text:span><text:span text:style-name="T2"> </text:span><text:span text:style-name="Source_20_Text"><text:span text:style-name="T11">useLayoutEffect</text:span></text:span><text:span text:style-name="T2"> nor </text:span><text:span text:style-name="Source_20_Text"><text:span text:style-name="T11">useEffect</text:span></text:span><text:span text:style-name="T2"> can run until the JavaScript is downloaded. This is why React warns when a server-rendered component contains </text:span><text:span text:style-name="Source_20_Text"><text:span text:style-name="T11">useLayoutEffect</text:span></text:span><text:span text:style-name="T2">. To fix this, either move that logic to </text:span><text:span text:style-name="Source_20_Text"><text:span text:style-name="T11">useEffect</text:span></text:span><text:span text:style-name="T2"> (if it isn’t necessary for the first render), or delay showing that component until after the client renders (if the HTML looks broken until </text:span><text:span text:style-name="Source_20_Text"><text:span text:style-name="T11">useLayoutEffect</text:span></text:span><text:span text:style-name="T2"> runs).</text:span></text:p>
      <text:p text:style-name="P11"><text:span text:style-name="T2">To exclude a component that needs layout effects from the server-rendered HTML, render it conditionally with </text:span><text:span text:style-name="Source_20_Text"><text:span text:style-name="T11">showChild &amp;&amp; &lt;Child /&gt;</text:span></text:span><text:span text:style-name="T2"> and defer showing it with </text:span><text:span text:style-name="Source_20_Text"><text:span text:style-name="T11">useEffect(() =&gt; { setShowChild(true); }, [])</text:span></text:span><text:span text:style-name="T2">. This way, the UI doesn’t appear broken before hydration.</text:span></text:p>
      <text:h text:style-name="P3" text:outline-level="3"><text:bookmark text:name="usedebugvalue"/><text:span text:style-name="Source_20_Text"><text:span text:style-name="T4">useDebugValue</text:span></text:span></text:h>
      <text:p text:style-name="P11"><text:span text:style-name="T3">Try the new React documentation for </text:span><text:a xlink:type="simple" xlink:href="https://beta.reactjs.org/reference/react/useDebugValue" office:target-frame-name="_blank" xlink:show="new" text:style-name="Internet_20_link" text:visited-style-name="Visited_20_Internet_20_Link"><text:span text:style-name="Source_20_Text"><text:span text:style-name="T9">useDebugValue</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25">useDebugValue</text:span></text:span><text:span text:style-name="Source_20_Text"><text:span text:style-name="T21">(</text:span></text:span><text:span text:style-name="Source_20_Text"><text:span text:style-name="T17">value</text:span></text:span><text:span text:style-name="Source_20_Text"><text:span text:style-name="T21">)</text:span></text:span></text:p>
      <text:p text:style-name="P6"><text:span text:style-name="Source_20_Text"><text:span text:style-name="T11">useDebugValue</text:span></text:span><text:span text:style-name="T2"> can be used to display a label for custom hooks in React DevTools.</text:span></text:p>
      <text:p text:style-name="P6"><text:soft-page-break/><text:span text:style-name="T2">For example, consider the </text:span><text:span text:style-name="Source_20_Text"><text:span text:style-name="T11">useFriendStatus</text:span></text:span><text:span text:style-name="T2"> custom Hook described in </text:span><text:a xlink:type="simple" xlink:href="https://reactjs.org/docs/hooks-custom.html" text:style-name="Internet_20_link" text:visited-style-name="Visited_20_Internet_20_Link"><text:span text:style-name="T6">“Building Your Own Hooks”</text:span></text:a><text:span text:style-name="T2">:</text:span></text:p>
      <text:p text:style-name="P5"><text:span text:style-name="Source_20_Text"><text:span text:style-name="T15">function</text:span></text:span><text:span text:style-name="Source_20_Text"><text:span text:style-name="T17"> </text:span></text:span><text:span text:style-name="Source_20_Text"><text:span text:style-name="T25">useFriendStatus</text:span></text:span><text:span text:style-name="Source_20_Text"><text:span text:style-name="T21">(</text:span></text:span><text:span text:style-name="Source_20_Text"><text:span text:style-name="T17">friendID</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isOnline</text:span></text:span><text:span text:style-name="Source_20_Text"><text:span text:style-name="T21">,</text:span></text:span><text:span text:style-name="Source_20_Text"><text:span text:style-name="T17"> setIsOnline</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span text:style-name="Source_20_Text"><text:span text:style-name="T15">null</text:span></text:span><text:span text:style-name="Source_20_Text"><text:span text:style-name="T21">);</text:span></text:span></text:p>
      <text:p text:style-name="P10"/>
      <text:p text:style-name="P5"><text:span text:style-name="Source_20_Text"><text:span text:style-name="T19"><text:s text:c="2"/></text:span></text:span><text:span text:style-name="Source_20_Text"><text:span text:style-name="T32">// ...</text:span></text:span></text:p>
      <text:p text:style-name="P10"/>
      <text:p text:style-name="P5"><text:span text:style-name="Source_20_Text"><text:span text:style-name="T20"><text:s text:c="2"/></text:span></text:span><text:span text:style-name="Source_20_Text"><text:span text:style-name="T33">// Show a label in DevTools next to this Hook</text:span></text:span><text:span text:style-name="Source_20_Text"><text:span text:style-name="T18"> <text:s/></text:span></text:span><text:span text:style-name="Source_20_Text"><text:span text:style-name="T33">// e.g. "FriendStatus: Online"</text:span></text:span><text:span text:style-name="Source_20_Text"><text:span text:style-name="T18"> <text:s/></text:span></text:span><text:span text:style-name="Source_20_Text"><text:span text:style-name="T26">useDebugValue</text:span></text:span><text:span text:style-name="Source_20_Text"><text:span text:style-name="T22">(</text:span></text:span><text:span text:style-name="Source_20_Text"><text:span text:style-name="T18">isOnline </text:span></text:span><text:span text:style-name="Source_20_Text"><text:span text:style-name="T24">?</text:span></text:span><text:span text:style-name="Source_20_Text"><text:span text:style-name="T18"> </text:span></text:span><text:span text:style-name="Source_20_Text"><text:span text:style-name="T35">'Online'</text:span></text:span><text:span text:style-name="Source_20_Text"><text:span text:style-name="T18"> </text:span></text:span><text:span text:style-name="Source_20_Text"><text:span text:style-name="T24">:</text:span></text:span><text:span text:style-name="Source_20_Text"><text:span text:style-name="T18"> </text:span></text:span><text:span text:style-name="Source_20_Text"><text:span text:style-name="T35">'Offline'</text:span></text:span><text:span text:style-name="Source_20_Text"><text:span text:style-name="T22">);</text:span></text:span></text:p>
      <text:p text:style-name="P5"><text:span text:style-name="Source_20_Text"><text:span text:style-name="T19"><text:s text:c="2"/></text:span></text:span><text:span text:style-name="Source_20_Text"><text:span text:style-name="T15">return</text:span></text:span><text:span text:style-name="Source_20_Text"><text:span text:style-name="T17"> isOnline</text:span></text:span><text:span text:style-name="Source_20_Text"><text:span text:style-name="T21">;</text:span></text:span></text:p>
      <text:p text:style-name="P5"><text:span text:style-name="Source_20_Text"><text:span text:style-name="T21">}</text:span></text:span></text:p>
      <text:p text:style-name="P12">Tip</text:p>
      <text:p text:style-name="P13">We don’t recommend adding debug values to every custom Hook. It’s most valuable for custom Hooks that are part of shared libraries.</text:p>
      <text:h text:style-name="P4" text:outline-level="4"><text:bookmark text:name="defer-formatting-debug-values"/>Defer formatting debug values</text:h>
      <text:p text:style-name="P8">In some cases formatting a value for display might be an expensive operation. It’s also unnecessary unless a Hook is actually inspected.</text:p>
      <text:p text:style-name="P6"><text:span text:style-name="T2">For this reason </text:span><text:span text:style-name="Source_20_Text"><text:span text:style-name="T11">useDebugValue</text:span></text:span><text:span text:style-name="T2"> accepts a formatting function as an optional second parameter. This function is only called if the Hooks are inspected. It receives the debug value as a parameter and should return a formatted display value.</text:span></text:p>
      <text:p text:style-name="P6"><text:span text:style-name="T2">For example a custom Hook that returned a </text:span><text:span text:style-name="Source_20_Text"><text:span text:style-name="T11">Date</text:span></text:span><text:span text:style-name="T2"> value could avoid calling the </text:span><text:span text:style-name="Source_20_Text"><text:span text:style-name="T11">toDateString</text:span></text:span><text:span text:style-name="T2"> function unnecessarily by passing the following formatter:</text:span></text:p>
      <text:p text:style-name="P5"><text:span text:style-name="Source_20_Text"><text:span text:style-name="T25">useDebugValue</text:span></text:span><text:span text:style-name="Source_20_Text"><text:span text:style-name="T21">(</text:span></text:span><text:span text:style-name="Source_20_Text"><text:span text:style-name="T17">date</text:span></text:span><text:span text:style-name="Source_20_Text"><text:span text:style-name="T21">,</text:span></text:span><text:span text:style-name="Source_20_Text"><text:span text:style-name="T17"> date </text:span></text:span><text:span text:style-name="Source_20_Text"><text:span text:style-name="T23">=&gt;</text:span></text:span><text:span text:style-name="Source_20_Text"><text:span text:style-name="T17"> date</text:span></text:span><text:span text:style-name="Source_20_Text"><text:span text:style-name="T21">.</text:span></text:span><text:span text:style-name="Source_20_Text"><text:span text:style-name="T25">toDateString</text:span></text:span><text:span text:style-name="Source_20_Text"><text:span text:style-name="T21">());</text:span></text:span></text:p>
      <text:h text:style-name="P3" text:outline-level="3"><text:bookmark text:name="usedeferredvalue"/><text:span text:style-name="Source_20_Text"><text:span text:style-name="T4">useDeferredValue</text:span></text:span></text:h>
      <text:p text:style-name="P11"><text:span text:style-name="T3">Try the new React documentation for </text:span><text:a xlink:type="simple" xlink:href="https://beta.reactjs.org/reference/react/useDeferredValue" office:target-frame-name="_blank" xlink:show="new" text:style-name="Internet_20_link" text:visited-style-name="Visited_20_Internet_20_Link"><text:span text:style-name="Source_20_Text"><text:span text:style-name="T9">useDeferredValue</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deferredValue </text:span></text:span><text:span text:style-name="Source_20_Text"><text:span text:style-name="T23">=</text:span></text:span><text:span text:style-name="Source_20_Text"><text:span text:style-name="T17"> </text:span></text:span><text:span text:style-name="Source_20_Text"><text:span text:style-name="T25">useDeferredValue</text:span></text:span><text:span text:style-name="Source_20_Text"><text:span text:style-name="T21">(</text:span></text:span><text:span text:style-name="Source_20_Text"><text:span text:style-name="T17">value</text:span></text:span><text:span text:style-name="Source_20_Text"><text:span text:style-name="T21">);</text:span></text:span></text:p>
      <text:p text:style-name="P6"><text:soft-page-break/><text:span text:style-name="Source_20_Text"><text:span text:style-name="T11">useDeferredValue</text:span></text:span><text:span text:style-name="T2"> accepts a value and returns a new copy of the value that will defer to more urgent updates. If the current render is the result of an urgent update, like user input, React will return the previous value and then render the new value after the urgent render has completed.</text:span></text:p>
      <text:p text:style-name="P6"><text:span text:style-name="T2">This hook is similar to user-space hooks which use debouncing or throttling to defer updates. The benefits to using </text:span><text:span text:style-name="Source_20_Text"><text:span text:style-name="T11">useDeferredValue</text:span></text:span><text:span text:style-name="T2"> is that React will work on the update as soon as other work finishes (instead of waiting for an arbitrary amount of time), and like </text:span><text:a xlink:type="simple" xlink:href="https://reactjs.org/docs/react-api.html#starttransition" text:style-name="Internet_20_link" text:visited-style-name="Visited_20_Internet_20_Link"><text:span text:style-name="Source_20_Text"><text:span text:style-name="T10">startTransition</text:span></text:span></text:a><text:span text:style-name="T2">, deferred values can suspend without triggering an unexpected fallback for existing content.</text:span></text:p>
      <text:h text:style-name="P4" text:outline-level="4"><text:bookmark text:name="memoizing-deferred-children"/>Memoizing deferred children</text:h>
      <text:p text:style-name="P6"><text:span text:style-name="Source_20_Text"><text:span text:style-name="T11">useDeferredValue</text:span></text:span><text:span text:style-name="T2"> only defers the value that you pass to it. If you want to prevent a child component from re-rendering during an urgent update, you must also memoize that component with </text:span><text:a xlink:type="simple" xlink:href="https://reactjs.org/docs/react-api.html#reactmemo" text:style-name="Internet_20_link" text:visited-style-name="Visited_20_Internet_20_Link"><text:span text:style-name="Source_20_Text"><text:span text:style-name="T10">React.memo</text:span></text:span></text:a><text:span text:style-name="T2"> or </text:span><text:a xlink:type="simple" xlink:href="https://reactjs.org/docs/hooks-reference.html#usememo" text:style-name="Internet_20_link" text:visited-style-name="Visited_20_Internet_20_Link"><text:span text:style-name="Source_20_Text"><text:span text:style-name="T10">React.useMemo</text:span></text:span></text:a><text:span text:style-name="T2">:</text:span></text:p>
      <text:p text:style-name="P5"><text:span text:style-name="Source_20_Text"><text:span text:style-name="T15">function</text:span></text:span><text:span text:style-name="Source_20_Text"><text:span text:style-name="T17"> </text:span></text:span><text:span text:style-name="Source_20_Text"><text:span text:style-name="T25">Typeahead</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query </text:span></text:span><text:span text:style-name="Source_20_Text"><text:span text:style-name="T23">=</text:span></text:span><text:span text:style-name="Source_20_Text"><text:span text:style-name="T17"> </text:span></text:span><text:span text:style-name="Source_20_Text"><text:span text:style-name="T25">useSearchQuery</text:span></text:span><text:span text:style-name="Source_20_Text"><text:span text:style-name="T21">(</text:span></text:span><text:span text:style-name="Source_20_Text"><text:span text:style-name="T34">''</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deferredQuery </text:span></text:span><text:span text:style-name="Source_20_Text"><text:span text:style-name="T23">=</text:span></text:span><text:span text:style-name="Source_20_Text"><text:span text:style-name="T17"> </text:span></text:span><text:span text:style-name="Source_20_Text"><text:span text:style-name="T25">useDeferredValue</text:span></text:span><text:span text:style-name="Source_20_Text"><text:span text:style-name="T21">(</text:span></text:span><text:span text:style-name="Source_20_Text"><text:span text:style-name="T17">query</text:span></text:span><text:span text:style-name="Source_20_Text"><text:span text:style-name="T21">);</text:span></text:span></text:p>
      <text:p text:style-name="P10"/>
      <text:p text:style-name="P5"><text:span text:style-name="Source_20_Text"><text:span text:style-name="T19"><text:s text:c="2"/></text:span></text:span><text:span text:style-name="Source_20_Text"><text:span text:style-name="T32">// Memoizing tells React to only re-render when deferredQuery changes,</text:span></text:span></text:p>
      <text:p text:style-name="P5"><text:span text:style-name="Source_20_Text"><text:span text:style-name="T19"><text:s text:c="2"/></text:span></text:span><text:span text:style-name="Source_20_Text"><text:span text:style-name="T32">// not when query changes.</text:span></text:span></text:p>
      <text:p text:style-name="P5"><text:span text:style-name="Source_20_Text"><text:span text:style-name="T19"><text:s text:c="2"/></text:span></text:span><text:span text:style-name="Source_20_Text"><text:span text:style-name="T15">const</text:span></text:span><text:span text:style-name="Source_20_Text"><text:span text:style-name="T17"> suggestions </text:span></text:span><text:span text:style-name="Source_20_Text"><text:span text:style-name="T23">=</text:span></text:span><text:span text:style-name="Source_20_Text"><text:span text:style-name="T17"> </text:span></text:span><text:span text:style-name="Source_20_Text"><text:span text:style-name="T25">useMemo</text:span></text:span><text:span text:style-name="Source_20_Text"><text:span text:style-name="T21">(()</text:span></text:span><text:span text:style-name="Source_20_Text"><text:span text:style-name="T17"> </text:span></text:span><text:span text:style-name="Source_20_Text"><text:span text:style-name="T23">=&gt;</text:span></text:span></text:p>
      <text:p text:style-name="P5"><text:span text:style-name="Source_20_Text"><text:span text:style-name="T19"><text:s text:c="4"/></text:span></text:span><text:span text:style-name="Source_20_Text"><text:span text:style-name="T21">&lt;</text:span></text:span><text:span text:style-name="Source_20_Text"><text:span text:style-name="T36">SearchSuggestions</text:span></text:span><text:span text:style-name="Source_20_Text"><text:span text:style-name="T27"> </text:span></text:span><text:span text:style-name="Source_20_Text"><text:span text:style-name="T15">query</text:span></text:span><text:span text:style-name="Source_20_Text"><text:span text:style-name="T21">={</text:span></text:span><text:span text:style-name="Source_20_Text"><text:span text:style-name="T27">deferredQuery</text:span></text:span><text:span text:style-name="Source_20_Text"><text:span text:style-name="T21">}</text:span></text:span><text:span text:style-name="Source_20_Text"><text:span text:style-name="T27"> </text:span></text:span><text:span text:style-name="Source_20_Text"><text:span text:style-name="T21">/&gt;,</text:span></text:span></text:p>
      <text:p text:style-name="P5"><text:span text:style-name="Source_20_Text"><text:span text:style-name="T19"><text:s text:c="4"/></text:span></text:span><text:span text:style-name="Source_20_Text"><text:span text:style-name="T21">[</text:span></text:span><text:span text:style-name="Source_20_Text"><text:span text:style-name="T17">deferredQuery</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10"/>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21">&lt;</text:span></text:span><text:span text:style-name="Source_20_Text"><text:span text:style-name="T36">SearchInput</text:span></text:span><text:span text:style-name="Source_20_Text"><text:span text:style-name="T27"> </text:span></text:span><text:span text:style-name="Source_20_Text"><text:span text:style-name="T15">query</text:span></text:span><text:span text:style-name="Source_20_Text"><text:span text:style-name="T21">={</text:span></text:span><text:span text:style-name="Source_20_Text"><text:span text:style-name="T27">query</text:span></text:span><text:span text:style-name="Source_20_Text"><text:span text:style-name="T21">}</text:span></text:span><text:span text:style-name="Source_20_Text"><text:span text:style-name="T27"> </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36">Suspense</text:span></text:span><text:span text:style-name="Source_20_Text"><text:span text:style-name="T27"> </text:span></text:span><text:span text:style-name="Source_20_Text"><text:span text:style-name="T15">fallback</text:span></text:span><text:span text:style-name="Source_20_Text"><text:span text:style-name="T21">="</text:span></text:span><text:span text:style-name="Source_20_Text"><text:span text:style-name="T34">Loading results...</text:span></text:span><text:span text:style-name="Source_20_Text"><text:span text:style-name="T21">"&gt;</text:span></text:span></text:p>
      <text:p text:style-name="P5"><text:span text:style-name="Source_20_Text"><text:span text:style-name="T19"><text:s text:c="8"/></text:span></text:span><text:span text:style-name="Source_20_Text"><text:span text:style-name="T21">{</text:span></text:span><text:span text:style-name="Source_20_Text"><text:span text:style-name="T17">suggestions</text:span></text:span><text:span text:style-name="Source_20_Text"><text:span text:style-name="T21">}</text:span></text:span></text:p>
      <text:p text:style-name="P5"><text:span text:style-name="Source_20_Text"><text:span text:style-name="T19"><text:s text:c="6"/></text:span></text:span><text:span text:style-name="Source_20_Text"><text:span text:style-name="T21">&lt;/</text:span></text:span><text:span text:style-name="Source_20_Text"><text:span text:style-name="T36">Suspense</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6"><text:span text:style-name="T2">Memoizing the children tells React that it only needs to re-render them when </text:span><text:span text:style-name="Source_20_Text"><text:span text:style-name="T11">deferredQuery</text:span></text:span><text:span text:style-name="T2"> changes and not when </text:span><text:span text:style-name="Source_20_Text"><text:span text:style-name="T11">query</text:span></text:span><text:span text:style-name="T2"> changes. This caveat is not unique to </text:span><text:span text:style-name="Source_20_Text"><text:span text:style-name="T11">useDeferredValue</text:span></text:span><text:span text:style-name="T2">, and it’s the same pattern you would use with similar hooks that use debouncing or throttling.</text:span></text:p>
      <text:h text:style-name="P3" text:outline-level="3"><text:bookmark text:name="usetransition"/><text:soft-page-break/><text:span text:style-name="Source_20_Text"><text:span text:style-name="T4">useTransition</text:span></text:span></text:h>
      <text:p text:style-name="P11"><text:span text:style-name="T3">Try the new React documentation for </text:span><text:a xlink:type="simple" xlink:href="https://beta.reactjs.org/reference/react/useTransition" office:target-frame-name="_blank" xlink:show="new" text:style-name="Internet_20_link" text:visited-style-name="Visited_20_Internet_20_Link"><text:span text:style-name="Source_20_Text"><text:span text:style-name="T9">useTransition</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isPending</text:span></text:span><text:span text:style-name="Source_20_Text"><text:span text:style-name="T21">,</text:span></text:span><text:span text:style-name="Source_20_Text"><text:span text:style-name="T17"> startTransition</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Transition</text:span></text:span><text:span text:style-name="Source_20_Text"><text:span text:style-name="T21">();</text:span></text:span></text:p>
      <text:p text:style-name="P7">Returns a stateful value for the pending state of the transition, and a function to start it.</text:p>
      <text:p text:style-name="P6"><text:span text:style-name="Source_20_Text"><text:span text:style-name="T11">startTransition</text:span></text:span><text:span text:style-name="T2"> lets you mark updates in the provided callback as transitions:</text:span></text:p>
      <text:p text:style-name="P5"><text:span text:style-name="Source_20_Text"><text:span text:style-name="T25">startTransition</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25">setCount</text:span></text:span><text:span text:style-name="Source_20_Text"><text:span text:style-name="T21">(</text:span></text:span><text:span text:style-name="Source_20_Text"><text:span text:style-name="T17">count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pan text:style-name="Source_20_Text"><text:span text:style-name="T21">});</text:span></text:span></text:p>
      <text:p text:style-name="P6"><text:span text:style-name="Source_20_Text"><text:span text:style-name="T11">isPending</text:span></text:span><text:span text:style-name="T2"> indicates when a transition is active to show a pending state:</text:span></text:p>
      <text:p text:style-name="P5"><text:span text:style-name="Source_20_Text"><text:span text:style-name="T15">function</text:span></text:span><text:span text:style-name="Source_20_Text"><text:span text:style-name="T17"> </text:span></text:span><text:span text:style-name="Source_20_Text"><text:span text:style-name="T25">App</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isPending</text:span></text:span><text:span text:style-name="Source_20_Text"><text:span text:style-name="T21">,</text:span></text:span><text:span text:style-name="Source_20_Text"><text:span text:style-name="T17"> startTransition</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Transition</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text:span></text:span><text:span text:style-name="Source_20_Text"><text:span text:style-name="T21">[</text:span></text:span><text:span text:style-name="Source_20_Text"><text:span text:style-name="T17">count</text:span></text:span><text:span text:style-name="Source_20_Text"><text:span text:style-name="T21">,</text:span></text:span><text:span text:style-name="Source_20_Text"><text:span text:style-name="T17"> setCount</text:span></text:span><text:span text:style-name="Source_20_Text"><text:span text:style-name="T21">]</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5">useState</text:span></text:span><text:span text:style-name="Source_20_Text"><text:span text:style-name="T21">(</text:span></text:span><text:span text:style-name="Source_20_Text"><text:span text:style-name="T30">0</text:span></text:span><text:span text:style-name="Source_20_Text"><text:span text:style-name="T21">);</text:span></text:span></text:p>
      <text:p text:style-name="P10"><text:span text:style-name="Source_20_Text"><text:span text:style-name="T19"><text:s text:c="2"/></text:span></text:span></text:p>
      <text:p text:style-name="P5"><text:span text:style-name="Source_20_Text"><text:span text:style-name="T19"><text:s text:c="2"/></text:span></text:span><text:span text:style-name="Source_20_Text"><text:span text:style-name="T15">function</text:span></text:span><text:span text:style-name="Source_20_Text"><text:span text:style-name="T17"> </text:span></text:span><text:span text:style-name="Source_20_Text"><text:span text:style-name="T25">handleClick</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5">startTransition</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21">{</text:span></text:span></text:p>
      <text:p text:style-name="P5"><text:span text:style-name="Source_20_Text"><text:span text:style-name="T19"><text:s text:c="6"/></text:span></text:span><text:span text:style-name="Source_20_Text"><text:span text:style-name="T25">setCount</text:span></text:span><text:span text:style-name="Source_20_Text"><text:span text:style-name="T21">(</text:span></text:span><text:span text:style-name="Source_20_Text"><text:span text:style-name="T17">c </text:span></text:span><text:span text:style-name="Source_20_Text"><text:span text:style-name="T23">=&gt;</text:span></text:span><text:span text:style-name="Source_20_Text"><text:span text:style-name="T17"> c </text:span></text:span><text:span text:style-name="Source_20_Text"><text:span text:style-name="T23">+</text:span></text:span><text:span text:style-name="Source_20_Text"><text:span text:style-name="T17"> </text:span></text:span><text:span text:style-name="Source_20_Text"><text:span text:style-name="T30">1</text:span></text:span><text:span text:style-name="Source_20_Text"><text:span text:style-name="T21">);</text:span></text:span></text:p>
      <text:p text:style-name="P5"><text:span text:style-name="Source_20_Text"><text:span text:style-name="T19"><text:s text:c="4"/></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p>
      <text:p text:style-name="P10"/>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6"/></text:span></text:span><text:span text:style-name="Source_20_Text"><text:span text:style-name="T21">{</text:span></text:span><text:span text:style-name="Source_20_Text"><text:span text:style-name="T17">isPending </text:span></text:span><text:span text:style-name="Source_20_Text"><text:span text:style-name="T23">&amp;&amp;</text:span></text:span><text:span text:style-name="Source_20_Text"><text:span text:style-name="T17"> </text:span></text:span><text:span text:style-name="Source_20_Text"><text:span text:style-name="T21">&lt;</text:span></text:span><text:span text:style-name="Source_20_Text"><text:span text:style-name="T36">Spinner</text:span></text:span><text:span text:style-name="Source_20_Text"><text:span text:style-name="T27"> </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button </text:span></text:span><text:span text:style-name="Source_20_Text"><text:span text:style-name="T15">onClick</text:span></text:span><text:span text:style-name="Source_20_Text"><text:span text:style-name="T21">={</text:span></text:span><text:span text:style-name="Source_20_Text"><text:span text:style-name="T27">handleClick</text:span></text:span><text:span text:style-name="Source_20_Text"><text:span text:style-name="T21">}&gt;{</text:span></text:span><text:span text:style-name="Source_20_Text"><text:span text:style-name="T17">count</text:span></text:span><text:span text:style-name="Source_20_Text"><text:span text:style-name="T21">}&lt;/</text:span></text:span><text:span text:style-name="Source_20_Text"><text:span text:style-name="T27">button</text:span></text:span><text:span text:style-name="Source_20_Text"><text:span text:style-name="T21">&gt;</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2">Note:</text:p>
      <text:p text:style-name="P13">Updates in a transition yield to more urgent updates such as clicks.</text:p>
      <text:p text:style-name="P14">Updates in a transition will not show a fallback for re-suspended content. This allows the user to continue interacting with the current content while rendering the update.</text:p>
      <text:h text:style-name="P3" text:outline-level="3"><text:bookmark text:name="useid"/><text:soft-page-break/><text:span text:style-name="Source_20_Text"><text:span text:style-name="T4">useId</text:span></text:span></text:h>
      <text:p text:style-name="P11"><text:span text:style-name="T3">Try the new React documentation for </text:span><text:a xlink:type="simple" xlink:href="https://beta.reactjs.org/reference/react/useId" office:target-frame-name="_blank" xlink:show="new" text:style-name="Internet_20_link" text:visited-style-name="Visited_20_Internet_20_Link"><text:span text:style-name="Source_20_Text"><text:span text:style-name="T9">useId</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id </text:span></text:span><text:span text:style-name="Source_20_Text"><text:span text:style-name="T23">=</text:span></text:span><text:span text:style-name="Source_20_Text"><text:span text:style-name="T17"> </text:span></text:span><text:span text:style-name="Source_20_Text"><text:span text:style-name="T25">useId</text:span></text:span><text:span text:style-name="Source_20_Text"><text:span text:style-name="T21">();</text:span></text:span></text:p>
      <text:p text:style-name="P6"><text:span text:style-name="Source_20_Text"><text:span text:style-name="T11">useId</text:span></text:span><text:span text:style-name="T2"> is a hook for generating unique IDs that are stable across the server and client, while avoiding hydration mismatches.</text:span></text:p>
      <text:p text:style-name="P12">Note</text:p>
      <text:p text:style-name="P11"><text:span text:style-name="Source_20_Text"><text:span text:style-name="T11">useId</text:span></text:span><text:span text:style-name="T2"> is </text:span><text:span text:style-name="Strong_20_Emphasis"><text:span text:style-name="T3">not</text:span></text:span><text:span text:style-name="T2"> for generating </text:span><text:a xlink:type="simple" xlink:href="https://reactjs.org/docs/lists-and-keys.html#keys" text:style-name="Internet_20_link" text:visited-style-name="Visited_20_Internet_20_Link"><text:span text:style-name="T6">keys in a list</text:span></text:a><text:span text:style-name="T2">. Keys should be generated from your data.</text:span></text:p>
      <text:p text:style-name="P6"><text:span text:style-name="T2">For a basic example, pass the </text:span><text:span text:style-name="Source_20_Text"><text:span text:style-name="T11">id</text:span></text:span><text:span text:style-name="T2"> directly to the elements that need it:</text:span></text:p>
      <text:p text:style-name="P5"><text:span text:style-name="Source_20_Text"><text:span text:style-name="T15">function</text:span></text:span><text:span text:style-name="Source_20_Text"><text:span text:style-name="T17"> </text:span></text:span><text:span text:style-name="Source_20_Text"><text:span text:style-name="T25">Checkbox</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id </text:span></text:span><text:span text:style-name="Source_20_Text"><text:span text:style-name="T23">=</text:span></text:span><text:span text:style-name="Source_20_Text"><text:span text:style-name="T17"> </text:span></text:span><text:span text:style-name="Source_20_Text"><text:span text:style-name="T25">useId</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6"/></text:span></text:span><text:span text:style-name="Source_20_Text"><text:span text:style-name="T21">&lt;</text:span></text:span><text:span text:style-name="Source_20_Text"><text:span text:style-name="T27">label </text:span></text:span><text:span text:style-name="Source_20_Text"><text:span text:style-name="T15">htmlFor</text:span></text:span><text:span text:style-name="Source_20_Text"><text:span text:style-name="T21">={</text:span></text:span><text:span text:style-name="Source_20_Text"><text:span text:style-name="T27">id</text:span></text:span><text:span text:style-name="Source_20_Text"><text:span text:style-name="T21">}&gt;</text:span></text:span><text:span text:style-name="Source_20_Text"><text:span text:style-name="T17">Do you like React?</text:span></text:span><text:span text:style-name="Source_20_Text"><text:span text:style-name="T21">&lt;/</text:span></text:span><text:span text:style-name="Source_20_Text"><text:span text:style-name="T27">label</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input </text:span></text:span><text:span text:style-name="Source_20_Text"><text:span text:style-name="T15">id</text:span></text:span><text:span text:style-name="Source_20_Text"><text:span text:style-name="T21">={</text:span></text:span><text:span text:style-name="Source_20_Text"><text:span text:style-name="T27">id</text:span></text:span><text:span text:style-name="Source_20_Text"><text:span text:style-name="T21">}</text:span></text:span><text:span text:style-name="Source_20_Text"><text:span text:style-name="T27"> </text:span></text:span><text:span text:style-name="Source_20_Text"><text:span text:style-name="T15">type</text:span></text:span><text:span text:style-name="Source_20_Text"><text:span text:style-name="T21">="</text:span></text:span><text:span text:style-name="Source_20_Text"><text:span text:style-name="T34">checkbox</text:span></text:span><text:span text:style-name="Source_20_Text"><text:span text:style-name="T21">"</text:span></text:span><text:span text:style-name="Source_20_Text"><text:span text:style-name="T27"> </text:span></text:span><text:span text:style-name="Source_20_Text"><text:span text:style-name="T15">name</text:span></text:span><text:span text:style-name="Source_20_Text"><text:span text:style-name="T21">="</text:span></text:span><text:span text:style-name="Source_20_Text"><text:span text:style-name="T34">react</text:span></text:span><text:span text:style-name="Source_20_Text"><text:span text:style-name="T21">"/&gt;</text:span></text:span></text:p>
      <text:p text:style-name="P5"><text:span text:style-name="Source_20_Text"><text:span text:style-name="T19"><text:s text:c="4"/></text:span></text:span><text:span text:style-name="Source_20_Text"><text:span text:style-name="T21">&lt;/&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6"><text:span text:style-name="T2">For multiple IDs in the same component, append a suffix using the same </text:span><text:span text:style-name="Source_20_Text"><text:span text:style-name="T11">id</text:span></text:span><text:span text:style-name="T2">:</text:span></text:p>
      <text:p text:style-name="P5"><text:span text:style-name="Source_20_Text"><text:span text:style-name="T15">function</text:span></text:span><text:span text:style-name="Source_20_Text"><text:span text:style-name="T17"> </text:span></text:span><text:span text:style-name="Source_20_Text"><text:span text:style-name="T25">NameFields</text:span></text:span><text:span text:style-name="Source_20_Text"><text:span text:style-name="T21">()</text:span></text:span><text:span text:style-name="Source_20_Text"><text:span text:style-name="T17"> </text:span></text:span><text:span text:style-name="Source_20_Text"><text:span text:style-name="T21">{</text:span></text:span></text:p>
      <text:p text:style-name="P5"><text:span text:style-name="Source_20_Text"><text:span text:style-name="T19"><text:s text:c="2"/></text:span></text:span><text:span text:style-name="Source_20_Text"><text:span text:style-name="T15">const</text:span></text:span><text:span text:style-name="Source_20_Text"><text:span text:style-name="T17"> id </text:span></text:span><text:span text:style-name="Source_20_Text"><text:span text:style-name="T23">=</text:span></text:span><text:span text:style-name="Source_20_Text"><text:span text:style-name="T17"> </text:span></text:span><text:span text:style-name="Source_20_Text"><text:span text:style-name="T25">useId</text:span></text:span><text:span text:style-name="Source_20_Text"><text:span text:style-name="T21">();</text:span></text:span></text:p>
      <text:p text:style-name="P5"><text:span text:style-name="Source_20_Text"><text:span text:style-name="T19"><text:s text:c="2"/></text:span></text:span><text:span text:style-name="Source_20_Text"><text:span text:style-name="T15">return</text:span></text:span><text:span text:style-name="Source_20_Text"><text:span text:style-name="T17"> </text:span></text:span><text:span text:style-name="Source_20_Text"><text:span text:style-name="T21">(</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label </text:span></text:span><text:span text:style-name="Source_20_Text"><text:span text:style-name="T15">htmlFor</text:span></text:span><text:span text:style-name="Source_20_Text"><text:span text:style-name="T21">={</text:span></text:span><text:span text:style-name="Source_20_Text"><text:span text:style-name="T27">id </text:span></text:span><text:span text:style-name="Source_20_Text"><text:span text:style-name="T23">+</text:span></text:span><text:span text:style-name="Source_20_Text"><text:span text:style-name="T27"> </text:span></text:span><text:span text:style-name="Source_20_Text"><text:span text:style-name="T34">'-firstName'</text:span></text:span><text:span text:style-name="Source_20_Text"><text:span text:style-name="T21">}&gt;</text:span></text:span><text:span text:style-name="Source_20_Text"><text:span text:style-name="T17">First Name</text:span></text:span><text:span text:style-name="Source_20_Text"><text:span text:style-name="T21">&lt;/</text:span></text:span><text:span text:style-name="Source_20_Text"><text:span text:style-name="T27">label</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8"/></text:span></text:span><text:span text:style-name="Source_20_Text"><text:span text:style-name="T21">&lt;</text:span></text:span><text:span text:style-name="Source_20_Text"><text:span text:style-name="T27">input </text:span></text:span><text:span text:style-name="Source_20_Text"><text:span text:style-name="T15">id</text:span></text:span><text:span text:style-name="Source_20_Text"><text:span text:style-name="T21">={</text:span></text:span><text:span text:style-name="Source_20_Text"><text:span text:style-name="T27">id </text:span></text:span><text:span text:style-name="Source_20_Text"><text:span text:style-name="T23">+</text:span></text:span><text:span text:style-name="Source_20_Text"><text:span text:style-name="T27"> </text:span></text:span><text:span text:style-name="Source_20_Text"><text:span text:style-name="T34">'-firstName'</text:span></text:span><text:span text:style-name="Source_20_Text"><text:span text:style-name="T21">}</text:span></text:span><text:span text:style-name="Source_20_Text"><text:span text:style-name="T27"> </text:span></text:span><text:span text:style-name="Source_20_Text"><text:span text:style-name="T15">type</text:span></text:span><text:span text:style-name="Source_20_Text"><text:span text:style-name="T21">="</text:span></text:span><text:span text:style-name="Source_20_Text"><text:span text:style-name="T34">text</text:span></text:span><text:span text:style-name="Source_20_Text"><text:span text:style-name="T21">"</text:span></text:span><text:span text:style-name="Source_20_Text"><text:span text:style-name="T27"> </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label </text:span></text:span><text:span text:style-name="Source_20_Text"><text:span text:style-name="T15">htmlFor</text:span></text:span><text:span text:style-name="Source_20_Text"><text:span text:style-name="T21">={</text:span></text:span><text:span text:style-name="Source_20_Text"><text:span text:style-name="T27">id </text:span></text:span><text:span text:style-name="Source_20_Text"><text:span text:style-name="T23">+</text:span></text:span><text:span text:style-name="Source_20_Text"><text:span text:style-name="T27"> </text:span></text:span><text:span text:style-name="Source_20_Text"><text:span text:style-name="T34">'-lastName'</text:span></text:span><text:span text:style-name="Source_20_Text"><text:span text:style-name="T21">}&gt;</text:span></text:span><text:span text:style-name="Source_20_Text"><text:span text:style-name="T17">Last Name</text:span></text:span><text:span text:style-name="Source_20_Text"><text:span text:style-name="T21">&lt;/</text:span></text:span><text:span text:style-name="Source_20_Text"><text:span text:style-name="T27">label</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8"/></text:span></text:span><text:span text:style-name="Source_20_Text"><text:span text:style-name="T21">&lt;</text:span></text:span><text:span text:style-name="Source_20_Text"><text:span text:style-name="T27">input </text:span></text:span><text:span text:style-name="Source_20_Text"><text:span text:style-name="T15">id</text:span></text:span><text:span text:style-name="Source_20_Text"><text:span text:style-name="T21">={</text:span></text:span><text:span text:style-name="Source_20_Text"><text:span text:style-name="T27">id </text:span></text:span><text:span text:style-name="Source_20_Text"><text:span text:style-name="T23">+</text:span></text:span><text:span text:style-name="Source_20_Text"><text:span text:style-name="T27"> </text:span></text:span><text:span text:style-name="Source_20_Text"><text:span text:style-name="T34">'-lastName'</text:span></text:span><text:span text:style-name="Source_20_Text"><text:span text:style-name="T21">}</text:span></text:span><text:span text:style-name="Source_20_Text"><text:span text:style-name="T27"> </text:span></text:span><text:span text:style-name="Source_20_Text"><text:span text:style-name="T15">type</text:span></text:span><text:span text:style-name="Source_20_Text"><text:span text:style-name="T21">="</text:span></text:span><text:span text:style-name="Source_20_Text"><text:span text:style-name="T34">text</text:span></text:span><text:span text:style-name="Source_20_Text"><text:span text:style-name="T21">"</text:span></text:span><text:span text:style-name="Source_20_Text"><text:span text:style-name="T27"> </text:span></text:span><text:span text:style-name="Source_20_Text"><text:span text:style-name="T21">/&gt;</text:span></text:span></text:p>
      <text:p text:style-name="P5"><text:span text:style-name="Source_20_Text"><text:span text:style-name="T19"><text:s text:c="6"/></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4"/></text:span></text:span><text:span text:style-name="Source_20_Text"><text:span text:style-name="T21">&lt;/</text:span></text:span><text:span text:style-name="Source_20_Text"><text:span text:style-name="T27">div</text:span></text:span><text:span text:style-name="Source_20_Text"><text:span text:style-name="T21">&gt;</text:span></text:span></text:p>
      <text:p text:style-name="P5"><text:span text:style-name="Source_20_Text"><text:span text:style-name="T19"><text:s text:c="2"/></text:span></text:span><text:span text:style-name="Source_20_Text"><text:span text:style-name="T21">);</text:span></text:span></text:p>
      <text:p text:style-name="P5"><text:span text:style-name="Source_20_Text"><text:span text:style-name="T21">}</text:span></text:span></text:p>
      <text:p text:style-name="P12">Note:</text:p>
      <text:p text:style-name="P11"><text:soft-page-break/><text:span text:style-name="Source_20_Text"><text:span text:style-name="T11">useId</text:span></text:span><text:span text:style-name="T2"> generates a string that includes the </text:span><text:span text:style-name="Source_20_Text"><text:span text:style-name="T11">:</text:span></text:span><text:span text:style-name="T2"> token. This helps ensure that the token is unique, but is not supported in CSS selectors or APIs like </text:span><text:span text:style-name="Source_20_Text"><text:span text:style-name="T11">querySelectorAll</text:span></text:span><text:span text:style-name="T2">.</text:span></text:p>
      <text:p text:style-name="P11"><text:span text:style-name="Source_20_Text"><text:span text:style-name="T11">useId</text:span></text:span><text:span text:style-name="T2"> supports an </text:span><text:span text:style-name="Source_20_Text"><text:span text:style-name="T11">identifierPrefix</text:span></text:span><text:span text:style-name="T2"> to prevent collisions in multi-root apps. To configure, see the options for </text:span><text:a xlink:type="simple" xlink:href="https://reactjs.org/docs/react-dom-client.html#hydrateroot" text:style-name="Internet_20_link" text:visited-style-name="Visited_20_Internet_20_Link"><text:span text:style-name="Source_20_Text"><text:span text:style-name="T10">hydrateRoot</text:span></text:span></text:a><text:span text:style-name="T2"> and </text:span><text:a xlink:type="simple" xlink:href="https://reactjs.org/docs/react-dom-server.html" text:style-name="Internet_20_link" text:visited-style-name="Visited_20_Internet_20_Link"><text:span text:style-name="Source_20_Text"><text:span text:style-name="T10">ReactDOMServer</text:span></text:span></text:a><text:span text:style-name="T2">.</text:span></text:p>
      <text:h text:style-name="P2" text:outline-level="2"><text:bookmark text:name="library-hooks"/>Library Hooks</text:h>
      <text:p text:style-name="P7">The following Hooks are provided for library authors to integrate libraries deeply into the React model, and are not typically used in application code.</text:p>
      <text:h text:style-name="P3" text:outline-level="3"><text:bookmark text:name="usesyncexternalstore"/><text:span text:style-name="Source_20_Text"><text:span text:style-name="T4">useSyncExternalStore</text:span></text:span></text:h>
      <text:p text:style-name="P11"><text:span text:style-name="T3">Try the new React documentation for </text:span><text:a xlink:type="simple" xlink:href="https://beta.reactjs.org/reference/react/useSyncExternalStore" office:target-frame-name="_blank" xlink:show="new" text:style-name="Internet_20_link" text:visited-style-name="Visited_20_Internet_20_Link"><text:span text:style-name="Source_20_Text"><text:span text:style-name="T9">useSyncExternalStore</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15">const</text:span></text:span><text:span text:style-name="Source_20_Text"><text:span text:style-name="T17"> state </text:span></text:span><text:span text:style-name="Source_20_Text"><text:span text:style-name="T23">=</text:span></text:span><text:span text:style-name="Source_20_Text"><text:span text:style-name="T17"> </text:span></text:span><text:span text:style-name="Source_20_Text"><text:span text:style-name="T25">useSyncExternalStore</text:span></text:span><text:span text:style-name="Source_20_Text"><text:span text:style-name="T21">(</text:span></text:span><text:span text:style-name="Source_20_Text"><text:span text:style-name="T17">subscribe</text:span></text:span><text:span text:style-name="Source_20_Text"><text:span text:style-name="T21">,</text:span></text:span><text:span text:style-name="Source_20_Text"><text:span text:style-name="T17"> getSnapshot</text:span></text:span><text:span text:style-name="Source_20_Text"><text:span text:style-name="T21">[,</text:span></text:span><text:span text:style-name="Source_20_Text"><text:span text:style-name="T17"> getServerSnapshot</text:span></text:span><text:span text:style-name="Source_20_Text"><text:span text:style-name="T21">]);</text:span></text:span></text:p>
      <text:p text:style-name="P6"><text:span text:style-name="Source_20_Text"><text:span text:style-name="T11">useSyncExternalStore</text:span></text:span><text:span text:style-name="T2"> is a hook recommended for reading and subscribing from external data sources in a way that’s compatible with concurrent rendering features like selective hydration and time slicing.</text:span></text:p>
      <text:p text:style-name="P7">This method returns the value of the store and accepts three arguments:</text:p>
      <text:list xml:id="list882231491" text:style-name="L3">
        <text:list-item>
          <text:p text:style-name="P24"><text:span text:style-name="Source_20_Text"><text:span text:style-name="T12">subscribe</text:span></text:span><text:span text:style-name="T14">: function to register a callback that is called whenever the store changes.</text:span></text:p>
        </text:list-item>
        <text:list-item>
          <text:p text:style-name="P24"><text:span text:style-name="Source_20_Text"><text:span text:style-name="T12">getSnapshot</text:span></text:span><text:span text:style-name="T14">: function that returns the current value of the store.</text:span></text:p>
        </text:list-item>
        <text:list-item>
          <text:p text:style-name="P24"><text:span text:style-name="Source_20_Text"><text:span text:style-name="T12">getServerSnapshot</text:span></text:span><text:span text:style-name="T14">: function that returns the snapshot used during server rendering.</text:span></text:p>
        </text:list-item>
      </text:list>
      <text:p text:style-name="P7">The most basic example simply subscribes to the entire store:</text:p>
      <text:p text:style-name="P5"><text:span text:style-name="Source_20_Text"><text:span text:style-name="T15">const</text:span></text:span><text:span text:style-name="Source_20_Text"><text:span text:style-name="T17"> state </text:span></text:span><text:span text:style-name="Source_20_Text"><text:span text:style-name="T23">=</text:span></text:span><text:span text:style-name="Source_20_Text"><text:span text:style-name="T17"> </text:span></text:span><text:span text:style-name="Source_20_Text"><text:span text:style-name="T25">useSyncExternalStore</text:span></text:span><text:span text:style-name="Source_20_Text"><text:span text:style-name="T21">(</text:span></text:span><text:span text:style-name="Source_20_Text"><text:span text:style-name="T17">store</text:span></text:span><text:span text:style-name="Source_20_Text"><text:span text:style-name="T21">.</text:span></text:span><text:span text:style-name="Source_20_Text"><text:span text:style-name="T17">subscribe</text:span></text:span><text:span text:style-name="Source_20_Text"><text:span text:style-name="T21">,</text:span></text:span><text:span text:style-name="Source_20_Text"><text:span text:style-name="T17"> store</text:span></text:span><text:span text:style-name="Source_20_Text"><text:span text:style-name="T21">.</text:span></text:span><text:span text:style-name="Source_20_Text"><text:span text:style-name="T17">getSnapshot</text:span></text:span><text:span text:style-name="Source_20_Text"><text:span text:style-name="T21">);</text:span></text:span></text:p>
      <text:p text:style-name="P7"><text:soft-page-break/>However, you can also subscribe to a specific field:</text:p>
      <text:p text:style-name="P5"><text:span text:style-name="Source_20_Text"><text:span text:style-name="T15">const</text:span></text:span><text:span text:style-name="Source_20_Text"><text:span text:style-name="T17"> selectedField </text:span></text:span><text:span text:style-name="Source_20_Text"><text:span text:style-name="T23">=</text:span></text:span><text:span text:style-name="Source_20_Text"><text:span text:style-name="T17"> </text:span></text:span><text:span text:style-name="Source_20_Text"><text:span text:style-name="T25">useSyncExternalStore</text:span></text:span><text:span text:style-name="Source_20_Text"><text:span text:style-name="T21">(</text:span></text:span></text:p>
      <text:p text:style-name="P5"><text:span text:style-name="Source_20_Text"><text:span text:style-name="T19"><text:s text:c="2"/></text:span></text:span><text:span text:style-name="Source_20_Text"><text:span text:style-name="T17">store</text:span></text:span><text:span text:style-name="Source_20_Text"><text:span text:style-name="T21">.</text:span></text:span><text:span text:style-name="Source_20_Text"><text:span text:style-name="T17">subscribe</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store</text:span></text:span><text:span text:style-name="Source_20_Text"><text:span text:style-name="T21">.</text:span></text:span><text:span text:style-name="Source_20_Text"><text:span text:style-name="T25">getSnapshot</text:span></text:span><text:span text:style-name="Source_20_Text"><text:span text:style-name="T21">().</text:span></text:span><text:span text:style-name="Source_20_Text"><text:span text:style-name="T17">selectedField</text:span></text:span><text:span text:style-name="Source_20_Text"><text:span text:style-name="T21">,</text:span></text:span></text:p>
      <text:p text:style-name="P5"><text:span text:style-name="Source_20_Text"><text:span text:style-name="T21">);</text:span></text:span></text:p>
      <text:p text:style-name="P6"><text:span text:style-name="T2">When server rendering, you must serialize the store value used on the server, and provide it to </text:span><text:span text:style-name="Source_20_Text"><text:span text:style-name="T11">useSyncExternalStore</text:span></text:span><text:span text:style-name="T2">. React will use this snapshot during hydration to prevent server mismatches:</text:span></text:p>
      <text:p text:style-name="P5"><text:span text:style-name="Source_20_Text"><text:span text:style-name="T15">const</text:span></text:span><text:span text:style-name="Source_20_Text"><text:span text:style-name="T17"> selectedField </text:span></text:span><text:span text:style-name="Source_20_Text"><text:span text:style-name="T23">=</text:span></text:span><text:span text:style-name="Source_20_Text"><text:span text:style-name="T17"> </text:span></text:span><text:span text:style-name="Source_20_Text"><text:span text:style-name="T25">useSyncExternalStore</text:span></text:span><text:span text:style-name="Source_20_Text"><text:span text:style-name="T21">(</text:span></text:span></text:p>
      <text:p text:style-name="P5"><text:span text:style-name="Source_20_Text"><text:span text:style-name="T19"><text:s text:c="2"/></text:span></text:span><text:span text:style-name="Source_20_Text"><text:span text:style-name="T17">store</text:span></text:span><text:span text:style-name="Source_20_Text"><text:span text:style-name="T21">.</text:span></text:span><text:span text:style-name="Source_20_Text"><text:span text:style-name="T17">subscribe</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store</text:span></text:span><text:span text:style-name="Source_20_Text"><text:span text:style-name="T21">.</text:span></text:span><text:span text:style-name="Source_20_Text"><text:span text:style-name="T25">getSnapshot</text:span></text:span><text:span text:style-name="Source_20_Text"><text:span text:style-name="T21">().</text:span></text:span><text:span text:style-name="Source_20_Text"><text:span text:style-name="T17">selectedField</text:span></text:span><text:span text:style-name="Source_20_Text"><text:span text:style-name="T21">,</text:span></text:span></text:p>
      <text:p text:style-name="P5"><text:span text:style-name="Source_20_Text"><text:span text:style-name="T19"><text:s text:c="2"/></text:span></text:span><text:span text:style-name="Source_20_Text"><text:span text:style-name="T21">()</text:span></text:span><text:span text:style-name="Source_20_Text"><text:span text:style-name="T17"> </text:span></text:span><text:span text:style-name="Source_20_Text"><text:span text:style-name="T23">=&gt;</text:span></text:span><text:span text:style-name="Source_20_Text"><text:span text:style-name="T17"> </text:span></text:span><text:span text:style-name="Source_20_Text"><text:span text:style-name="T30">INITIAL_SERVER_SNAPSHOT</text:span></text:span><text:span text:style-name="Source_20_Text"><text:span text:style-name="T21">.</text:span></text:span><text:span text:style-name="Source_20_Text"><text:span text:style-name="T17">selectedField</text:span></text:span><text:span text:style-name="Source_20_Text"><text:span text:style-name="T21">,</text:span></text:span></text:p>
      <text:p text:style-name="P5"><text:span text:style-name="Source_20_Text"><text:span text:style-name="T21">);</text:span></text:span></text:p>
      <text:p text:style-name="P12">Note:</text:p>
      <text:p text:style-name="P11"><text:span text:style-name="Source_20_Text"><text:span text:style-name="T11">getSnapshot</text:span></text:span><text:span text:style-name="T2"> must return a cached value. If getSnapshot is called multiple times in a row, it must return the same exact value unless there was a store update in between.</text:span></text:p>
      <text:p text:style-name="P11"><text:span text:style-name="T2">A shim is provided for supporting multiple React versions published as </text:span><text:span text:style-name="Source_20_Text"><text:span text:style-name="T11">use-sync-external-store/shim</text:span></text:span><text:span text:style-name="T2">. This shim will prefer </text:span><text:span text:style-name="Source_20_Text"><text:span text:style-name="T11">useSyncExternalStore</text:span></text:span><text:span text:style-name="T2"> when available, and fallback to a user-space implementation when it’s not.</text:span></text:p>
      <text:p text:style-name="P11"><text:span text:style-name="T2">As a convenience, we also provide a version of the API with automatic support for memoizing the result of getSnapshot published as </text:span><text:span text:style-name="Source_20_Text"><text:span text:style-name="T11">use-sync-external-store/with-selector</text:span></text:span><text:span text:style-name="T2">.</text:span></text:p>
      <text:h text:style-name="P3" text:outline-level="3"><text:bookmark text:name="useinsertioneffect"/><text:span text:style-name="Source_20_Text"><text:span text:style-name="T4">useInsertionEffect</text:span></text:span></text:h>
      <text:p text:style-name="P11"><text:span text:style-name="T3">Try the new React documentation for </text:span><text:a xlink:type="simple" xlink:href="https://beta.reactjs.org/reference/react/useInsertionEffect" office:target-frame-name="_blank" xlink:show="new" text:style-name="Internet_20_link" text:visited-style-name="Visited_20_Internet_20_Link"><text:span text:style-name="Source_20_Text"><text:span text:style-name="T9">useInsertionEffect</text:span></text:span></text:a><text:span text:style-name="T3">.</text:span></text:p>
      <text:p text:style-name="P11"><text:span text:style-name="T2">The new docs will soon replace this site, which will be archived. </text:span><text:a xlink:type="simple" xlink:href="https://github.com/reactjs/reactjs.org/issues/3308" office:target-frame-name="_blank" xlink:show="new" text:style-name="Internet_20_link" text:visited-style-name="Visited_20_Internet_20_Link"><text:span text:style-name="T6">Provide feedback.</text:span></text:a></text:p>
      <text:p text:style-name="P5"><text:span text:style-name="Source_20_Text"><text:span text:style-name="T25">useInsertionEffect</text:span></text:span><text:span text:style-name="Source_20_Text"><text:span text:style-name="T21">(</text:span></text:span><text:span text:style-name="Source_20_Text"><text:span text:style-name="T17">didUpdate</text:span></text:span><text:span text:style-name="Source_20_Text"><text:span text:style-name="T21">);</text:span></text:span></text:p>
      <text:p text:style-name="P6"><text:span text:style-name="T2">The signature is identical to </text:span><text:span text:style-name="Source_20_Text"><text:span text:style-name="T11">useEffect</text:span></text:span><text:span text:style-name="T2">, but it fires synchronously </text:span><text:span text:style-name="Emphasis"><text:span text:style-name="T2">before</text:span></text:span><text:span text:style-name="T2"> all DOM mutations. Use this to inject styles into the DOM before reading layout in </text:span><text:a xlink:type="simple" xlink:href="https://reactjs.org/docs/hooks-reference.html#uselayouteffect" text:style-name="Internet_20_link" text:visited-style-name="Visited_20_Internet_20_Link"><text:span text:style-name="Source_20_Text"><text:span text:style-name="T10">useLayoutEffect</text:span></text:span></text:a><text:span text:style-name="T2">. Since this hook is limited in scope, this hook does not have access to refs and cannot schedule updates.</text:span></text:p>
      <text:p text:style-name="P12"><text:soft-page-break/>Note:</text:p>
      <text:p text:style-name="P11"><text:span text:style-name="Source_20_Text"><text:span text:style-name="T11">useInsertionEffect</text:span></text:span><text:span text:style-name="T2"> should be limited to css-in-js library authors. Prefer </text:span><text:a xlink:type="simple" xlink:href="https://reactjs.org/docs/hooks-reference.html#useeffect" text:style-name="Internet_20_link" text:visited-style-name="Visited_20_Internet_20_Link"><text:span text:style-name="Source_20_Text"><text:span text:style-name="T10">useEffect</text:span></text:span></text:a><text:span text:style-name="T2"> or </text:span><text:a xlink:type="simple" xlink:href="https://reactjs.org/docs/hooks-reference.html#uselayouteffect" text:style-name="Internet_20_link" text:visited-style-name="Visited_20_Internet_20_Link"><text:span text:style-name="Source_20_Text"><text:span text:style-name="T10">useLayoutEffect</text:span></text:span></text:a><text:span text:style-name="T2"> instead.</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17:39:02.734984481</meta:creation-date>
    <dc:date>2023-03-06T17:14:11.781652733</dc:date>
    <meta:editing-duration>PT7H9M43S</meta:editing-duration>
    <meta:editing-cycles>6</meta:editing-cycles>
    <meta:generator>LibreOffice/6.4.7.2$Linux_X86_64 LibreOffice_project/40$Build-2</meta:generator>
    <meta:document-statistic meta:table-count="0" meta:image-count="0" meta:object-count="0" meta:page-count="28" meta:paragraph-count="556" meta:word-count="5445" meta:character-count="36421" meta:non-whitespace-character-count="30924"/>
  </office:meta>
</office:document-meta>
</file>